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H SarabunPSK" svg:font-family="&quot;TH SarabunPSK&quot;"/>
    <style:font-face style:name="THSarabunNew" svg:font-family="THSarabunNew"/>
    <style:font-face style:name="Cordia New" svg:font-family="&quot;Cordia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H SarabunPSK" style:font-name-asian="TH SarabunPSK" style:font-name-complex="TH SarabunPSK" fo:font-size="18pt" style:font-size-asian="18pt" style:font-size-complex="1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H SarabunPSK" style:font-name-asian="TH SarabunPSK" style:font-name-complex="TH SarabunPSK" fo:font-size="18pt" style:font-size-asian="18pt" style:font-size-complex="18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THSarabunNew" style:font-name-asian="THSarabunNew" style:font-name-complex="THSarabunNew" fo:font-size="22pt" style:font-size-asian="22pt" style:font-size-complex="2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H SarabunPSK" style:font-name-asian="TH SarabunPSK" style:font-name-complex="TH SarabunPSK" fo:font-size="18pt" style:font-size-asian="18pt" style:font-size-complex="18pt" style:font-family-generic="swiss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H SarabunPSK" style:font-name-asian="TH SarabunPSK" style:font-name-complex="TH SarabunPSK" fo:font-size="18pt" style:font-size-asian="18pt" style:font-size-complex="18pt" style:font-family-generic="swiss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H SarabunPSK" style:font-name-asian="TH SarabunPSK" style:font-name-complex="TH SarabunPSK" fo:font-size="18pt" style:font-size-asian="18pt" style:font-size-complex="18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H SarabunPSK" style:font-name-asian="TH SarabunPSK" style:font-name-complex="TH SarabunPSK" fo:font-size="18pt" style:font-size-asian="18pt" style:font-size-complex="18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ext-properties style:font-name="TH SarabunPSK" style:font-name-asian="TH SarabunPSK" style:font-name-complex="TH SarabunPSK" fo:font-size="18pt" style:font-size-asian="18pt" style:font-size-complex="18pt" style:font-family-generic="swiss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TH SarabunPSK" style:font-name-asian="TH SarabunPSK" style:font-name-complex="TH SarabunPSK" fo:font-size="18pt" style:font-size-asian="18pt" style:font-size-complex="18pt" style:font-family-generic="swiss"/>
    </style:style>
    <style:style style:name="ce11" style:family="table-cell" style:parent-style-name="Default" style:data-style-name="N0">
      <style:text-properties style:font-name="TH SarabunPSK" style:font-name-asian="TH SarabunPSK" style:font-name-complex="TH SarabunPSK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TH SarabunPSK" style:font-name-asian="TH SarabunPSK" style:font-name-complex="TH SarabunPSK" fo:font-size="12pt" style:font-size-asian="12pt" style:font-size-complex="12pt" style:font-family-generic="swiss"/>
    </style:style>
    <style:style style:name="ce13" style:family="table-cell" style:parent-style-name="Default" style:data-style-name="N0">
      <style:text-properties style:font-name="TH SarabunPSK" style:font-name-asian="TH SarabunPSK" style:font-name-complex="TH SarabunPSK" fo:font-size="12pt" style:font-size-asian="12pt" style:font-size-complex="12pt" style:font-family-generic="swiss"/>
    </style:style>
    <style:style style:name="ce14" style:family="table-cell" style:parent-style-name="Default" style:data-style-name="N0">
      <style:table-cell-properties fo:background-color="#D9EAD3"/>
      <style:text-properties style:font-name="TH SarabunPSK" style:font-name-asian="TH SarabunPSK" style:font-name-complex="TH SarabunPSK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D9EAD3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TH SarabunPSK" style:font-name-asian="TH SarabunPSK" style:font-name-complex="TH SarabunPSK" style:font-family-generic="swiss"/>
    </style:style>
    <style:style style:name="ce19" style:family="table-cell" style:parent-style-name="Default" style:data-style-name="N0">
      <style:text-properties style:font-name="TH SarabunPSK" style:font-name-asian="TH SarabunPSK" style:font-name-complex="TH SarabunPSK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automatic" fo:wrap-option="wrap"/>
      <style:text-properties style:font-name="TH SarabunPSK" style:font-name-asian="TH SarabunPSK" style:font-name-complex="TH SarabunPSK" style:font-family-generic="swiss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.706cm"/>
      <style:text-properties style:font-name="Cordia New" style:font-name-asian="Cordia New" style:font-name-complex="Cordia New" fo:font-size="14pt" style:font-size-asian="14pt" style:font-size-complex="14pt" style:font-family-generic="swiss"/>
    </style:style>
    <style:style style:name="ce24" style:family="table-cell" style:parent-style-name="Default" style:data-style-name="N0">
      <style:table-cell-properties fo:border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25" style:family="table-cell" style:parent-style-name="Default" style:data-style-name="N19">
      <style:table-cell-properties fo:border-top="none" fo:border-bottom="thin solid #000000" fo:border-left="none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A4C2F4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A4C2F4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H SarabunPSK" style:font-name-asian="TH SarabunPSK" style:font-name-complex="TH SarabunPSK" style:font-family-generic="swiss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style:font-name="TH SarabunPSK" style:font-name-asian="TH SarabunPSK" style:font-name-complex="TH SarabunPSK" style:font-family-generic="swiss"/>
    </style:style>
    <style:style style:name="ce33" style:family="table-cell" style:parent-style-name="Default" style:data-style-name="N0">
      <style:table-cell-properties fo:border="thin solid #000000"/>
      <style:text-properties fo:color="#000000" style:font-name="TH SarabunPSK" style:font-name-asian="TH SarabunPSK" style:font-name-complex="TH SarabunPSK" style:font-family-generic="swiss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style:font-name="TH SarabunPSK" style:font-name-asian="TH SarabunPSK" style:font-name-complex="TH SarabunPSK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A4C2F4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A4C2F4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40" style:family="table-cell" style:parent-style-name="Default" style:data-style-name="N0">
      <style:table-cell-properties fo:border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41" style:family="table-cell" style:parent-style-name="Default" style:data-style-name="N0">
      <style:table-cell-properties fo:border="thin solid #000000" style:vertical-align="top" fo:wrap-option="wrap"/>
      <style:text-properties style:font-name="TH SarabunPSK" style:font-name-asian="TH SarabunPSK" style:font-name-complex="TH SarabunPSK" style:font-family-generic="swiss"/>
    </style:style>
    <style:style style:name="ce42" style:family="table-cell" style:parent-style-name="Default" style:data-style-name="N0">
      <style:table-cell-properties fo:border="thin solid #000000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43" style:family="table-cell" style:parent-style-name="Default" style:data-style-name="N0">
      <style:table-cell-properties fo:border="thin solid #000000" style:vertical-align="automatic" fo:wrap-option="wrap"/>
      <style:text-properties style:font-name="TH SarabunPSK" style:font-name-asian="TH SarabunPSK" style:font-name-complex="TH SarabunPSK" style:font-family-generic="swiss"/>
    </style:style>
    <style:style style:name="ce44" style:family="table-cell" style:parent-style-name="Default" style:data-style-name="N0">
      <style:table-cell-properties fo:border="thin solid #000000" style:vertical-align="middle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start" fo:margin-left="0.706cm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H SarabunPSK" style:font-name-asian="TH SarabunPSK" style:font-name-complex="TH SarabunPSK" fo:font-size="16pt" style:font-size-asian="16pt" style:font-size-complex="16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H SarabunPSK" style:font-name-asian="TH SarabunPSK" style:font-name-complex="TH SarabunPSK" fo:font-size="16pt" style:font-size-asian="16pt" style:font-size-complex="1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H SarabunPSK" style:font-name-asian="TH SarabunPSK" style:font-name-complex="TH SarabunPSK" fo:font-size="16pt" style:font-size-asian="16pt" style:font-size-complex="1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H SarabunPSK" style:font-name-asian="TH SarabunPSK" style:font-name-complex="TH SarabunPSK" fo:font-size="16pt" style:font-size-asian="16pt" style:font-size-complex="16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H SarabunPSK" style:font-name-asian="TH SarabunPSK" style:font-name-complex="TH SarabunPSK" fo:font-size="16pt" style:font-size-asian="16pt" style:font-size-complex="16pt" style:font-family-generic="swiss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H SarabunPSK" style:font-name-asian="TH SarabunPSK" style:font-name-complex="TH SarabunPSK" fo:font-size="16pt" style:font-size-asian="16pt" style:font-size-complex="16pt" style:font-family-generic="swiss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H SarabunPSK" style:font-name-asian="TH SarabunPSK" style:font-name-complex="TH SarabunPSK" fo:font-size="16pt" style:font-size-asian="16pt" style:font-size-complex="16pt" style:font-family-generic="swiss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TH SarabunPSK" style:font-name-asian="TH SarabunPSK" style:font-name-complex="TH SarabunPSK" fo:font-size="16pt" style:font-size-asian="16pt" style:font-size-complex="16pt" style:font-family-generic="swiss"/>
    </style:style>
    <style:style style:name="ce55" style:family="table-cell" style:parent-style-name="Default" style:data-style-name="N0">
      <style:text-properties style:font-name="TH SarabunPSK" style:font-name-asian="TH SarabunPSK" style:font-name-complex="TH SarabunPSK" fo:font-size="16pt" style:font-size-asian="16pt" style:font-size-complex="16pt" style:font-family-generic="swiss"/>
    </style:style>
    <style:style style:name="ce5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 style:font-name="TH SarabunPSK" style:font-name-asian="TH SarabunPSK" style:font-name-complex="TH SarabunPSK" fo:font-size="16pt" style:font-size-asian="16pt" style:font-size-complex="16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H SarabunPSK" style:font-name-asian="TH SarabunPSK" style:font-name-complex="TH SarabunPSK" fo:font-size="16pt" style:font-size-asian="16pt" style:font-size-complex="16pt" style:font-family-generic="swiss"/>
    </style:style>
    <style:style style:name="ce58" style:family="table-cell" style:parent-style-name="Default" style:data-style-name="N0">
      <style:table-cell-properties fo:border="thin solid #000000"/>
      <style:text-properties style:font-name="Cordia New" style:font-name-asian="Cordia New" style:font-name-complex="Cordia New" fo:font-size="14pt" style:font-size-asian="14pt" style:font-size-complex="14pt" style:font-family-generic="swiss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60" style:family="table-cell" style:parent-style-name="Default" style:data-style-name="N0">
      <style:table-cell-properties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A4C2F4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65" style:family="table-cell" style:parent-style-name="Default" style:data-style-name="N19">
      <style:table-cell-properties fo:border-top="none" fo:border-bottom="thin solid #000000" fo:border-left="none" fo:border-right="thin solid #000000" style:vertical-align="top" style:repeat-content="false"/>
      <style:paragraph-properties fo:text-align="start" fo:margin-left="0cm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66" style:family="table-cell" style:parent-style-name="Default" style:data-style-name="N0">
      <style:table-cell-properties style:vertical-align="automatic" fo:wrap-option="wrap"/>
      <style:text-properties style:font-name="TH SarabunPSK" style:font-name-asian="TH SarabunPSK" style:font-name-complex="TH SarabunPSK" fo:font-size="12pt" style:font-size-asian="12pt" style:font-size-complex="12pt" style:font-family-generic="swiss"/>
    </style:style>
    <style:style style:name="ce67" style:family="table-cell" style:parent-style-name="Default" style:data-style-name="N0">
      <style:table-cell-properties fo:border="thin solid #000000" style:vertical-align="top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style:font-name="TH SarabunPSK" style:font-name-asian="TH SarabunPSK" style:font-name-complex="TH SarabunPSK" style:font-family-generic="swiss"/>
    </style:style>
    <style:style style:name="ce70" style:family="table-cell" style:parent-style-name="Default" style:data-style-name="N0">
      <style:table-cell-properties style:vertical-align="top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71" style:family="table-cell" style:parent-style-name="Default" style:data-style-name="N0"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73" style:family="table-cell" style:parent-style-name="Default" style:data-style-name="N0">
      <style:table-cell-properties fo:border="thin solid #000000" style:vertical-align="middle" fo:wrap-option="wrap"/>
      <style:text-properties style:font-name="TH SarabunPSK" style:font-name-asian="TH SarabunPSK" style:font-name-complex="TH SarabunPSK" fo:font-size="16pt" style:font-size-asian="16pt" style:font-size-complex="16pt" style:font-family-generic="swiss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75" style:family="table-cell" style:parent-style-name="Default" style:data-style-name="N0">
      <style:text-properties fo:color="#000000" style:font-name="TH SarabunPSK" style:font-name-asian="TH SarabunPSK" style:font-name-complex="TH SarabunPSK" style:font-family-generic="swiss"/>
    </style:style>
    <style:style style:name="ce76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79" style:family="table-cell" style:parent-style-name="Default" style:data-style-name="N0"/>
    <style:style style:name="ce8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H SarabunPSK" style:font-name-asian="TH SarabunPSK" style:font-name-complex="TH SarabunPSK" style:font-family-generic="swiss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H SarabunPSK" style:font-name-asian="TH SarabunPSK" style:font-name-complex="TH SarabunPSK" style:font-family-generic="swiss"/>
    </style:style>
    <style:style style:name="ce8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8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H SarabunPSK" style:font-name-asian="TH SarabunPSK" style:font-name-complex="TH SarabunPSK" style:font-family-generic="swiss"/>
    </style:style>
    <style:style style:name="ce8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87" style:family="table-cell" style:parent-style-name="Default" style:data-style-name="N0">
      <style:table-cell-properties fo:border="thin solid #000000" style:vertical-align="automatic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8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9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91" style:family="table-cell" style:parent-style-name="Default" style:data-style-name="N0">
      <style:table-cell-properties style:vertical-align="automatic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9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9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9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H SarabunPSK" style:font-name-asian="TH SarabunPSK" style:font-name-complex="TH SarabunPSK" style:font-family-generic="swiss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style:font-name="TH SarabunPSK" style:font-name-asian="TH SarabunPSK" style:font-name-complex="TH SarabunPSK" style:font-family-generic="swiss"/>
    </style:style>
    <style:style style:name="ce96" style:family="table-cell" style:parent-style-name="Default" style:data-style-name="N0">
      <style:table-cell-properties fo:border="thin solid #000000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9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H SarabunPSK" style:font-name-asian="TH SarabunPSK" style:font-name-complex="TH SarabunPSK" fo:font-size="18pt" style:font-size-asian="18pt" style:font-size-complex="18pt" style:font-family-generic="swiss"/>
    </style:style>
    <style:style style:name="ce99" style:family="table-cell" style:parent-style-name="Default" style:data-style-name="N0">
      <style:table-cell-properties fo:border="thin solid #000000" style:vertical-align="automatic" fo:wrap-option="wrap" fo:background-color="#D9EAD3"/>
      <style:text-properties fo:color="#000000"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000000" style:font-name="TH SarabunPSK" style:font-name-asian="TH SarabunPSK" style:font-name-complex="TH SarabunPSK" style:font-family-generic="swiss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07" style:family="table-cell" style:parent-style-name="Default" style:data-style-name="N0">
      <style:table-cell-properties fo:border="thin solid #000000" style:vertical-align="automatic" fo:wrap-option="wrap" fo:background-color="#A4C2F4"/>
      <style:text-properties fo:color="#000000"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08" style:family="table-cell" style:parent-style-name="Default" style:data-style-name="N19">
      <style:table-cell-properties fo:border-top="none" fo:border-bottom="thin solid #000000" fo:border-left="none" fo:border-right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0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12" style:family="table-cell" style:parent-style-name="Default" style:data-style-name="N19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A4C2F4"/>
      <style:text-properties fo:color="#000000"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A4C2F4"/>
      <style:text-properties fo:color="#000000"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able-cell-properties fo:border="thin solid #000000" style:vertical-align="automatic" fo:wrap-option="wrap"/>
      <style:text-properties fo:color="#000000" style:font-name="TH SarabunPSK" style:font-name-asian="TH SarabunPSK" style:font-name-complex="TH SarabunPSK" style:font-family-generic="swiss"/>
    </style:style>
    <style:style style:name="ce116" style:family="table-cell" style:parent-style-name="Default" style:data-style-name="N0">
      <style:table-cell-properties fo:border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17" style:family="table-cell" style:parent-style-name="Default" style:data-style-name="N0">
      <style:table-cell-properties fo:border="thin solid #000000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18" style:family="table-cell" style:parent-style-name="Default" style:data-style-name="N0">
      <style:table-cell-properties fo:border="thin solid #000000" style:vertical-align="automatic" fo:wrap-option="wrap" fo:background-color="#D9EAD3"/>
      <style:text-properties fo:color="#000000"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able-cell-properties fo:border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fo:font-weight="bold" style:font-weight-asian="bold" style:font-weight-complex="bold" style:font-family-generic="swiss"/>
    </style:style>
    <style:style style:name="ce120" style:family="table-cell" style:parent-style-name="Default" style:data-style-name="N19">
      <style:table-cell-properties fo:border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H SarabunPSK" style:font-name-asian="TH SarabunPSK" style:font-name-complex="TH SarabunPSK" fo:font-size="20pt" style:font-size-asian="20pt" style:font-size-complex="20pt" style:font-family-generic="swiss"/>
    </style:style>
    <style:style style:name="ce122" style:family="table-cell" style:parent-style-name="Default" style:data-style-name="N0">
      <style:table-cell-properties style:vertical-align="automatic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23" style:family="table-cell" style:parent-style-name="Default" style:data-style-name="N0"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D9EAD3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27" style:family="table-cell" style:parent-style-name="Default" style:data-style-name="N0">
      <style:table-cell-properties fo:border="thin solid #000000" style:vertical-align="top"/>
      <style:text-properties style:font-name="Cordia New" style:font-name-asian="Cordia New" style:font-name-complex="Cordia New" fo:font-size="14pt" style:font-size-asian="14pt" style:font-size-complex="14pt" style:font-family-generic="swiss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Cordia New" style:font-name-asian="Cordia New" style:font-name-complex="Cordia New" fo:font-size="14pt" style:font-size-asian="14pt" style:font-size-complex="14pt" style:font-family-generic="swiss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color="#000000" style:font-name="TH SarabunPSK" style:font-name-asian="TH SarabunPSK" style:font-name-complex="TH SarabunPSK" style:font-family-generic="swiss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TH SarabunPSK" style:font-name-asian="TH SarabunPSK" style:font-name-complex="TH SarabunPSK" style:font-family-generic="swiss"/>
    </style:style>
    <style:style style:name="ce13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D9EAD3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9EAD3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3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38" style:family="table-cell" style:parent-style-name="Default" style:data-style-name="N0">
      <style:table-cell-properties fo:border="thin solid #000000" style:vertical-align="to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39" style:family="table-cell" style:parent-style-name="Default" style:data-style-name="N0">
      <style:table-cell-properties fo:border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EAD3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H SarabunPSK" style:font-name-asian="TH SarabunPSK" style:font-name-complex="TH SarabunPSK" fo:font-size="18pt" style:font-size-asian="18pt" style:font-size-complex="18pt"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TH SarabunPSK" style:font-name-asian="TH SarabunPSK" style:font-name-complex="TH SarabunPSK" fo:font-size="18pt" style:font-size-asian="18pt" style:font-size-complex="18pt" fo:font-weight="bold" style:font-weight-asian="bold" style:font-weight-complex="bold" style:font-family-generic="swiss"/>
    </style:style>
    <style:style style:name="ce143" style:family="table-cell" style:parent-style-name="Default" style:data-style-name="N0">
      <style:table-cell-properties fo:border="thin solid #000000" style:vertical-align="middle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44" style:family="table-cell" style:parent-style-name="Default" style:data-style-name="N0">
      <style:table-cell-properties fo:border="thin solid #000000"/>
      <style:text-properties style:font-name="TH SarabunPSK" style:font-name-asian="TH SarabunPSK" style:font-name-complex="TH SarabunPSK" style:font-family-generic="swiss"/>
    </style:style>
    <style:style style:name="ce1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55" style:family="table-cell" style:parent-style-name="Default" style:data-style-name="N0">
      <style:table-cell-properties style:vertical-align="automatic"/>
      <style:text-properties style:font-name="TH SarabunPSK" style:font-name-asian="TH SarabunPSK" style:font-name-complex="TH SarabunPSK" fo:font-size="20pt" style:font-size-asian="20pt" style:font-size-complex="20pt" style:font-family-generic="swiss"/>
    </style:style>
    <style:style style:name="ce15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57" style:family="table-cell" style:parent-style-name="Default" style:data-style-name="N0">
      <style:text-properties style:font-name="TH SarabunPSK" style:font-name-asian="TH SarabunPSK" style:font-name-complex="TH SarabunPSK" style:font-family-generic="swiss"/>
    </style:style>
    <style:style style:name="ce158" style:family="table-cell" style:parent-style-name="Default" style:data-style-name="N0">
      <style:table-cell-properties style:vertical-align="middle" style:repeat-content="false"/>
      <style:paragraph-properties fo:text-align="start" fo:margin-left="0.706cm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59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 style:font-name="TH SarabunPSK" style:font-name-asian="TH SarabunPSK" style:font-name-complex="TH SarabunPSK" style:font-family-generic="swiss"/>
    </style:style>
    <style:style style:name="ce1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fo:color="#000000" style:font-name="TH SarabunPSK" style:font-name-asian="TH SarabunPSK" style:font-name-complex="TH SarabunPSK" style:font-family-generic="swiss"/>
    </style:style>
    <style:style style:name="ce161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00" style:font-name="TH SarabunPSK" style:font-name-asian="TH SarabunPSK" style:font-name-complex="TH SarabunPSK" style:font-family-generic="swiss"/>
    </style:style>
    <style:style style:name="ce162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color="#000000" style:font-name="TH SarabunPSK" style:font-name-asian="TH SarabunPSK" style:font-name-complex="TH SarabunPSK" style:font-family-generic="swiss"/>
    </style:style>
    <style:style style:name="ce163" style:family="table-cell" style:parent-style-name="Default" style:data-style-name="N0">
      <style:table-cell-properties fo:border="thin solid #000000" style:vertical-align="automatic"/>
      <style:text-properties fo:color="#000000" style:font-name="TH SarabunPSK" style:font-name-asian="TH SarabunPSK" style:font-name-complex="TH SarabunPSK" style:font-family-generic="swiss"/>
    </style:style>
    <style:style style:name="ce164" style:family="table-cell" style:parent-style-name="Default" style:data-style-name="N0">
      <style:table-cell-properties fo:border="thin solid #000000" style:vertical-align="top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65" style:family="table-cell" style:parent-style-name="Default" style:data-style-name="N0">
      <style:table-cell-properties fo:border="thin solid #000000" style:vertical-align="automatic" fo:wrap-option="wrap" fo:background-color="#D9EAD3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66" style:family="table-cell" style:parent-style-name="Default" style:data-style-name="N0">
      <style:table-cell-properties fo:border="thin solid #000000" style:vertical-align="automatic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67" style:family="table-cell" style:parent-style-name="Default" style:data-style-name="N0">
      <style:table-cell-properties fo:border="thin solid #000000" style:vertical-align="to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68" style:family="table-cell" style:parent-style-name="Default" style:data-style-name="N0">
      <style:table-cell-properties fo:border="thin solid #000000" style:vertical-align="top" fo:wrap-option="wrap" fo:background-color="#D9EAD3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70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72" style:family="table-cell" style:parent-style-name="Default" style:data-style-name="N0">
      <style:table-cell-properties fo:border="thin solid #000000" style:vertical-align="middle" fo:wrap-option="wrap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9EAD3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74" style:family="table-cell" style:parent-style-name="Default" style:data-style-name="N0">
      <style:table-cell-properties fo:border="thin solid #000000" style:vertical-align="top" fo:wrap-option="wrap"/>
      <style:text-properties fo:color="#000000" style:font-name="TH SarabunPSK" style:font-name-asian="TH SarabunPSK" style:font-name-complex="TH SarabunPSK" fo:font-size="14pt" style:font-size-asian="14pt" style:font-size-complex="14pt" style:font-family-generic="swiss"/>
    </style:style>
    <style:style style:name="ce17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D9EAD3"/>
      <style:text-properties style:font-name="TH SarabunPSK" style:font-name-asian="TH SarabunPSK" style:font-name-complex="TH SarabunPSK" fo:font-size="14pt" style:font-size-asian="14pt" style:font-size-complex="14pt" style:font-family-generic="swiss"/>
    </style:style>
    <style:style style:name="ce1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style:font-name="Cordia New" style:font-name-asian="Cordia New" style:font-name-complex="Cordia New" fo:font-size="14pt" style:font-size-asian="14pt" style:font-size-complex="14pt" style:font-family-generic="swiss"/>
    </style:style>
    <style:style style:name="ce177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style:font-name="Cordia New" style:font-name-asian="Cordia New" style:font-name-complex="Cordia New" fo:font-size="14pt" style:font-size-asian="14pt" style:font-size-complex="14pt" style:font-family-generic="swiss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Cordia New" style:font-name-asian="Cordia New" style:font-name-complex="Cordia New" fo:font-size="14pt" style:font-size-asian="14pt" style:font-size-complex="14pt" style:font-family-generic="swiss"/>
    </style:style>
    <style:style style:name="ce17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TH SarabunPSK" style:font-name-asian="TH SarabunPSK" style:font-name-complex="TH SarabunPSK" fo:font-size="18pt" style:font-size-asian="18pt" style:font-size-complex="18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8.06979166666667cm"/>
    </style:style>
    <style:style style:name="co4" style:family="table-column">
      <style:table-column-properties fo:break-before="auto" style:column-width="7.3554166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4.49791666666667cm"/>
    </style:style>
    <style:style style:name="co8" style:family="table-column">
      <style:table-column-properties fo:break-before="auto" style:column-width="1.69333333333333cm" style:use-optimal-column-width="true"/>
    </style:style>
    <style:style style:name="co9" style:family="table-column">
      <style:table-column-properties fo:break-before="auto" style:column-width="6.95854166666667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48708333333333cm"/>
    </style:style>
    <style:style style:name="co13" style:family="table-column">
      <style:table-column-properties fo:break-before="auto" style:column-width="8.44020833333333cm"/>
    </style:style>
    <style:style style:name="co14" style:family="table-column">
      <style:table-column-properties fo:break-before="auto" style:column-width="8.493125cm"/>
    </style:style>
    <style:style style:name="co15" style:family="table-column">
      <style:table-column-properties fo:break-before="auto" style:column-width="5.34458333333333cm"/>
    </style:style>
    <style:style style:name="co16" style:family="table-column">
      <style:table-column-properties fo:break-before="auto" style:column-width="5.82083333333333cm"/>
    </style:style>
    <style:style style:name="co17" style:family="table-column">
      <style:table-column-properties fo:break-before="auto" style:column-width="4.524375cm"/>
    </style:style>
    <style:style style:name="co18" style:family="table-column">
      <style:table-column-properties fo:break-before="auto" style:column-width="2.301875cm"/>
    </style:style>
    <style:style style:name="co19" style:family="table-column">
      <style:table-column-properties fo:break-before="auto" style:column-width="19.84375cm"/>
    </style:style>
    <style:style style:name="co20" style:family="table-column">
      <style:table-column-properties fo:break-before="auto" style:column-width="9.02229166666667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7.223125cm"/>
    </style:style>
    <style:style style:name="co23" style:family="table-column">
      <style:table-column-properties fo:break-before="auto" style:column-width="6.746875cm"/>
    </style:style>
    <style:style style:name="co24" style:family="table-column">
      <style:table-column-properties fo:break-before="auto" style:column-width="8.546041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21.75pt" style:use-optimal-row-height="true" fo:break-before="auto"/>
    </style:style>
    <style:style style:name="ro7" style:family="table-row">
      <style:table-row-properties style:row-height="43.5pt" style:use-optimal-row-height="true" fo:break-before="auto"/>
    </style:style>
    <style:style style:name="ro8" style:family="table-row">
      <style:table-row-properties style:row-height="25.5pt" style:use-optimal-row-height="tru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7.25pt" style:use-optimal-row-height="true" fo:break-before="auto"/>
    </style:style>
    <style:style style:name="ro12" style:family="table-row">
      <style:table-row-properties style:row-height="20.25pt" style:use-optimal-row-height="false" fo:break-before="auto"/>
    </style:style>
    <style:style style:name="ro13" style:family="table-row">
      <style:table-row-properties style:row-height="59.25pt" style:use-optimal-row-height="false" fo:break-before="auto"/>
    </style:style>
    <style:style style:name="ro14" style:family="table-row">
      <style:table-row-properties style:row-height="24pt" style:use-optimal-row-height="false" fo:break-before="auto"/>
    </style:style>
    <style:style style:name="ro15" style:family="table-row">
      <style:table-row-properties style:row-height="62.25pt" style:use-optimal-row-height="false" fo:break-before="auto"/>
    </style:style>
    <style:style style:name="ro16" style:family="table-row">
      <style:table-row-properties style:row-height="63pt" style:use-optimal-row-height="false" fo:break-before="auto"/>
    </style:style>
    <style:style style:name="ro17" style:family="table-row">
      <style:table-row-properties style:row-height="60.75pt" style:use-optimal-row-height="false" fo:break-before="auto"/>
    </style:style>
    <style:style style:name="ro18" style:family="table-row">
      <style:table-row-properties style:row-height="58.5pt" style:use-optimal-row-height="false" fo:break-before="auto"/>
    </style:style>
    <style:style style:name="ro19" style:family="table-row">
      <style:table-row-properties style:row-height="86.25pt" style:use-optimal-row-height="false" fo:break-before="auto"/>
    </style:style>
    <style:style style:name="ro20" style:family="table-row">
      <style:table-row-properties style:row-height="108pt" style:use-optimal-row-height="true" fo:break-before="auto"/>
    </style:style>
    <style:style style:name="ro21" style:family="table-row">
      <style:table-row-properties style:row-height="115.5pt" style:use-optimal-row-height="true" fo:break-before="auto"/>
    </style:style>
    <style:style style:name="ro22" style:family="table-row">
      <style:table-row-properties style:row-height="117.75pt" style:use-optimal-row-height="false" fo:break-before="auto"/>
    </style:style>
    <style:style style:name="ro23" style:family="table-row">
      <style:table-row-properties style:row-height="101.25pt" style:use-optimal-row-height="false" fo:break-before="auto"/>
    </style:style>
    <style:style style:name="ro24" style:family="table-row">
      <style:table-row-properties style:row-height="111.75pt" style:use-optimal-row-height="false" fo:break-before="auto"/>
    </style:style>
    <style:style style:name="ro25" style:family="table-row">
      <style:table-row-properties style:row-height="27.75pt" style:use-optimal-row-height="false" fo:break-before="auto"/>
    </style:style>
    <style:style style:name="ro26" style:family="table-row">
      <style:table-row-properties style:row-height="27pt" style:use-optimal-row-height="true" fo:break-before="auto"/>
    </style:style>
    <style:style style:name="ro27" style:family="table-row">
      <style:table-row-properties style:row-height="25.5pt" style:use-optimal-row-height="false" fo:break-before="auto"/>
    </style:style>
    <style:style style:name="ro28" style:family="table-row">
      <style:table-row-properties style:row-height="24.75pt" style:use-optimal-row-height="false" fo:break-before="auto"/>
    </style:style>
    <style:style style:name="ro29" style:family="table-row">
      <style:table-row-properties style:row-height="21.75pt" style:use-optimal-row-height="false" fo:break-before="auto"/>
    </style:style>
    <style:style style:name="ro30" style:family="table-row">
      <style:table-row-properties style:row-height="47.25pt" style:use-optimal-row-height="false" fo:break-before="auto"/>
    </style:style>
    <style:style style:name="ro31" style:family="table-row">
      <style:table-row-properties style:row-height="45pt" style:use-optimal-row-height="false" fo:break-before="auto"/>
    </style:style>
    <style:style style:name="ro32" style:family="table-row">
      <style:table-row-properties style:row-height="57pt" style:use-optimal-row-height="false" fo:break-before="auto"/>
    </style:style>
    <style:style style:name="ro33" style:family="table-row">
      <style:table-row-properties style:row-height="46.5pt" style:use-optimal-row-height="false" fo:break-before="auto"/>
    </style:style>
    <style:style style:name="ro34" style:family="table-row">
      <style:table-row-properties style:row-height="65.25pt" style:use-optimal-row-height="true" fo:break-before="auto"/>
    </style:style>
    <style:style style:name="ro35" style:family="table-row">
      <style:table-row-properties style:row-height="312.75pt" style:use-optimal-row-height="false" fo:break-before="auto"/>
    </style:style>
    <style:style style:name="ro36" style:family="table-row">
      <style:table-row-properties style:row-height="298.5pt" style:use-optimal-row-height="false" fo:break-before="auto"/>
    </style:style>
    <style:style style:name="ro37" style:family="table-row">
      <style:table-row-properties style:row-height="339.75pt" style:use-optimal-row-height="false" fo:break-before="auto"/>
    </style:style>
    <style:style style:name="ro38" style:family="table-row">
      <style:table-row-properties style:row-height="195pt" style:use-optimal-row-height="true" fo:break-before="auto"/>
    </style:style>
    <style:style style:name="ro39" style:family="table-row">
      <style:table-row-properties style:row-height="202.5pt" style:use-optimal-row-height="true" fo:break-before="auto"/>
    </style:style>
    <style:style style:name="ro40" style:family="table-row">
      <style:table-row-properties style:row-height="151.5pt" style:use-optimal-row-height="true" fo:break-before="auto"/>
    </style:style>
    <style:style style:name="ro41" style:family="table-row">
      <style:table-row-properties style:row-height="156pt" style:use-optimal-row-height="true" fo:break-before="auto"/>
    </style:style>
    <style:style style:name="ro42" style:family="table-row">
      <style:table-row-properties style:row-height="141.75pt" style:use-optimal-row-height="false" fo:break-before="auto"/>
    </style:style>
    <style:style style:name="ro43" style:family="table-row">
      <style:table-row-properties style:row-height="128.25pt" style:use-optimal-row-height="false" fo:break-before="auto"/>
    </style:style>
    <style:style style:name="ro44" style:family="table-row">
      <style:table-row-properties style:row-height="87pt" style:use-optimal-row-height="true" fo:break-before="auto"/>
    </style:style>
    <style:style style:name="ro45" style:family="table-row">
      <style:table-row-properties style:row-height="91.5pt" style:use-optimal-row-height="true" fo:break-before="auto"/>
    </style:style>
    <style:style style:name="ro46" style:family="table-row">
      <style:table-row-properties style:row-height="91.5pt" style:use-optimal-row-height="false" fo:break-before="auto"/>
    </style:style>
    <style:style style:name="ro47" style:family="table-row">
      <style:table-row-properties style:row-height="30.75pt" style:use-optimal-row-height="false" fo:break-before="auto"/>
    </style:style>
    <style:style style:name="ro48" style:family="table-row">
      <style:table-row-properties style:row-height="245.25pt" style:use-optimal-row-height="true" fo:break-before="auto"/>
    </style:style>
    <style:style style:name="ro49" style:family="table-row">
      <style:table-row-properties style:row-height="23.25pt" style:use-optimal-row-height="true" fo:break-before="auto"/>
    </style:style>
    <style:style style:name="ro50" style:family="table-row">
      <style:table-row-properties style:row-height="42pt" style:use-optimal-row-height="true" fo:break-before="auto"/>
    </style:style>
    <style:style style:name="ro51" style:family="table-row">
      <style:table-row-properties style:row-height="63pt" style:use-optimal-row-height="true" fo:break-before="auto"/>
    </style:style>
    <style:style style:name="ro52" style:family="table-row">
      <style:table-row-properties style:row-height="14.25pt" style:use-optimal-row-height="false" fo:break-before="auto"/>
    </style:style>
    <style:style style:name="ro53" style:family="table-row">
      <style:table-row-properties style:row-height="35.25pt" style:use-optimal-row-height="false" fo:break-before="auto"/>
    </style:style>
    <style:style style:name="ro54" style:family="table-row">
      <style:table-row-properties style:row-height="51pt" style:use-optimal-row-height="false" fo:break-before="auto"/>
    </style:style>
    <style:style style:name="ro55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_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16375" table:default-cell-style-name="ce19"/>
        <table:table-row table:style-name="ro1">
          <table:table-cell table:number-columns-repeated="2" table:style-name="ce19"/>
          <table:table-cell office:value-type="string" table:style-name="ce45">
            <text:p><text:s/>คำอธิบาย (Description)</text:p>
          </table:table-cell>
          <table:table-cell table:number-columns-repeated="16381" table:style-name="ce19"/>
        </table:table-row>
        <table:table-row table:style-name="ro2">
          <table:table-cell table:style-name="ce19"/>
          <table:table-cell table:style-name="ce157"/>
          <table:table-cell office:value-type="string" table:style-name="ce158">
            <text:p><text:s text:c="5"/>หมายถึง ผ่าน (Pass)</text:p>
            <draw:frame draw:z-index="1" draw:id="id0" draw:style-name="a0" draw:name="Picture 1" svg:x="0.08102in" svg:y="0.03472in" svg:width="0.21875in" svg:height="0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4" table:style-name="ce157"/>
          <table:table-cell table:number-columns-repeated="16377" table:style-name="ce19"/>
        </table:table-row>
        <table:table-row table:style-name="ro3">
          <table:table-cell table:style-name="ce157"/>
          <table:table-cell table:style-name="ce155"/>
          <table:table-cell office:value-type="string" table:style-name="ce156">
            <text:p><text:s text:c="10"/>หมายถึง ไม่ผ่าน (Fail)</text:p>
            <draw:frame draw:z-index="2" draw:id="id1" draw:style-name="a1" draw:name="Picture 4" svg:x="0.05787in" svg:y="0.02315in" svg:width="0.23958in" svg:height="0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4" table:style-name="ce155"/>
          <table:table-cell table:style-name="ce157"/>
          <table:table-cell table:number-columns-repeated="16376" table:style-name="ce19"/>
        </table:table-row>
        <table:table-row table:style-name="ro3">
          <table:table-cell table:style-name="ce121"/>
          <table:table-cell table:number-columns-repeated="5" table:style-name="ce80"/>
          <table:table-cell table:style-name="ce81"/>
          <table:table-cell table:number-columns-repeated="16377" table:style-name="ce19"/>
        </table:table-row>
        <table:table-row table:style-name="ro4">
          <table:table-cell table:style-name="ce121"/>
          <table:table-cell office:value-type="string" table:number-columns-spanned="4" table:number-rows-spanned="1" table:style-name="ce175">
            <text:p>test_Home-Page.robot</text:p>
          </table:table-cell>
          <table:covered-table-cell table:number-columns-repeated="3"/>
          <table:table-cell office:value-type="string" table:style-name="ce16">
            <text:p>Project ID:</text:p>
          </table:table-cell>
          <table:table-cell office:value-type="string" table:style-name="ce59">
            <text:p>WEB-SPRINT-03</text:p>
          </table:table-cell>
          <table:table-cell table:number-columns-repeated="3" table:style-name="ce18"/>
          <table:table-cell table:number-columns-repeated="16374" table:style-name="ce19"/>
        </table:table-row>
        <table:table-row table:style-name="ro5">
          <table:table-cell table:style-name="ce121"/>
          <table:table-cell office:value-type="string" table:number-columns-spanned="4" table:number-rows-spanned="1" table:style-name="ce176">
            <text:p>การเปลี่ยนภาษาบนเว็บไซต์ Home Page</text:p>
          </table:table-cell>
          <table:covered-table-cell table:number-columns-repeated="3"/>
          <table:table-cell office:value-type="string" table:style-name="ce62">
            <text:p>Tested by:</text:p>
          </table:table-cell>
          <table:table-cell office:value-type="string" table:style-name="ce58">
            <text:p>Chayanit Thanee</text:p>
          </table:table-cell>
          <table:table-cell table:style-name="ce18"/>
          <table:table-cell table:style-name="ce19"/>
          <table:table-cell table:number-columns-repeated="4" table:style-name="ce1"/>
          <table:table-cell table:number-columns-repeated="16371" table:style-name="ce19"/>
        </table:table-row>
        <table:table-row table:style-name="ro6">
          <table:table-cell office:value-type="string" table:style-name="ce20">
            <text:p>UAT Name:</text:p>
          </table:table-cell>
          <table:table-cell office:value-type="string" table:number-columns-spanned="4" table:number-rows-spanned="1" table:style-name="ce177">
            <text:p>ตรวจสอบการเปลี่ยนภาษาบนเว็บไซต์ Home Page</text:p>
          </table:table-cell>
          <table:covered-table-cell table:number-columns-repeated="3"/>
          <table:table-cell office:value-type="string" table:style-name="ce63">
            <text:p>Version:</text:p>
          </table:table-cell>
          <table:table-cell office:value-type="string" table:style-name="ce64">
            <text:p>V3</text:p>
          </table:table-cell>
          <table:table-cell table:style-name="ce18"/>
          <table:table-cell table:style-name="ce19"/>
          <table:table-cell table:style-name="ce23"/>
          <table:table-cell table:style-name="ce19"/>
          <table:table-cell table:style-name="ce1"/>
          <table:table-cell table:number-columns-repeated="16372" table:style-name="ce19"/>
        </table:table-row>
        <table:table-row table:style-name="ro6">
          <table:table-cell office:value-type="string" table:style-name="ce20">
            <text:p>Module:</text:p>
          </table:table-cell>
          <table:table-cell office:value-type="string" table:number-columns-spanned="4" table:number-rows-spanned="1" table:style-name="ce178">
            <text:p>Customer Inquiry</text:p>
          </table:table-cell>
          <table:covered-table-cell table:number-columns-repeated="3"/>
          <table:table-cell office:value-type="string" table:style-name="ce63">
            <text:p>Date of Test:</text:p>
          </table:table-cell>
          <table:table-cell office:value-type="date" office:date-value="2025-03-11T00:00:00" table:style-name="ce112">
            <text:p>3/11/2025</text:p>
          </table:table-cell>
          <table:table-cell table:style-name="ce18"/>
          <table:table-cell table:style-name="ce19"/>
          <table:table-cell table:style-name="ce23"/>
          <table:table-cell table:style-name="ce19"/>
          <table:table-cell table:number-columns-repeated="2" table:style-name="ce1"/>
          <table:table-cell table:number-columns-repeated="16371" table:style-name="ce19"/>
        </table:table-row>
        <table:table-row table:style-name="ro6">
          <table:table-cell office:value-type="string" table:style-name="ce20">
            <text:p>Pre-requisite:</text:p>
          </table:table-cell>
          <table:table-cell office:value-type="string" table:number-columns-spanned="6" table:number-rows-spanned="1" table:style-name="ce167">
            <text:p>ไม่มี</text:p>
          </table:table-cell>
          <table:covered-table-cell table:number-columns-repeated="5"/>
          <table:table-cell table:number-columns-repeated="3" table:style-name="ce18"/>
          <table:table-cell table:number-columns-repeated="16374" table:style-name="ce19"/>
        </table:table-row>
        <table:table-row table:style-name="ro6">
          <table:table-cell office:value-type="string" table:style-name="ce26">
            <text:p>Description:</text:p>
          </table:table-cell>
          <table:table-cell office:value-type="string" table:number-columns-spanned="6" table:number-rows-spanned="1" table:style-name="ce167">
            <text:p>ตรวจสอบว่าผู้ใช้สามารถเปลี่ยนภาษาเว็บไซต์ระหว่าง ภาษาอังกฤษ ไทย และจีน ได้อย่างถูกต้อง<text:s text:c="2"/></text:p>
            <text:p>โดยทดสอบผ่านเมนูเปลี่ยนภาษา (Dropdown Menu) ที่มุมขวาบนของหน้าเว็บ<text:s text:c="2"/></text:p>
            <text:p>และตรวจสอบว่าข้อความหลักบนเว็บไซต์เปลี่ยนแปลงตามภาษาที่เลือก</text:p>
          </table:table-cell>
          <table:covered-table-cell table:number-columns-repeated="5"/>
          <table:table-cell table:number-columns-repeated="3" table:style-name="ce18"/>
          <table:table-cell table:number-columns-repeated="16374" table:style-name="ce19"/>
        </table:table-row>
        <table:table-row table:style-name="ro7">
          <table:table-cell office:value-type="string" table:style-name="ce61">
            <text:p>User Story</text:p>
          </table:table-cell>
          <table:table-cell office:value-type="string" table:style-name="ce38">
            <text:p>Test Case ID</text:p>
          </table:table-cell>
          <table:table-cell office:value-type="string" table:style-name="ce38">
            <text:p>Test Case and Steps</text:p>
          </table:table-cell>
          <table:table-cell office:value-type="string" table:style-name="ce38">
            <text:p>Expected Result</text:p>
          </table:table-cell>
          <table:table-cell office:value-type="string" table:style-name="ce38">
            <text:p>Actual Result</text:p>
          </table:table-cell>
          <table:table-cell office:value-type="string" table:style-name="ce38">
            <text:p>Test Result (Pass/Fail)</text:p>
          </table:table-cell>
          <table:table-cell office:value-type="string" table:style-name="ce28">
            <text:p>Remark</text:p>
          </table:table-cell>
          <table:table-cell table:style-name="ce18"/>
          <table:table-cell table:style-name="ce19"/>
          <table:table-cell table:style-name="ce18"/>
          <table:table-cell table:number-columns-repeated="16374" table:style-name="ce19"/>
        </table:table-row>
        <table:table-row table:style-name="ro6">
          <table:table-cell table:style-name="ce97"/>
          <table:table-cell office:value-type="string" table:style-name="ce90">
            <text:p>TC01</text:p>
          </table:table-cell>
          <table:table-cell office:value-type="string" table:style-name="ce122">
            <text:p>เปิดเว็บไซต์ (https://soften2sec267.cpkkuhost.com)</text:p>
          </table:table-cell>
          <table:table-cell office:value-type="string" table:style-name="ce87">
            <text:p>เว็บไซต์โหลดสำเร็จ</text:p>
          </table:table-cell>
          <table:table-cell office:value-type="string" table:style-name="ce87">
            <text:p>เว็บไซต์โหลดได้ตามปกติ</text:p>
          </table:table-cell>
          <table:table-cell office:value-type="string" table:style-name="ce90">
            <text:p>✔</text:p>
          </table:table-cell>
          <table:table-cell table:style-name="ce31"/>
          <table:table-cell table:style-name="ce122"/>
          <table:table-cell table:style-name="ce123"/>
          <table:table-cell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7">
          <table:table-cell table:style-name="ce72"/>
          <table:table-cell office:value-type="string" table:style-name="ce90">
            <text:p>TC02</text:p>
          </table:table-cell>
          <table:table-cell office:value-type="string" table:style-name="ce87">
            <text:p>ล้างค่า Local Storage และ Session Storage</text:p>
          </table:table-cell>
          <table:table-cell office:value-type="string" table:style-name="ce87">
            <text:p>ค่า Local Storage และ Session Storage ถูกล้างสำเร็จ</text:p>
          </table:table-cell>
          <table:table-cell office:value-type="string" table:style-name="ce87">
            <text:p>ค่า Local Storage และ Session Storage ถูกล้างตามที่คาด</text:p>
          </table:table-cell>
          <table:table-cell office:value-type="string" table:style-name="ce90">
            <text:p>✔</text:p>
          </table:table-cell>
          <table:table-cell table:style-name="ce31"/>
          <table:table-cell table:style-name="ce122"/>
          <table:table-cell table:style-name="ce123"/>
          <table:table-cell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03</text:p>
          </table:table-cell>
          <table:table-cell office:value-type="string" table:style-name="ce87">
            <text:p>คลิกที่เมนูเปลี่ยนภาษา</text:p>
          </table:table-cell>
          <table:table-cell office:value-type="string" table:style-name="ce87">
            <text:p>เมนูดรอปดาวน์แสดงออก</text:p>
          </table:table-cell>
          <table:table-cell office:value-type="string" table:style-name="ce87">
            <text:p>เมนูเปลี่ยนภาษาปรากฏขึ้นตามที่คาด</text:p>
          </table:table-cell>
          <table:table-cell office:value-type="string" table:style-name="ce90">
            <text:p>✔</text:p>
          </table:table-cell>
          <table:table-cell table:style-name="ce31"/>
          <table:table-cell table:style-name="ce122"/>
          <table:table-cell table:style-name="ce123"/>
          <table:table-cell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04</text:p>
          </table:table-cell>
          <table:table-cell office:value-type="string" table:style-name="ce87">
            <text:p>เลือก "English"</text:p>
          </table:table-cell>
          <table:table-cell office:value-type="string" table:style-name="ce87">
            <text:p>เว็บไซต์เปลี่ยนเป็นภาษาอังกฤษ</text:p>
          </table:table-cell>
          <table:table-cell office:value-type="string" table:style-name="ce87">
            <text:p>เว็บไซต์แสดงผลเป็นภาษาอังกฤษ</text:p>
          </table:table-cell>
          <table:table-cell office:value-type="string" table:style-name="ce90">
            <text:p>✔</text:p>
          </table:table-cell>
          <table:table-cell table:style-name="ce17"/>
          <table:table-cell table:style-name="ce122"/>
          <table:table-cell table:style-name="ce123"/>
          <table:table-cell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05</text:p>
          </table:table-cell>
          <table:table-cell office:value-type="string" table:style-name="ce87">
            <text:p>เลือก "ไทย"</text:p>
          </table:table-cell>
          <table:table-cell office:value-type="string" table:style-name="ce87">
            <text:p>เว็บไซต์เปลี่ยนเป็นภาษาไทย</text:p>
          </table:table-cell>
          <table:table-cell office:value-type="string" table:style-name="ce87">
            <text:p>เว็บไซต์แสดงผลเป็นภาษาไทย</text:p>
          </table:table-cell>
          <table:table-cell office:value-type="string" table:style-name="ce90">
            <text:p>✔</text:p>
          </table:table-cell>
          <table:table-cell table:style-name="ce31"/>
          <table:table-cell table:style-name="ce122"/>
          <table:table-cell table:style-name="ce123"/>
          <table:table-cell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8">
          <table:table-cell table:style-name="ce72"/>
          <table:table-cell office:value-type="string" table:style-name="ce90">
            <text:p>TC06</text:p>
          </table:table-cell>
          <table:table-cell office:value-type="string" table:style-name="ce87">
            <text:p>เลือก "中文"</text:p>
          </table:table-cell>
          <table:table-cell office:value-type="string" table:style-name="ce87">
            <text:p>เว็บไซต์เปลี่ยนเป็นภาษาจีน</text:p>
          </table:table-cell>
          <table:table-cell office:value-type="string" table:style-name="ce87">
            <text:p>เว็บไซต์แสดงผลเป็นภาษาจีน</text:p>
          </table:table-cell>
          <table:table-cell office:value-type="string" table:style-name="ce90">
            <text:p>✔</text:p>
          </table:table-cell>
          <table:table-cell table:style-name="ce86"/>
          <table:table-cell table:style-name="ce122"/>
          <table:table-cell table:style-name="ce123"/>
          <table:table-cell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07</text:p>
          </table:table-cell>
          <table:table-cell office:value-type="string" table:style-name="ce87">
            <text:p>ตรวจสอบโลโก้ที่มุมซ้ายบน</text:p>
          </table:table-cell>
          <table:table-cell office:value-type="string" table:style-name="ce87">
            <text:p>โลโก้แสดงผลถูกต้อง</text:p>
          </table:table-cell>
          <table:table-cell office:value-type="string" table:style-name="ce87">
            <text:p>โลโก้แสดงขึ้นมา</text:p>
          </table:table-cell>
          <table:table-cell office:value-type="string" table:style-name="ce90">
            <text:p>✔</text:p>
          </table:table-cell>
          <table:table-cell table:style-name="ce17"/>
          <table:table-cell table:style-name="ce122"/>
          <table:table-cell table:style-name="ce123"/>
          <table:table-cell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08</text:p>
          </table:table-cell>
          <table:table-cell office:value-type="string" table:style-name="ce87">
            <text:p>ตรวจสอบแบนเนอร์หลักทำงานได้</text:p>
          </table:table-cell>
          <table:table-cell office:value-type="string" table:style-name="ce87">
            <text:p>แบนเนอร์แสดงครบถ้วน</text:p>
          </table:table-cell>
          <table:table-cell office:value-type="string" table:style-name="ce87">
            <text:p>แบนเนอร์แสดงขึ้นมา</text:p>
          </table:table-cell>
          <table:table-cell office:value-type="string" table:style-name="ce90">
            <text:p>✔</text:p>
          </table:table-cell>
          <table:table-cell table:style-name="ce17"/>
          <table:table-cell table:style-name="ce122"/>
          <table:table-cell table:style-name="ce123"/>
          <table:table-cell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09</text:p>
          </table:table-cell>
          <table:table-cell office:value-type="string" table:style-name="ce87">
            <text:p>คลิกปุ่มเปลี่ยนแบนเนอร์</text:p>
          </table:table-cell>
          <table:table-cell office:value-type="string" table:style-name="ce87">
            <text:p>แบนเนอร์เปลี่ยนไปตามลำดับ</text:p>
          </table:table-cell>
          <table:table-cell office:value-type="string" table:style-name="ce87">
            <text:p>แบนเนอร์เปลี่ยนไปตามที่คาด</text:p>
          </table:table-cell>
          <table:table-cell office:value-type="string" table:style-name="ce90">
            <text:p>✔</text:p>
          </table:table-cell>
          <table:table-cell table:style-name="ce17"/>
          <table:table-cell table:style-name="ce122"/>
          <table:table-cell table:style-name="ce123"/>
          <table:table-cell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10</text:p>
          </table:table-cell>
          <table:table-cell office:value-type="string" table:style-name="ce87">
            <text:p>ตรวจสอบว่ากราฟแสดงขึ้นหรือไม่</text:p>
          </table:table-cell>
          <table:table-cell office:value-type="string" table:style-name="ce87">
            <text:p>กราฟแสดงผลถูกต้อง</text:p>
          </table:table-cell>
          <table:table-cell office:value-type="string" table:style-name="ce87">
            <text:p>กราฟโหลดขึ้นมาและแสดงข้อมูลได้</text:p>
          </table:table-cell>
          <table:table-cell office:value-type="string" table:style-name="ce90">
            <text:p>✔</text:p>
          </table:table-cell>
          <table:table-cell table:style-name="ce17"/>
          <table:table-cell table:style-name="ce122"/>
          <table:table-cell table:style-name="ce123"/>
          <table:table-cell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9">
          <table:table-cell table:style-name="ce72"/>
          <table:table-cell office:value-type="string" table:style-name="ce90">
            <text:p>TC11</text:p>
          </table:table-cell>
          <table:table-cell office:value-type="string" table:style-name="ce87">
            <text:p>ตรวจสอบการแสดงผลของข้อมูลใน Section ต่างๆ</text:p>
          </table:table-cell>
          <table:table-cell office:value-type="string" table:style-name="ce87">
            <text:p>ข้อมูลแสดงผลครบถ้วนและถูกต้อง</text:p>
          </table:table-cell>
          <table:table-cell office:value-type="string" table:style-name="ce87">
            <text:p>ข้อความใน Section ต่างๆ แสดงถูกต้อง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3"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12</text:p>
          </table:table-cell>
          <table:table-cell office:value-type="string" table:style-name="ce87">
            <text:p>ตรวจสอบข้อความที่ต้องไม่เปลี่ยน (SCOPUS, WOS, TCI)</text:p>
          </table:table-cell>
          <table:table-cell office:value-type="string" table:style-name="ce87">
            <text:p>ข้อความที่กำหนดไม่เปลี่ยนแปลง</text:p>
          </table:table-cell>
          <table:table-cell office:value-type="string" table:style-name="ce87">
            <text:p>ข้อความ SCOPUS, WOS, TCI ยังคงเหมือนเดิม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3"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13</text:p>
          </table:table-cell>
          <table:table-cell office:value-type="string" table:style-name="ce87">
            <text:p>คลิกที่ปุ่ม "Publications" และเลื่อนลง</text:p>
          </table:table-cell>
          <table:table-cell office:value-type="string" table:style-name="ce87">
            <text:p>ส่วนข้อมูลแสดงขึ้น</text:p>
          </table:table-cell>
          <table:table-cell office:value-type="string" table:style-name="ce87">
            <text:p>คลิกแล้วแสดงข้อมูล Publications ได้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3"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14</text:p>
          </table:table-cell>
          <table:table-cell office:value-type="string" table:style-name="ce87">
            <text:p>คลิกที่ปุ่ม "2022"</text:p>
          </table:table-cell>
          <table:table-cell office:value-type="string" table:style-name="ce87">
            <text:p>รายการเอกสารปี 2022 แสดงผล</text:p>
          </table:table-cell>
          <table:table-cell office:value-type="string" table:style-name="ce87">
            <text:p>คลิกแล้วรายการของปี 2022 แสดงขึ้น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3"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4">
          <table:table-cell table:style-name="ce72"/>
          <table:table-cell office:value-type="string" table:style-name="ce90">
            <text:p>TC15</text:p>
          </table:table-cell>
          <table:table-cell office:value-type="string" table:style-name="ce87">
            <text:p>ตรวจสอบลิงก์ SCOPUS และเปิดใหม่</text:p>
          </table:table-cell>
          <table:table-cell office:value-type="string" table:style-name="ce87">
            <text:p>เข้าหน้า SCOPUS ได้</text:p>
          </table:table-cell>
          <table:table-cell office:value-type="string" table:style-name="ce87">
            <text:p>คลิกแล้ว Scopus เปิดขึ้นมาในแท็บใหม่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3"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16</text:p>
          </table:table-cell>
          <table:table-cell office:value-type="string" table:style-name="ce87">
            <text:p>ตรวจสอบลิงก์ DOI และเปิดใหม่</text:p>
          </table:table-cell>
          <table:table-cell office:value-type="string" table:style-name="ce87">
            <text:p>เข้าหน้า DOI ได้</text:p>
          </table:table-cell>
          <table:table-cell office:value-type="string" table:style-name="ce87">
            <text:p>คลิกแล้ว DOI เปิดขึ้นมาในแท็บใหม่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3"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17</text:p>
          </table:table-cell>
          <table:table-cell office:value-type="string" table:style-name="ce87">
            <text:p>กดปุ่ม Paper2 เพื่อเปิด Modal</text:p>
          </table:table-cell>
          <table:table-cell office:value-type="string" table:style-name="ce87">
            <text:p>Modal แสดงผลขึ้นมา</text:p>
          </table:table-cell>
          <table:table-cell office:value-type="string" table:style-name="ce87">
            <text:p>Modal เปิดขึ้นมาเมื่อกดปุ่ม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3"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18</text:p>
          </table:table-cell>
          <table:table-cell office:value-type="string" table:style-name="ce87">
            <text:p>กดปุ่มปิด Modal</text:p>
          </table:table-cell>
          <table:table-cell office:value-type="string" table:style-name="ce87">
            <text:p>Modal ถูกปิด</text:p>
          </table:table-cell>
          <table:table-cell office:value-type="string" table:style-name="ce87">
            <text:p>Modal ถูกปิดตามที่คาดหวัง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3"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6">
          <table:table-cell table:style-name="ce72"/>
          <table:table-cell office:value-type="string" table:style-name="ce90">
            <text:p>TC19</text:p>
          </table:table-cell>
          <table:table-cell office:value-type="string" table:style-name="ce87">
            <text:p>ตรวจสอบว่าไม่มี Error แจ้งเตือน</text:p>
          </table:table-cell>
          <table:table-cell office:value-type="string" table:style-name="ce87">
            <text:p>ไม่มี Error หรือแจ้งเตือนผิดพลาด</text:p>
          </table:table-cell>
          <table:table-cell office:value-type="string" table:style-name="ce87">
            <text:p>ไม่มี Error แจ้งเตือนผิดพลาด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3" table:style-name="ce122"/>
          <table:table-cell table:number-columns-repeated="6" table:style-name="ce123"/>
          <table:table-cell table:number-columns-repeated="16368" table:style-name="ce71"/>
        </table:table-row>
        <table:table-row table:style-name="ro10">
          <table:table-cell table:style-name="ce75"/>
          <table:table-cell table:style-name="ce76"/>
          <table:table-cell table:number-columns-repeated="2" table:style-name="ce60"/>
          <table:table-cell table:number-columns-repeated="6" table:style-name="ce18"/>
          <table:table-cell table:number-columns-repeated="16374" table:style-name="ce19"/>
        </table:table-row>
        <table:table-row table:style-name="ro11">
          <table:table-cell table:number-columns-repeated="2" table:style-name="ce1"/>
          <table:table-cell table:number-columns-repeated="2" table:style-name="ce79"/>
          <table:table-cell table:number-columns-repeated="6" table:style-name="ce1"/>
          <table:table-cell table:number-columns-repeated="16374" table:style-name="ce19"/>
        </table:table-row>
        <table:table-row table:style-name="ro12">
          <table:table-cell office:value-type="string" table:style-name="ce98">
            <text:p>ทดสอบหน้าผู้วิจัย MW</text:p>
          </table:table-cell>
          <table:table-cell table:number-columns-repeated="12" table:style-name="ce1"/>
          <table:table-cell table:number-columns-repeated="16371"/>
        </table:table-row>
        <table:table-row table:style-name="ro6">
          <table:table-cell office:value-type="string" table:style-name="ce15">
            <text:p>Test Scenario ID:</text:p>
          </table:table-cell>
          <table:table-cell office:value-type="string" table:number-columns-spanned="4" table:number-rows-spanned="1" table:style-name="ce168">
            <text:p>UAT-Reseacher.robot</text:p>
          </table:table-cell>
          <table:covered-table-cell table:number-columns-repeated="3"/>
          <table:table-cell office:value-type="string" table:style-name="ce16">
            <text:p>Project ID:</text:p>
          </table:table-cell>
          <table:table-cell office:value-type="string" table:style-name="ce17">
            <text:p>WEB-SPRINT-03</text:p>
          </table:table-cell>
          <table:table-cell table:number-columns-repeated="3" table:style-name="ce1"/>
          <table:table-cell table:style-name="ce19"/>
          <table:table-cell table:style-name="ce1"/>
          <table:table-cell table:number-columns-repeated="16372" table:style-name="ce19"/>
        </table:table-row>
        <table:table-row table:style-name="ro6">
          <table:table-cell office:value-type="string" table:style-name="ce20">
            <text:p>Test Scenario Name:</text:p>
          </table:table-cell>
          <table:table-cell office:value-type="string" table:number-columns-spanned="4" table:number-rows-spanned="1" table:style-name="ce164">
            <text:p>การเปลี่ยนภาษาหน้าผู้วิจัยและการค้นหา</text:p>
          </table:table-cell>
          <table:covered-table-cell table:number-columns-repeated="3"/>
          <table:table-cell office:value-type="string" table:style-name="ce21">
            <text:p>Tested by:</text:p>
          </table:table-cell>
          <table:table-cell office:value-type="string" table:style-name="ce96">
            <text:p>Pattheera Teerarujinont</text:p>
          </table:table-cell>
          <table:table-cell table:number-columns-repeated="3" table:style-name="ce1"/>
          <table:table-cell table:style-name="ce19"/>
          <table:table-cell table:number-columns-repeated="2" table:style-name="ce1"/>
          <table:table-cell table:number-columns-repeated="16371"/>
        </table:table-row>
        <table:table-row table:style-name="ro6">
          <table:table-cell office:value-type="string" table:style-name="ce20">
            <text:p>UAT Name:</text:p>
          </table:table-cell>
          <table:table-cell office:value-type="string" table:number-columns-spanned="4" table:number-rows-spanned="1" table:style-name="ce164">
            <text:p>ทดสอบการเปลี่ยนภาษาหน้าผู้วิจัยและการค้นหาข้อมูล</text:p>
          </table:table-cell>
          <table:covered-table-cell table:number-columns-repeated="3"/>
          <table:table-cell office:value-type="string" table:style-name="ce21">
            <text:p>Version:</text:p>
          </table:table-cell>
          <table:table-cell office:value-type="string" table:style-name="ce24">
            <text:p>V3</text:p>
          </table:table-cell>
          <table:table-cell table:number-columns-repeated="3" table:style-name="ce1"/>
          <table:table-cell table:number-columns-repeated="16374" table:style-name="ce19"/>
        </table:table-row>
        <table:table-row table:style-name="ro6">
          <table:table-cell office:value-type="string" table:style-name="ce20">
            <text:p>Module:</text:p>
          </table:table-cell>
          <table:table-cell office:value-type="string" table:number-columns-spanned="4" table:number-rows-spanned="1" table:style-name="ce164">
            <text:p>Researchers Page</text:p>
          </table:table-cell>
          <table:covered-table-cell table:number-columns-repeated="3"/>
          <table:table-cell office:value-type="string" table:style-name="ce21">
            <text:p>Date of Test:</text:p>
          </table:table-cell>
          <table:table-cell office:value-type="date" office:date-value="2025-03-10T00:00:00" table:style-name="ce25">
            <text:p>3/10/2025</text:p>
          </table:table-cell>
          <table:table-cell table:number-columns-repeated="3" table:style-name="ce1"/>
          <table:table-cell table:number-columns-repeated="16374" table:style-name="ce19"/>
        </table:table-row>
        <table:table-row table:style-name="ro6">
          <table:table-cell office:value-type="string" table:style-name="ce20">
            <text:p>Pre-requisite:</text:p>
          </table:table-cell>
          <table:table-cell office:value-type="string" table:number-columns-spanned="6" table:number-rows-spanned="1" table:style-name="ce164">
            <text:p>ไม่มี</text:p>
          </table:table-cell>
          <table:covered-table-cell table:number-columns-repeated="5"/>
          <table:table-cell table:number-columns-repeated="3" table:style-name="ce1"/>
          <table:table-cell table:number-columns-repeated="16374" table:style-name="ce19"/>
        </table:table-row>
        <table:table-row table:style-name="ro6">
          <table:table-cell office:value-type="string" table:style-name="ce26">
            <text:p>Description:</text:p>
          </table:table-cell>
          <table:table-cell office:value-type="string" table:number-columns-spanned="6" table:number-rows-spanned="1" table:style-name="ce164">
            <text:p>เมื่อกดปุ่มเปลี่ยนภาษาบนหน้า Researchers จะเปลี่ยนภาษาตามที่เลือก และสามารถค้นหาข้อมูลได้อย่างถูกต้อง</text:p>
          </table:table-cell>
          <table:covered-table-cell table:number-columns-repeated="5"/>
          <table:table-cell table:number-columns-repeated="3" table:style-name="ce1"/>
          <table:table-cell table:number-columns-repeated="16374" table:style-name="ce19"/>
        </table:table-row>
        <table:table-row table:style-name="ro13">
          <table:table-cell office:value-type="string" table:style-name="ce27">
            <text:p>User Story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and Steps</text:p>
          </table:table-cell>
          <table:table-cell office:value-type="string" table:style-name="ce28">
            <text:p>Expected Result</text:p>
          </table:table-cell>
          <table:table-cell office:value-type="string" table:style-name="ce28">
            <text:p>Actual Result</text:p>
          </table:table-cell>
          <table:table-cell office:value-type="string" table:style-name="ce28">
            <text:p>Test Result (Pass/Fail)</text:p>
          </table:table-cell>
          <table:table-cell office:value-type="string" table:style-name="ce28">
            <text:p>Remark</text:p>
          </table:table-cell>
          <table:table-cell table:number-columns-repeated="3" table:style-name="ce1"/>
          <table:table-cell table:number-columns-repeated="16374" table:style-name="ce19"/>
        </table:table-row>
        <table:table-row table:style-name="ro14">
          <table:table-cell table:style-name="ce29"/>
          <table:table-cell office:value-type="string" table:style-name="ce30">
            <text:p>TC01</text:p>
          </table:table-cell>
          <table:table-cell office:value-type="string" table:style-name="ce31">
            <text:p>เปิดเว็บไซต์ https://soften2sec267.cpkkuhost.com<text:s/></text:p>
          </table:table-cell>
          <table:table-cell office:value-type="string" table:style-name="ce31">
            <text:p>แสดงหน้า Home</text:p>
          </table:table-cell>
          <table:table-cell office:value-type="string" table:style-name="ce31">
            <text:p>แสดงหน้า Home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3" table:style-name="ce1"/>
          <table:table-cell table:number-columns-repeated="16374" table:style-name="ce19"/>
        </table:table-row>
        <table:table-row table:style-name="ro15">
          <table:table-cell table:style-name="ce33"/>
          <table:table-cell office:value-type="string" table:style-name="ce30">
            <text:p>TC02</text:p>
          </table:table-cell>
          <table:table-cell office:value-type="string" table:style-name="ce87">
            <text:p>ไปที่หน้า Researchers</text:p>
            <text:p>1. คลิกที่ เมนู Navbar ที่มีตัวเลือก "Researchers"</text:p>
            <text:p>2. เลื่อนเมาส์ไปที่เมนู Researchers (Dropdown Menu)</text:p>
            <text:p>3. ตรวจสอบว่ามีตัวเลือกให้เลือกประเภทนักวิจัย เช่น Lecturer, Master Student</text:p>
            <text:p>4. กดปุ่ม Master Student</text:p>
          </table:table-cell>
          <table:table-cell office:value-type="string" table:style-name="ce24">
            <text:p>แสดงหน้า Reseachers Master Student</text:p>
          </table:table-cell>
          <table:table-cell office:value-type="string" table:style-name="ce24">
            <text:p>แสดงหน้า Reseachers Master Student</text:p>
          </table:table-cell>
          <table:table-cell office:value-type="string" table:style-name="ce90">
            <text:p>✔</text:p>
          </table:table-cell>
          <table:table-cell table:style-name="ce32"/>
          <table:table-cell table:style-name="ce1"/>
          <table:table-cell table:number-columns-repeated="3" table:style-name="ce60"/>
          <table:table-cell table:number-columns-repeated="16373" table:style-name="ce19"/>
        </table:table-row>
        <table:table-row table:style-name="ro16">
          <table:table-cell table:style-name="ce33"/>
          <table:table-cell office:value-type="string" table:style-name="ce34">
            <text:p>TC03</text:p>
          </table:table-cell>
          <table:table-cell office:value-type="string" table:style-name="ce24">
            <text:p>เปลี่ยนภาษาและค้นหา " Fan" ในภาษาไทย</text:p>
            <text:p>1. คลิกที่เมนูเลือกภาษา<text:s/></text:p>
            <text:p>2. เลือกภาษาไทย</text:p>
            <text:p>3. คลิกที่ช่องค้นหาและพิมพ์ Fan</text:p>
            <text:p>4. กดปุ่ม ค้นหา</text:p>
            <text:p/>
          </table:table-cell>
          <table:table-cell office:value-type="string" table:style-name="ce24">
            <text:p>แสดงหน้า Reseachers และแสดงข้อความคำว่า ผู้วิจัย นักศึกษาปริญญาโท Fan Bingbing ความเชี่ยวชาญ และค้นหา</text:p>
          </table:table-cell>
          <table:table-cell office:value-type="string" table:style-name="ce24">
            <text:p>แสดงหน้า Reseachers และแสดงข้อความคำว่า ผู้วิจัย นักศึกษาปริญญาโท Fan Bingbing ความเชี่ยวชาญ และค้นหา</text:p>
          </table:table-cell>
          <table:table-cell office:value-type="string" table:style-name="ce90">
            <text:p>✔</text:p>
          </table:table-cell>
          <table:table-cell table:style-name="ce32"/>
          <table:table-cell table:style-name="ce1"/>
          <table:table-cell table:number-columns-repeated="3" table:style-name="ce60"/>
          <table:table-cell table:number-columns-repeated="16373" table:style-name="ce19"/>
        </table:table-row>
        <table:table-row table:style-name="ro17">
          <table:table-cell table:style-name="ce33"/>
          <table:table-cell office:value-type="string" table:style-name="ce35">
            <text:p>TC04</text:p>
          </table:table-cell>
          <table:table-cell office:value-type="string" table:style-name="ce87">
            <text:p>เปลี่ยนภาษาและค้นหา "范冰冰" ในภาษาจีน</text:p>
            <text:p>1. คลิกที่เมนูเลือกภาษา<text:s/></text:p>
            <text:p>2. เลือก 中文</text:p>
            <text:p>3. คลิกที่ช่องค้นหาและพิมพ์ 范冰冰</text:p>
            <text:p>4. กดปุ่ม <text:s/>搜索<text:s/></text:p>
            <text:p/>
          </table:table-cell>
          <table:table-cell office:value-type="string" table:style-name="ce24">
            <text:p>แสดงหน้า Reseachers และแสดงข้อความคำว่า 教师, 研究人员, 范冰冰 , 专长 และ搜索</text:p>
          </table:table-cell>
          <table:table-cell office:value-type="string" table:style-name="ce24">
            <text:p>แสดงหน้า Reseachers และแสดงข้อความคำว่า 教师, 研究人员, 范冰冰 , 专长 และ搜索</text:p>
          </table:table-cell>
          <table:table-cell office:value-type="string" table:style-name="ce90">
            <text:p>✔</text:p>
          </table:table-cell>
          <table:table-cell table:style-name="ce36"/>
          <table:table-cell table:style-name="ce1"/>
          <table:table-cell table:number-columns-repeated="3" table:style-name="ce60"/>
          <table:table-cell table:number-columns-repeated="16373" table:style-name="ce19"/>
        </table:table-row>
        <table:table-row table:style-name="ro18">
          <table:table-cell table:style-name="ce33"/>
          <table:table-cell office:value-type="string" table:style-name="ce35">
            <text:p>TC05</text:p>
          </table:table-cell>
          <table:table-cell office:value-type="string" table:style-name="ce87">
            <text:p>เปลี่ยนภาษาและค้นหา " Fan " ในภาษาอังกฤษ</text:p>
            <text:p>1. คลิกที่เมนูเลือกภาษา<text:s/></text:p>
            <text:p>2. เลือก English</text:p>
            <text:p>3. คลิกที่ช่องค้นหาและพิมพ์ Fan</text:p>
            <text:p>4. กดปุ่ม <text:s/>Search</text:p>
            <text:p/>
          </table:table-cell>
          <table:table-cell office:value-type="string" table:style-name="ce24">
            <text:p>แสดงหน้า Reseachers และแสดงข้อความคำว่า Researchers, Master Student, Fan Bingbing ,Expertise และ Search</text:p>
          </table:table-cell>
          <table:table-cell office:value-type="string" table:style-name="ce24">
            <text:p>แสดงหน้า Reseachers และแสดงข้อความคำว่า Researchers, Master Student, Fan Bingbing ,Expertise และ Search</text:p>
          </table:table-cell>
          <table:table-cell office:value-type="string" table:style-name="ce90">
            <text:p>✔</text:p>
          </table:table-cell>
          <table:table-cell table:style-name="ce32"/>
          <table:table-cell table:style-name="ce1"/>
          <table:table-cell table:number-columns-repeated="3" table:style-name="ce60"/>
          <table:table-cell table:number-columns-repeated="16373" table:style-name="ce19"/>
        </table:table-row>
        <table:table-row table:style-name="ro19">
          <table:table-cell table:style-name="ce33"/>
          <table:table-cell office:value-type="string" table:style-name="ce35">
            <text:p>TC06</text:p>
          </table:table-cell>
          <table:table-cell office:value-type="string" table:style-name="ce31">
            <text:p>ไปที่หน้า Researchers</text:p>
            <text:p>1. คลิกที่ เมนู Navbar ที่มีตัวเลือก "Researchers"</text:p>
            <text:p>2. เลื่อนเมาส์ไปที่เมนู Researchers (Dropdown Menu)</text:p>
            <text:p>3. ตรวจสอบว่ามีตัวเลือกให้เลือกประเภทนักวิจัย เช่น Lecturer, Master Student</text:p>
            <text:p>4. กดปุ่ม Lecturer</text:p>
          </table:table-cell>
          <table:table-cell office:value-type="string" table:style-name="ce31">
            <text:p>แสดงหน้้า Reseachers Lecturer</text:p>
          </table:table-cell>
          <table:table-cell office:value-type="string" table:style-name="ce31">
            <text:p>แสดงหน้้า Reseachers Lecturer</text:p>
          </table:table-cell>
          <table:table-cell office:value-type="string" table:style-name="ce90">
            <text:p>✔</text:p>
          </table:table-cell>
          <table:table-cell table:style-name="ce32"/>
          <table:table-cell table:style-name="ce1"/>
          <table:table-cell table:number-columns-repeated="3" table:style-name="ce60"/>
          <table:table-cell table:number-columns-repeated="16373" table:style-name="ce19"/>
        </table:table-row>
        <table:table-row table:style-name="ro20">
          <table:table-cell table:style-name="ce33"/>
          <table:table-cell office:value-type="string" table:style-name="ce35">
            <text:p>TC07</text:p>
          </table:table-cell>
          <table:table-cell office:value-type="string" table:style-name="ce31">
            <text:p>เปลี่ยนภาษาและค้นหา " Arfat" ในภาษาไทย</text:p>
            <text:p>1. คลิกที่เมนูเลือกภาษา<text:s/></text:p>
            <text:p>2. เลือกภาษาไทย</text:p>
            <text:p>3. คลิกที่ช่องค้นหาและพิมพ์ Arfat</text:p>
            <text:p>4. กดปุ่ม ค้นหา</text:p>
          </table:table-cell>
          <table:table-cell office:value-type="string" table:style-name="ce31">
            <text:p>แสดงหน้า Reseachers และแสดงข้อความคำว่า ผู้วิจัย อ.ดร. Arfat Ahmad Khan ความเชี่ยวชาญ การรักษาความปลอดภัยของอินเทอร์เน็ตและค้นหา</text:p>
          </table:table-cell>
          <table:table-cell office:value-type="string" table:style-name="ce31">
            <text:p>แสดงหน้า Reseachers และแสดงข้อความคำว่า ผู้วิจัย อาจารย์ อ.ดร. Arfat Ahmad Khan ความเชี่ยวชาญ การรักษาความปลอดภัยของอินเทอร์เน็ตและค้นหา</text:p>
          </table:table-cell>
          <table:table-cell office:value-type="string" table:style-name="ce90">
            <text:p>✔</text:p>
          </table:table-cell>
          <table:table-cell table:style-name="ce36"/>
          <table:table-cell table:style-name="ce1"/>
          <table:table-cell table:number-columns-repeated="3" table:style-name="ce60"/>
          <table:table-cell table:number-columns-repeated="16373" table:style-name="ce19"/>
        </table:table-row>
        <table:table-row table:style-name="ro21">
          <table:table-cell table:style-name="ce87"/>
          <table:table-cell office:value-type="string" table:style-name="ce88">
            <text:p>TC08</text:p>
          </table:table-cell>
          <table:table-cell office:value-type="string" table:style-name="ce31">
            <text:p>เปลี่ยนภาษาและค้นหา " Arfat" ในภาษาจีน</text:p>
            <text:p>1. คลิกที่เมนูเลือกภาษา<text:s/></text:p>
            <text:p>2. เลือก 中文</text:p>
            <text:p>3. คลิกที่ช่องค้นหาและพิมพ์ Arfat</text:p>
            <text:p>4. กดปุ่ม <text:s/>搜索<text:s/></text:p>
          </table:table-cell>
          <table:table-cell office:value-type="string" table:style-name="ce31">
            <text:p>แสดงหน้า Reseachers และแสดงข้อความคำว่า 教师, Arfat Ahmad Khan, 博士, 专长, 互联网安全 และ搜索</text:p>
          </table:table-cell>
          <table:table-cell office:value-type="string" table:style-name="ce31">
            <text:p>แสดงหน้า Reseachers และแสดงข้อความคำว่า 教师, 教师, Arfat Ahmad Khan, 博士, 专长, 互联网安全 และ搜索</text:p>
          </table:table-cell>
          <table:table-cell office:value-type="string" table:style-name="ce89">
            <text:p>✔</text:p>
          </table:table-cell>
          <table:table-cell table:style-name="ce87"/>
          <table:table-cell table:style-name="ce1"/>
          <table:table-cell table:style-name="ce91"/>
          <table:table-cell table:number-columns-repeated="2" table:style-name="ce60"/>
          <table:table-cell table:number-columns-repeated="16373" table:style-name="ce19"/>
        </table:table-row>
        <table:table-row table:style-name="ro22">
          <table:table-cell table:style-name="ce87"/>
          <table:table-cell office:value-type="string" table:style-name="ce88">
            <text:p>TC09</text:p>
          </table:table-cell>
          <table:table-cell office:value-type="string" table:style-name="ce87">
            <text:p>เปลี่ยนภาษาและค้นหา " Arfat " ในภาษาอังกฤษ</text:p>
            <text:p>1. คลิกที่เมนูเลือกภาษา<text:s/></text:p>
            <text:p>2. เลือก English</text:p>
            <text:p>3. คลิกที่ช่องค้นหาและพิมพ์ Arfat</text:p>
            <text:p>4. กดปุ่ม <text:s/>Search</text:p>
          </table:table-cell>
          <table:table-cell office:value-type="string" table:style-name="ce24">
            <text:p>แสดงหน้า Reseachers และแสดงข้อความคำว่า Researchers, Arfat Ahmad Khan, Ph.D. ,Expertise, Internet Securityและ Search</text:p>
          </table:table-cell>
          <table:table-cell office:value-type="string" table:style-name="ce24">
            <text:p>แสดงหน้า Reseachers และแสดงข้อความคำว่า Researchers, Lecturer, Arfat Ahmad Khan, Ph.D. ,Expertise, Internet Securityและ Search</text:p>
          </table:table-cell>
          <table:table-cell office:value-type="string" table:style-name="ce89">
            <text:p>✔</text:p>
          </table:table-cell>
          <table:table-cell table:style-name="ce87"/>
          <table:table-cell table:style-name="ce1"/>
          <table:table-cell table:style-name="ce91"/>
          <table:table-cell table:number-columns-repeated="2" table:style-name="ce60"/>
          <table:table-cell table:number-columns-repeated="16373" table:style-name="ce19"/>
        </table:table-row>
        <table:table-row table:style-name="ro23">
          <table:table-cell table:style-name="ce87"/>
          <table:table-cell office:value-type="string" table:style-name="ce88">
            <text:p>TC10</text:p>
          </table:table-cell>
          <table:table-cell office:value-type="string" table:style-name="ce31">
            <text:p>เปลี่ยนภาษาและค้นหา "ปัญญาพล" ในภาษาไทย</text:p>
            <text:p>1. คลิกที่เมนูเลือกภาษา<text:s/></text:p>
            <text:p>2. เลือกไทย</text:p>
            <text:p>3. คลิกที่ช่องค้นหาและพิมพ์ ปัญญาพล</text:p>
            <text:p>4. กดปุ่ม ค้นหา</text:p>
          </table:table-cell>
          <table:table-cell office:value-type="string" table:style-name="ce31">
            <text:p>แสดงหน้า Reseachers และแสดงข้อความคำว่า ผู้วิจัย รศ.ดร. ปัญญาพล หอระตะ ความเชี่ยวชาญ การเรียนรู้ของเครื่องและระบบอัจฉริยะ และค้นหา</text:p>
          </table:table-cell>
          <table:table-cell office:value-type="string" table:style-name="ce31">
            <text:p>แสดงหน้า Reseachers และแสดงข้อความคำว่า ผู้วิจัย อาจารย์ รศ.ดร. ปัญญาพล หอระตะ ความเชี่ยวชาญ การเรียนรู้ของเครื่องและระบบอัจฉริยะ และค้นหา</text:p>
          </table:table-cell>
          <table:table-cell office:value-type="string" table:style-name="ce89">
            <text:p>✔</text:p>
          </table:table-cell>
          <table:table-cell table:style-name="ce87"/>
          <table:table-cell table:style-name="ce1"/>
          <table:table-cell table:number-columns-repeated="3" table:style-name="ce60"/>
          <table:table-cell table:number-columns-repeated="16373" table:style-name="ce19"/>
        </table:table-row>
        <table:table-row table:style-name="ro21">
          <table:table-cell table:style-name="ce87"/>
          <table:table-cell office:value-type="string" table:style-name="ce88">
            <text:p>TC11</text:p>
          </table:table-cell>
          <table:table-cell office:value-type="string" table:style-name="ce31">
            <text:p>เปลี่ยนภาษาและค้นหา " Punyaphol" ในภาษาจีน</text:p>
            <text:p>1. คลิกที่เมนูเลือกภาษา<text:s/></text:p>
            <text:p>2. เลือก 中文</text:p>
            <text:p>3. คลิกที่ช่องค้นหาและพิมพ์ Punyaphol</text:p>
            <text:p>4. กดปุ่ม <text:s/>搜索<text:s/></text:p>
          </table:table-cell>
          <table:table-cell office:value-type="string" table:style-name="ce31">
            <text:p>แสดงหน้้า Reseachers Master Student</text:p>
          </table:table-cell>
          <table:table-cell office:value-type="string" table:style-name="ce31">
            <text:p>แสดงหน้า Reseachers และแสดงข้อความคำว่า 教师, 教师, Punyaphol Horata, 博士,专长, 机器学习与智能系统 และ搜索</text:p>
          </table:table-cell>
          <table:table-cell office:value-type="string" table:style-name="ce89">
            <text:p>✔</text:p>
          </table:table-cell>
          <table:table-cell table:style-name="ce87"/>
          <table:table-cell table:style-name="ce1"/>
          <table:table-cell table:style-name="ce91"/>
          <table:table-cell table:number-columns-repeated="2" table:style-name="ce60"/>
          <table:table-cell table:number-columns-repeated="16373" table:style-name="ce19"/>
        </table:table-row>
        <table:table-row table:style-name="ro24">
          <table:table-cell table:style-name="ce87"/>
          <table:table-cell office:value-type="string" table:style-name="ce88">
            <text:p>TC12</text:p>
          </table:table-cell>
          <table:table-cell office:value-type="string" table:style-name="ce31">
            <text:p>เปลี่ยนภาษาและค้นหา " Punyaphol" ในภาษาอังกฤษ</text:p>
            <text:p>1. คลิกที่เมนูเลือกภาษา<text:s/></text:p>
            <text:p>2. เลือก English</text:p>
            <text:p>3. คลิกที่ช่องค้นหาและพิมพ์ Punyaphol</text:p>
            <text:p>4. กดปุ่ม <text:s/>Search</text:p>
          </table:table-cell>
          <table:table-cell office:value-type="string" table:style-name="ce31">
            <text:p>แสดงหน้า Reseachers และแสดงข้อความคำว่า Researchers, Punyaphol Horata, Ph.D., Expertise, Machine Learning and Intelligent Systems และ Search</text:p>
          </table:table-cell>
          <table:table-cell office:value-type="string" table:style-name="ce31">
            <text:p>แสดงหน้า Reseachers และแสดงข้อความคำว่า Researchers, Lecturer, Punyaphol Horata, Ph.D., Expertise, Machine Learning and Intelligent Systems และ Search</text:p>
          </table:table-cell>
          <table:table-cell office:value-type="string" table:style-name="ce90">
            <text:p>✔</text:p>
          </table:table-cell>
          <table:table-cell table:style-name="ce87"/>
          <table:table-cell table:style-name="ce1"/>
          <table:table-cell table:style-name="ce91"/>
          <table:table-cell table:number-columns-repeated="2" table:style-name="ce60"/>
          <table:table-cell table:number-columns-repeated="16373" table:style-name="ce19"/>
        </table:table-row>
        <table:table-row table:style-name="ro4">
          <table:table-cell table:number-columns-repeated="10" table:style-name="ce1"/>
          <table:table-cell table:number-columns-repeated="16374" table:style-name="ce19"/>
        </table:table-row>
        <table:table-row table:style-name="ro25">
          <table:table-cell table:number-columns-repeated="10" table:style-name="ce1"/>
          <table:table-cell table:number-columns-repeated="16374" table:style-name="ce19"/>
        </table:table-row>
        <table:table-row table:style-name="ro26">
          <table:table-cell office:value-type="string" table:style-name="ce98">
            <text:p>ทดสอบหน้ารายละเอียดผู้วิจัย M</text:p>
          </table:table-cell>
          <table:table-cell table:number-columns-repeated="9" table:style-name="ce1"/>
          <table:table-cell table:number-columns-repeated="16374" table:style-name="ce19"/>
        </table:table-row>
        <table:table-row table:style-name="ro14">
          <table:table-cell office:value-type="string" table:style-name="ce15">
            <text:p>Test Scenario ID:</text:p>
          </table:table-cell>
          <table:table-cell office:value-type="string" table:number-columns-spanned="4" table:number-rows-spanned="1" table:style-name="ce168">
            <text:p>UAT_Research_Detail.robot</text:p>
          </table:table-cell>
          <table:covered-table-cell table:number-columns-repeated="3"/>
          <table:table-cell office:value-type="string" table:style-name="ce16">
            <text:p>Project ID:</text:p>
          </table:table-cell>
          <table:table-cell office:value-type="string" table:style-name="ce59">
            <text:p>WEB-SPRINT-03</text:p>
          </table:table-cell>
          <table:table-cell table:number-columns-repeated="9" table:style-name="ce1"/>
          <table:table-cell table:number-columns-repeated="16368"/>
        </table:table-row>
        <table:table-row table:style-name="ro27">
          <table:table-cell office:value-type="string" table:style-name="ce20">
            <text:p>Test Scenario Name:</text:p>
          </table:table-cell>
          <table:table-cell office:value-type="string" table:number-columns-spanned="4" table:number-rows-spanned="1" table:style-name="ce164">
            <text:p>เทสการเปลี่ยนภาษาของ ข้อมูลนักวิจัย สามารถเปลี่ยนได้ 3 ภาษา อังกฤษ ไทย จีน</text:p>
          </table:table-cell>
          <table:covered-table-cell table:number-columns-repeated="3"/>
          <table:table-cell office:value-type="string" table:style-name="ce77">
            <text:p>Tested by:</text:p>
          </table:table-cell>
          <table:table-cell office:value-type="string" table:style-name="ce111">
            <text:p>Tharadol <text:s/>Wichai</text:p>
          </table:table-cell>
          <table:table-cell table:number-columns-repeated="9" table:style-name="ce1"/>
          <table:table-cell table:number-columns-repeated="16368"/>
        </table:table-row>
        <table:table-row table:style-name="ro28">
          <table:table-cell office:value-type="string" table:style-name="ce20">
            <text:p>UAT Name:</text:p>
          </table:table-cell>
          <table:table-cell office:value-type="string" table:number-columns-spanned="4" table:number-rows-spanned="1" table:style-name="ce164">
            <text:p>ทดสอบเปลี่ยนภาษาของข้อมูลนักวิจัย</text:p>
          </table:table-cell>
          <table:covered-table-cell table:number-columns-repeated="3"/>
          <table:table-cell office:value-type="string" table:style-name="ce21">
            <text:p>Version:</text:p>
          </table:table-cell>
          <table:table-cell office:value-type="string" table:style-name="ce78">
            <text:p>V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Module:</text:p>
          </table:table-cell>
          <table:table-cell office:value-type="string" table:number-columns-spanned="4" table:number-rows-spanned="1" table:style-name="ce164">
            <text:p>Researchers detail Page</text:p>
          </table:table-cell>
          <table:covered-table-cell table:number-columns-repeated="3"/>
          <table:table-cell office:value-type="string" table:style-name="ce21">
            <text:p>Date of Test:</text:p>
          </table:table-cell>
          <table:table-cell office:value-type="date" office:date-value="2025-03-08T00:00:00" table:style-name="ce25">
            <text:p>3/8/2025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Pre-requisite:</text:p>
          </table:table-cell>
          <table:table-cell office:value-type="string" table:number-columns-spanned="6" table:number-rows-spanned="1" table:style-name="ce164">
            <text:p>ไม่มี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1">
          <table:table-cell office:value-type="string" table:style-name="ce26">
            <text:p>Description:</text:p>
          </table:table-cell>
          <table:table-cell office:value-type="string" table:number-columns-spanned="6" table:number-rows-spanned="1" table:style-name="ce164">
            <text:p>เมื่อกดปุ่มเปลี่ยนภาษา ข้อมูลบนหน้าข้อมูลนักวิจัยจะเปลี่ยนภาษาตามภาษาที่เลือก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27">
            <text:p>User Story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and Steps</text:p>
          </table:table-cell>
          <table:table-cell office:value-type="string" table:style-name="ce28">
            <text:p>Expected Result</text:p>
          </table:table-cell>
          <table:table-cell office:value-type="string" table:style-name="ce28">
            <text:p>Actual Result</text:p>
          </table:table-cell>
          <table:table-cell office:value-type="string" table:style-name="ce28">
            <text:p>Test Result (Pass/Fail)</text:p>
          </table:table-cell>
          <table:table-cell office:value-type="string" table:style-name="ce28">
            <text:p>Remark</text:p>
          </table:table-cell>
          <table:table-cell table:number-columns-repeated="9" table:style-name="ce1"/>
          <table:table-cell table:number-columns-repeated="16368"/>
        </table:table-row>
        <table:table-row table:style-name="ro1">
          <table:table-cell table:style-name="ce29"/>
          <table:table-cell office:value-type="string" table:style-name="ce30">
            <text:p>TC01</text:p>
          </table:table-cell>
          <table:table-cell office:value-type="string" table:style-name="ce31">
            <text:p>คลิกเปลี่ยนภาษาเป็น English และตรวจสอบว่ามีคำว่า English อยู่ในหน้า</text:p>
          </table:table-cell>
          <table:table-cell office:value-type="string" table:style-name="ce31">
            <text:p>เว็บไซต์ควรเปลี่ยนเป็นภาษาอังกฤษและแสดงคำว่า 'English'</text:p>
          </table:table-cell>
          <table:table-cell office:value-type="string" table:style-name="ce31">
            <text:p>เว็็บไซต์เปลี่ยนเป็นภาษาอังกฤษและแสดงคำว่า 'English'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1">
          <table:table-cell table:style-name="ce33"/>
          <table:table-cell office:value-type="string" table:style-name="ce30">
            <text:p>TC02</text:p>
          </table:table-cell>
          <table:table-cell office:value-type="string" table:style-name="ce31">
            <text:p>ค้นหาชื่อ Punyaphol Horata, Ph.D. และคลิกเพื่อเข้าสู่หน้าโปรไฟล์</text:p>
          </table:table-cell>
          <table:table-cell office:value-type="string" table:style-name="ce31">
            <text:p>สามารถค้นหาและคลิกชื่อ 'Punyaphol Horata, Ph.D.' ได้</text:p>
          </table:table-cell>
          <table:table-cell office:value-type="string" table:style-name="ce31">
            <text:p>สามารถค้นหาและคลิกชื่อ 'Punyaphol Horata, Ph.D.' ได้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4">
          <table:table-cell table:style-name="ce33"/>
          <table:table-cell office:value-type="string" table:style-name="ce34">
            <text:p>TC03</text:p>
          </table:table-cell>
          <table:table-cell office:value-type="string" table:style-name="ce31">
            <text:p>ตรวจสอบว่าแท็บ Summary และ SCOPUS มีข้อความถูกต้อง (ภาษาอังกฤษ)</text:p>
          </table:table-cell>
          <table:table-cell office:value-type="string" table:style-name="ce31">
            <text:p>แท็บ Summary และ SCOPUS ควรมีข้อความที่ถูกต้อง (ภาษาอังกฤษ)</text:p>
          </table:table-cell>
          <table:table-cell office:value-type="string" table:style-name="ce31">
            <text:p>แท็บ Summary และ SCOPUS แสดงข้อความที่ถูกต้อง (ภาษาอังกฤษ)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4">
          <table:table-cell table:style-name="ce33"/>
          <table:table-cell office:value-type="string" table:style-name="ce35">
            <text:p>TC04</text:p>
          </table:table-cell>
          <table:table-cell office:value-type="string" table:style-name="ce31">
            <text:p>ตรวจสอบว่าหัวตาราง No, Year, Author มีข้อความถูกต้อง (ภาษาอังกฤษ)</text:p>
          </table:table-cell>
          <table:table-cell office:value-type="string" table:style-name="ce31">
            <text:p>หัวข้อ No, Year, Author ควรแสดงผลถูกต้อง (ภาษาอังกฤษ)</text:p>
          </table:table-cell>
          <table:table-cell office:value-type="string" table:style-name="ce31">
            <text:p>หัวข้อ No, Year, Author แสดงผลถูกต้อง (ภาษาอังกฤษ)</text:p>
          </table:table-cell>
          <table:table-cell office:value-type="string" table:style-name="ce90">
            <text:p>✔</text:p>
          </table:table-cell>
          <table:table-cell table:style-name="ce36"/>
          <table:table-cell table:number-columns-repeated="9" table:style-name="ce1"/>
          <table:table-cell table:number-columns-repeated="16368"/>
        </table:table-row>
        <table:table-row table:style-name="ro7">
          <table:table-cell table:style-name="ce33"/>
          <table:table-cell office:value-type="string" table:style-name="ce35">
            <text:p>TC05</text:p>
          </table:table-cell>
          <table:table-cell office:value-type="string" table:style-name="ce31">
            <text:p>ตรวจสอบว่าชื่อแท็บถูกต้อง (ภาษาอังกฤษ)</text:p>
          </table:table-cell>
          <table:table-cell office:value-type="string" table:style-name="ce31">
            <text:p>ชื่อของแท็บงานวิจัยควรแสดงผลที่ถูกต้อง (ภาษาอังกฤษ)</text:p>
          </table:table-cell>
          <table:table-cell office:value-type="string" table:style-name="ce31">
            <text:p>ชื่อของแท็บงานวิจัยแสดงผลที่ถูกต้อง (ภาษาอังกฤษ)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7">
          <table:table-cell table:style-name="ce33"/>
          <table:table-cell office:value-type="string" table:style-name="ce35">
            <text:p>TC06</text:p>
          </table:table-cell>
          <table:table-cell office:value-type="string" table:style-name="ce31">
            <text:p>คลิกแต่ละแท็บและตรวจสอบว่าตารางมี No, Year, Author ถูกต้อง (ภาษาอังกฤษ)</text:p>
          </table:table-cell>
          <table:table-cell office:value-type="string" table:style-name="ce31">
            <text:p>No, Year, Author ควรแสดงผลถูกต้อง (ภาษาอังกฤษ)</text:p>
          </table:table-cell>
          <table:table-cell office:value-type="string" table:style-name="ce31">
            <text:p>No, Year, Author แสดงผลถูกต้อง (ภาษาอังกฤษ)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29">
          <table:table-cell table:style-name="ce33"/>
          <table:table-cell office:value-type="string" table:style-name="ce35">
            <text:p>TC07</text:p>
          </table:table-cell>
          <table:table-cell office:value-type="string" table:style-name="ce31">
            <text:p>คลิกเปลี่ยนภาษาเป็น ไทย และตรวจสอบว่ามีคำว่า ไทย อยู่ในหน้า</text:p>
          </table:table-cell>
          <table:table-cell office:value-type="string" table:style-name="ce31">
            <text:p>เว็บไซต์ควรเปลี่ยนเป็นภาษาไทยและแสดงคำว่า 'ไทย'</text:p>
          </table:table-cell>
          <table:table-cell office:value-type="string" table:style-name="ce31">
            <text:p>เว็บไซต์เปลี่ยนเป็นภาษาไทยและแสดงคำว่า 'ไทย'</text:p>
          </table:table-cell>
          <table:table-cell office:value-type="string" table:style-name="ce90">
            <text:p>✔</text:p>
          </table:table-cell>
          <table:table-cell table:style-name="ce36"/>
          <table:table-cell table:number-columns-repeated="9" table:style-name="ce1"/>
          <table:table-cell table:number-columns-repeated="16368"/>
        </table:table-row>
        <table:table-row table:style-name="ro29">
          <table:table-cell table:style-name="ce29"/>
          <table:table-cell office:value-type="string" table:style-name="ce30">
            <text:p>TC08</text:p>
          </table:table-cell>
          <table:table-cell office:value-type="string" table:style-name="ce31">
            <text:p>ตรวจสอบว่าแท็บ งานทั้งหมด และ SCOPUS มีข้อความถูกต้อง (ภาษาไทย)</text:p>
          </table:table-cell>
          <table:table-cell office:value-type="string" table:style-name="ce31">
            <text:p>แท็บงานทั้งหมด และ SCOPUS ควรมีข้อความที่ถูกต้อง (ภาษาไทย)</text:p>
          </table:table-cell>
          <table:table-cell office:value-type="string" table:style-name="ce31">
            <text:p>แท็บงานทั้งหมด และ SCOPUS มีข้อความที่ถูกต้อง (ภาษาไทย)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0">
          <table:table-cell table:style-name="ce33"/>
          <table:table-cell office:value-type="string" table:style-name="ce30">
            <text:p>TC08</text:p>
          </table:table-cell>
          <table:table-cell office:value-type="string" table:style-name="ce31">
            <text:p>ตรวจสอบว่าหัวตาราง ลำดับที่, ปีที่ตีพิมพ์, ผู้แต่ง มีข้อความถูกต้อง (ภาษาไทย)</text:p>
          </table:table-cell>
          <table:table-cell office:value-type="string" table:style-name="ce31">
            <text:p>หัวข้อ ลำดับที่, ปีที่ตีพิมพ์, ผู้แต่ง ควรแสดงผลถูกต้อง (ภาษาไทย)</text:p>
          </table:table-cell>
          <table:table-cell office:value-type="string" table:style-name="ce31">
            <text:p>หัวข้อ ลำดับที่, ปีที่ตีพิมพ์, ผู้แต่ง แสดงผลถูกต้อง (ภาษาไทย)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1">
          <table:table-cell table:style-name="ce33"/>
          <table:table-cell office:value-type="string" table:style-name="ce34">
            <text:p>TC10</text:p>
          </table:table-cell>
          <table:table-cell office:value-type="string" table:style-name="ce31">
            <text:p>ตรวจสอบว่าชื่อแท็บถูกต้อง (ภาษาไทย)</text:p>
          </table:table-cell>
          <table:table-cell office:value-type="string" table:style-name="ce31">
            <text:p>ชื่อของแท็บงานวิจัยควรแสดงผลที่ถูกต้อง (ภาษาไทย)</text:p>
          </table:table-cell>
          <table:table-cell office:value-type="string" table:style-name="ce31">
            <text:p>ชื่อของแท็บงานวิจัยแสดงผลที่ถูกต้อง (ภาษาไทย)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2">
          <table:table-cell table:style-name="ce33"/>
          <table:table-cell office:value-type="string" table:style-name="ce35">
            <text:p>TC11</text:p>
          </table:table-cell>
          <table:table-cell office:value-type="string" table:style-name="ce109">
            <text:p>คลิกแต่ละแท็บและตรวจสอบว่าตารางมี ลำดับที่, ปีที่ตีพิมพ์, ผู้แต่ง มีข้อความที่ถูกต้อง</text:p>
          </table:table-cell>
          <table:table-cell office:value-type="string" table:style-name="ce31">
            <text:p>หัวข้อ ลำดับที่, ปีที่ตีพิมพ์, ผู้แต่ง ควรแสดงผลถููกต้อง (ภาษาไทย)</text:p>
          </table:table-cell>
          <table:table-cell office:value-type="string" table:style-name="ce86">
            <text:p>หัวข้อ ลำดับที่, ปีที่ตีพิมพ์, ผู้แต่ง แสดงผลถููกต้อง (ภาษาไทย)</text:p>
          </table:table-cell>
          <table:table-cell office:value-type="string" table:style-name="ce90">
            <text:p>✔</text:p>
          </table:table-cell>
          <table:table-cell table:style-name="ce36"/>
          <table:table-cell table:number-columns-repeated="9" table:style-name="ce1"/>
          <table:table-cell table:number-columns-repeated="16368"/>
        </table:table-row>
        <table:table-row table:style-name="ro33">
          <table:table-cell table:style-name="ce33"/>
          <table:table-cell office:value-type="string" table:style-name="ce35">
            <text:p>TC12</text:p>
          </table:table-cell>
          <table:table-cell office:value-type="string" table:style-name="ce31">
            <text:p>คลิกเปลี่ยนภาษาเป็น 中文 และตรวจสอบว่ามีคำว่า 中文 อยู่ในหน้า</text:p>
          </table:table-cell>
          <table:table-cell office:value-type="string" table:style-name="ce67">
            <text:p>เว็บไซต์ควรเปลี่ยนเป็นภาษาจีนและแสดงคำว่า '中文'</text:p>
          </table:table-cell>
          <table:table-cell office:value-type="string" table:style-name="ce67">
            <text:p>เว็บไซต์เปลี่ยนเป็นภาษาจีนและแสดงคำว่า '中文'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0">
          <table:table-cell table:style-name="ce33"/>
          <table:table-cell office:value-type="string" table:style-name="ce35">
            <text:p>TC13</text:p>
          </table:table-cell>
          <table:table-cell office:value-type="string" table:style-name="ce31">
            <text:p>ตรวจสอบว่าแท็บ 摘要 และ SCOPUS มีข้อความถูกต้อง (ภาษาจีน)</text:p>
          </table:table-cell>
          <table:table-cell office:value-type="string" table:style-name="ce31">
            <text:p>แท็บ 摘要 <text:s/>และ SCOPUS ควรมีข้อความที่ถูกต้อง (ภาษาจีน)</text:p>
          </table:table-cell>
          <table:table-cell office:value-type="string" table:style-name="ce31">
            <text:p>แท็บ 摘要 <text:s/>และ SCOPUS มีข้อความที่ถูกต้อง (ภาษาจีน)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0">
          <table:table-cell table:style-name="ce33"/>
          <table:table-cell office:value-type="string" table:style-name="ce35">
            <text:p>TC14</text:p>
          </table:table-cell>
          <table:table-cell office:value-type="string" table:style-name="ce31">
            <text:p>ตรวจสอบว่าหัวตาราง 编号, 年份, 作者 มีข้อความถูกต้อง (ภาษาจีน)</text:p>
          </table:table-cell>
          <table:table-cell office:value-type="string" table:style-name="ce31">
            <text:p>编号, 年份, 作者 ควรแสดงผลถูกต้อง (ภาษาจีน)</text:p>
          </table:table-cell>
          <table:table-cell office:value-type="string" table:style-name="ce31">
            <text:p>编号, 年份, 作者 แสดงผลถูกต้อง (ภาษาจีน)</text:p>
          </table:table-cell>
          <table:table-cell office:value-type="string" table:style-name="ce90">
            <text:p>✔</text:p>
          </table:table-cell>
          <table:table-cell table:style-name="ce36"/>
          <table:table-cell table:number-columns-repeated="9" table:style-name="ce1"/>
          <table:table-cell table:number-columns-repeated="16368"/>
        </table:table-row>
        <table:table-row table:style-name="ro30">
          <table:table-cell table:style-name="ce33"/>
          <table:table-cell office:value-type="string" table:style-name="ce35">
            <text:p>TC15</text:p>
          </table:table-cell>
          <table:table-cell office:value-type="string" table:style-name="ce86">
            <text:p>ตรวจสอบว่าชื่อแท็บถูกต้อง (ภาษาจีน)</text:p>
          </table:table-cell>
          <table:table-cell office:value-type="string" table:style-name="ce86">
            <text:p>ชื่อของแท็บงานวิจัยควรแสดงผลที่ถูกต้อง (ภาษาจีน)</text:p>
          </table:table-cell>
          <table:table-cell office:value-type="string" table:style-name="ce86">
            <text:p>ชื่อของแท็บงานวิจัยแสดงผลที่ถูกต้อง (ภาษาจีน)</text:p>
          </table:table-cell>
          <table:table-cell office:value-type="string" table:style-name="ce9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1">
          <table:table-cell table:style-name="ce33"/>
          <table:table-cell office:value-type="string" table:style-name="ce35">
            <text:p>TC16</text:p>
          </table:table-cell>
          <table:table-cell office:value-type="string" table:style-name="ce40">
            <text:p>คลิกแต่ละแท็บและตรวจสอบว่าตารางมี 编号, 年份, 作者 มีข้อความถูกต้อง</text:p>
          </table:table-cell>
          <table:table-cell office:value-type="string" table:style-name="ce40">
            <text:p>หัวข้อ 编号, 年份, 作者 ควรแสดงผลถูกต้อง (ภาษาจีน)</text:p>
          </table:table-cell>
          <table:table-cell office:value-type="string" table:style-name="ce40">
            <text:p>หัวข้อ 编号, 年份, 作者 แสดงผลถูกต้อง (ภาษาจีน)</text:p>
          </table:table-cell>
          <table:table-cell office:value-type="string" table:style-name="ce110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number-rows-repeated="2" table:style-name="ro11">
          <table:table-cell table:number-columns-repeated="16" table:style-name="ce1"/>
          <table:table-cell table:number-columns-repeated="16368"/>
        </table:table-row>
        <table:table-row table:style-name="ro26">
          <table:table-cell office:value-type="string" table:style-name="ce98">
            <text:p>ทดสอบหน้ากลุ่มผู้วิจัย GN</text:p>
          </table:table-cell>
          <table:table-cell table:number-columns-repeated="15" table:style-name="ce1"/>
          <table:table-cell table:number-columns-repeated="16368"/>
        </table:table-row>
        <table:table-row table:style-name="ro6">
          <table:table-cell office:value-type="string" table:style-name="ce15">
            <text:p>Test Scenario ID:</text:p>
          </table:table-cell>
          <table:table-cell office:value-type="string" table:number-columns-spanned="4" table:number-rows-spanned="1" table:style-name="ce168">
            <text:p>researchGroup_test.robot</text:p>
          </table:table-cell>
          <table:covered-table-cell table:number-columns-repeated="3"/>
          <table:table-cell office:value-type="string" table:style-name="ce16">
            <text:p>Project ID:</text:p>
          </table:table-cell>
          <table:table-cell office:value-type="string" table:style-name="ce17">
            <text:p>WEB-SPRINT-0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Test Scenario Name:</text:p>
          </table:table-cell>
          <table:table-cell office:value-type="string" table:number-columns-spanned="4" table:number-rows-spanned="1" table:style-name="ce164">
            <text:p>การเปลี่ยนภาษาหน้า researchgroup อย่างถูกต้อง</text:p>
          </table:table-cell>
          <table:covered-table-cell table:number-columns-repeated="3"/>
          <table:table-cell office:value-type="string" table:style-name="ce21">
            <text:p>Tested by:</text:p>
          </table:table-cell>
          <table:table-cell office:value-type="string" table:style-name="ce22">
            <text:p>นายวสิษฐ์พล พันชนกกุล</text:p>
          </table:table-cell>
          <table:table-cell table:number-columns-repeated="9" table:style-name="ce1"/>
          <table:table-cell table:number-columns-repeated="16368"/>
        </table:table-row>
        <table:table-row table:style-name="ro12">
          <table:table-cell office:value-type="string" table:style-name="ce20">
            <text:p>UAT Name:</text:p>
          </table:table-cell>
          <table:table-cell office:value-type="string" table:number-columns-spanned="4" table:number-rows-spanned="1" table:style-name="ce164">
            <text:p>ทดสอบการเปลี่ยนภาษาหน้า researchgroup</text:p>
          </table:table-cell>
          <table:covered-table-cell table:number-columns-repeated="3"/>
          <table:table-cell office:value-type="string" table:style-name="ce21">
            <text:p>Version:</text:p>
          </table:table-cell>
          <table:table-cell office:value-type="string" table:style-name="ce24">
            <text:p>V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Module:</text:p>
          </table:table-cell>
          <table:table-cell office:value-type="string" table:number-columns-spanned="4" table:number-rows-spanned="1" table:style-name="ce174">
            <text:p>researchgroup page</text:p>
          </table:table-cell>
          <table:covered-table-cell table:number-columns-repeated="3"/>
          <table:table-cell office:value-type="string" table:style-name="ce21">
            <text:p>Date of Test:</text:p>
          </table:table-cell>
          <table:table-cell office:value-type="date" office:date-value="2025-03-11T00:00:00" table:style-name="ce112">
            <text:p>3/11/2025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Pre-requisite:</text:p>
          </table:table-cell>
          <table:table-cell office:value-type="string" table:number-columns-spanned="6" table:number-rows-spanned="1" table:style-name="ce164">
            <text:p>ไม่มี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Description:</text:p>
          </table:table-cell>
          <table:table-cell office:value-type="string" table:number-columns-spanned="6" table:number-rows-spanned="1" table:style-name="ce164">
            <text:p>เมื่อกดปุ่มเปลี่ยนภาษาหน้า researchgroup จะเปลี่ยนภาษาตามที่เลือก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37">
            <text:p>User Story</text:p>
          </table:table-cell>
          <table:table-cell office:value-type="string" table:style-name="ce37">
            <text:p>Test Case ID</text:p>
          </table:table-cell>
          <table:table-cell office:value-type="string" table:style-name="ce38">
            <text:p>Test Case and Steps</text:p>
          </table:table-cell>
          <table:table-cell office:value-type="string" table:style-name="ce38">
            <text:p>Expected Result</text:p>
          </table:table-cell>
          <table:table-cell office:value-type="string" table:style-name="ce38">
            <text:p>Actual Result</text:p>
          </table:table-cell>
          <table:table-cell office:value-type="string" table:style-name="ce38">
            <text:p>Test Result (Pass/Fail)</text:p>
          </table:table-cell>
          <table:table-cell office:value-type="string" table:style-name="ce38">
            <text:p>Remark</text:p>
          </table:table-cell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29"/>
          <table:table-cell office:value-type="string" table:style-name="ce39">
            <text:p>TC01</text:p>
          </table:table-cell>
          <table:table-cell office:value-type="string" table:style-name="ce40">
            <text:p>ไปยัง เว็ปไซต์</text:p>
            <text:p>https://soften2sec267.cpkkuhost.com/researchgroup</text:p>
          </table:table-cell>
          <table:table-cell office:value-type="string" table:style-name="ce40">
            <text:p>แสดงหน้า Research Group</text:p>
          </table:table-cell>
          <table:table-cell office:value-type="string" table:style-name="ce68">
            <text:p>แสดงหน้า Research Group</text:p>
          </table:table-cell>
          <table:table-cell office:value-type="string" table:style-name="ce84">
            <text:p>✔</text:p>
          </table:table-cell>
          <table:table-cell table:style-name="ce69"/>
          <table:table-cell table:number-columns-repeated="9" table:style-name="ce1"/>
          <table:table-cell table:number-columns-repeated="16368"/>
        </table:table-row>
        <table:table-row table:style-name="ro35">
          <table:table-cell table:style-name="ce33"/>
          <table:table-cell office:value-type="string" table:style-name="ce39">
            <text:p>TC02</text:p>
          </table:table-cell>
          <table:table-cell office:value-type="string" table:style-name="ce40">
            <text:p>เปลี่ยนภาษาเป็นภาษาไทย:</text:p>
            <text:p>1. กดปุ่มเมนูภาษา</text:p>
            <text:p>2. เลือก ไทย</text:p>
          </table:table-cell>
          <table:table-cell office:value-type="string" table:style-name="ce40">
            <text:p>แสดงข้อมูล หน้า researchgroup<text:s/></text:p>
            <text:p>- คำว่า RESEARCH GROUP ต้องกลายเป็น "กลุ่มวิจัย"</text:p>
            <text:p>- คำว่า Laboratory Supervisor ต้องกลายเป็น "หัวหน้าห้องปฏิบัติการ"<text:s/></text:p>
            <text:p/>
            <text:p>ชื่อกลุ่มวิจัย Advanced GIS Technology (AGT) ต้องกลายเป็น "เทคโนโลยี GIS ขั้นสูง (AGT)"</text:p>
            <text:p/>
            <text:p>ข้อมูลคณะนักวิจัยต้องกลายเป็นภาษาไทย</text:p>
            <text:p>- ผศ.ดร. พิพัธน์ เรืองแสง</text:p>
            <text:p>- รศ.ดร. ชัยพล กีรติกสิกร</text:p>
            <text:p>- ผศ.ดร. ณกร วัฒนกิจ<text:s/></text:p>
            <text:p/>
            <text:p>ปุ่ม More details ต้องกลายเป็น "รายละเอียดเพิ่มเติม"</text:p>
            <text:p/>
            <text:p/>
            <text:p/>
          </table:table-cell>
          <table:table-cell office:value-type="string" table:style-name="ce70">
            <text:p>แสดงข้อมูล หน้า researchgroup</text:p>
            <text:p/>
            <text:p>RESEARCH GROUP กลายเป็น "กลุ่มวิจัย"</text:p>
            <text:p>Laboratory Supervisor กลายเป็น "หัวหน้าห้องปฏิบัติการ"<text:s/></text:p>
            <text:p>Advanced GIS Technology (AGT) กลายเป็น "เทคโนโลยี GIS ขั้นสูง (AGT)"</text:p>
            <text:p/>
            <text:p>ข้อมูลคณะนักวิจัยกลายเป็นภาษาไทย</text:p>
            <text:p>- ผศ.ดร. พิพัธน์ เรืองแสง</text:p>
            <text:p>- รศ.ดร. ชัยพล กีรติกสิกร</text:p>
            <text:p>- ผศ.ดร. ณกร วัฒนกิจ<text:s/></text:p>
            <text:p/>
            <text:p>ปุ่ม More details กลายเป็น "รายละเอียดเพิ่มเติม"</text:p>
            <text:p/>
            <text:p/>
            <text:p/>
            <text:p/>
          </table:table-cell>
          <table:table-cell office:value-type="string" table:style-name="ce84">
            <text:p>✔</text:p>
          </table:table-cell>
          <table:table-cell table:style-name="ce69"/>
          <table:table-cell table:number-columns-repeated="9" table:style-name="ce1"/>
          <table:table-cell table:number-columns-repeated="16368"/>
        </table:table-row>
        <table:table-row table:style-name="ro36">
          <table:table-cell table:style-name="ce33"/>
          <table:table-cell office:value-type="string" table:style-name="ce39">
            <text:p>TC03</text:p>
          </table:table-cell>
          <table:table-cell office:value-type="string" table:style-name="ce40">
            <text:p>เปลี่ยนภาษาเป็นภาษาอังกฤษ:</text:p>
            <text:p>1. กดปุ่มเมนูภาษา<text:s/></text:p>
            <text:p>2. เลือก English</text:p>
          </table:table-cell>
          <table:table-cell office:value-type="string" table:style-name="ce68">
            <text:p>แสดงข้อมูล หน้า researchgroup<text:s/></text:p>
            <text:p>- คำว่า กลุ่มวิจัย ต้องเปลี่ยนเป็น "Research Group"</text:p>
            <text:p>- คำว่า หัวหน้าห้องปฏิบัติการ ต้องเปลี่ยนเป็น "Laboratory Supervisor"</text:p>
            <text:p/>
            <text:p>ชื่อกลุ่มวิจัย เทคโนโลยี GIS ขั้นสูง (AGT) ต้องเปลี่ยนเป็น "Advanced GIS Technology (AGT)"</text:p>
            <text:p/>
            <text:p>ข้อมูลคณะนักวิจัยต้องกลายเป็นภาษาอังกฤษ</text:p>
            <text:p>- Asst. Prof. Dr. Pipat Reungsang</text:p>
            <text:p>- Assoc. Prof. Dr. Chaiyapon Keeratikasikorn</text:p>
            <text:p>- Asst. Prof. Dr. Nagon Watanakij</text:p>
            <text:p/>
            <text:p>ปุ่ม รายละเอียดเพิ่มเติม ต้องกลายเป็น "More details"</text:p>
            <text:p/>
            <text:p/>
            <text:p/>
          </table:table-cell>
          <table:table-cell office:value-type="string" table:style-name="ce85">
            <text:p>แสดงข้อมูล หน้า researchgroup<text:s/></text:p>
            <text:p>- คำว่า กลุ่มวิจัย เปลี่ยนเป็น "Research Group"</text:p>
            <text:p>- คำว่า หัวหน้าห้องปฏิบัติการ เปลี่ยนเป็น "Laboratory Supervisor"</text:p>
            <text:p/>
            <text:p>ชื่อกลุ่มวิจัย เทคโนโลยี GIS ขั้นสูง (AGT) เปลี่ยนเป็น "Advanced GIS Technology (AGT)"</text:p>
            <text:p/>
            <text:p>ข้อมูลคณะนักวิจัยต้องกลายเป็นอังกฤษ</text:p>
            <text:p>- Asst. Prof. Dr. Pipat Reungsang</text:p>
            <text:p>- Assoc. Prof. Dr. Chaiyapon Keeratikasikorn</text:p>
            <text:p>- Asst. Prof. Dr. Nagon Watanakij</text:p>
            <text:p/>
            <text:p>ปุ่ม รายละเอียดเพิ่มเติม ต้องกลายเป็น "More details"</text:p>
            <text:p/>
            <text:p/>
            <text:p/>
          </table:table-cell>
          <table:table-cell office:value-type="string" table:style-name="ce84">
            <text:p>✔</text:p>
          </table:table-cell>
          <table:table-cell table:style-name="ce69"/>
          <table:table-cell table:number-columns-repeated="9" table:style-name="ce1"/>
          <table:table-cell table:number-columns-repeated="16368"/>
        </table:table-row>
        <table:table-row table:style-name="ro37">
          <table:table-cell table:style-name="ce33"/>
          <table:table-cell office:value-type="string" table:style-name="ce39">
            <text:p>TC04</text:p>
          </table:table-cell>
          <table:table-cell office:value-type="string" table:style-name="ce40">
            <text:p>เปลี่ยนภาษาเป็นภาษาจีน:<text:s/></text:p>
            <text:p>1. กดปุ่มเมนูภาษา<text:s/></text:p>
            <text:p>2. เลือก 中文</text:p>
          </table:table-cell>
          <table:table-cell office:value-type="string" table:style-name="ce68">
            <text:p>แสดงข้อมูล หน้า researchgroup<text:s/></text:p>
            <text:p>- คำว่า กลุ่มวิจัย ต้องเปลี่ยนเป็น "研究小组"</text:p>
            <text:p>- คำว่า หัวหน้าห้องปฏิบัติการ ต้องเปลี่ยนเป็น "实验室主管"</text:p>
            <text:p/>
            <text:p>ชื่อกลุ่มวิจัย เทคโนโลยี GIS ขั้นสูง (AGT) ต้องเปลี่ยนเป็น "Advanced GIS Technology (AGT)" (ใช้ชื่อเดิมเหมือนอังกฤษ)</text:p>
            <text:p/>
            <text:p>ข้อมูลคณะนักวิจัย ยศต้องเป็นภาษาจีน และชื่อเป็นภาษาอังกฤษ<text:s/></text:p>
            <text:p>- 助理教授 博士 Pipat Reungsang</text:p>
            <text:p>- 副教授 博士 Chaiyapon Keeratikasikorn</text:p>
            <text:p>- 助理教授 博士 Nagon Watanakij</text:p>
            <text:p/>
            <text:p>ปุ่ม More details ต้องกลายเป็น "详细信息"</text:p>
            <text:p/>
            <text:p/>
            <text:p/>
          </table:table-cell>
          <table:table-cell office:value-type="string" table:style-name="ce85">
            <text:p>แสดงข้อมูล หน้า researchgroup<text:s/></text:p>
            <text:p>- คำว่า กลุ่มวิจัย เปลี่ยนเป็น "研究小组"</text:p>
            <text:p>- คำว่า หัวหน้าห้องปฏิบัติการ เปลี่ยนเป็น "实验室主管"</text:p>
            <text:p/>
            <text:p>ชื่อกลุ่มวิจัย เทคโนโลยี GIS ขั้นสูง (AGT) เปลี่ยนเป็น "Advanced GIS Technology (AGT)" (ใช้ชื่อเดิมเหมือนอังกฤษ)</text:p>
            <text:p/>
            <text:p>ข้อมูลคณะนักวิจัย ยศเป็นภาษาจีน และชื่อเป็นภาษาอังกฤษ<text:s/></text:p>
            <text:p>- 助理教授 博士 Pipat Reungsang</text:p>
            <text:p>- 副教授 博士 Chaiyapon Keeratikasikorn</text:p>
            <text:p>- 助理教授 博士 Nagon Watanakij</text:p>
            <text:p>ปุ่ม More details กลายเป็น "详细信息"</text:p>
            <text:p/>
          </table:table-cell>
          <table:table-cell office:value-type="string" table:style-name="ce84">
            <text:p>✔</text:p>
          </table:table-cell>
          <table:table-cell table:style-name="ce69"/>
          <table:table-cell table:number-columns-repeated="9" table:style-name="ce1"/>
          <table:table-cell table:number-columns-repeated="16368"/>
        </table:table-row>
        <table:table-row table:number-rows-repeated="2" table:style-name="ro11">
          <table:table-cell table:number-columns-repeated="16" table:style-name="ce1"/>
          <table:table-cell table:number-columns-repeated="16368"/>
        </table:table-row>
        <table:table-row table:style-name="ro26">
          <table:table-cell office:value-type="string" table:style-name="ce98">
            <text:p>ทดสอบหน้า Login MZ</text:p>
          </table:table-cell>
          <table:table-cell table:number-columns-repeated="15" table:style-name="ce1"/>
          <table:table-cell table:number-columns-repeated="16368"/>
        </table:table-row>
        <table:table-row table:style-name="ro6">
          <table:table-cell office:value-type="string" table:style-name="ce15">
            <text:p>Test Scenario ID:</text:p>
          </table:table-cell>
          <table:table-cell office:value-type="string" table:number-columns-spanned="4" table:number-rows-spanned="1" table:style-name="ce168">
            <text:p>tranlogin.robot</text:p>
          </table:table-cell>
          <table:covered-table-cell table:number-columns-repeated="3"/>
          <table:table-cell office:value-type="string" table:style-name="ce16">
            <text:p>Project ID:</text:p>
          </table:table-cell>
          <table:table-cell office:value-type="string" table:style-name="ce17">
            <text:p>WEB-SPRINT-0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Test Scenario Name:</text:p>
          </table:table-cell>
          <table:table-cell office:value-type="string" table:number-columns-spanned="4" table:number-rows-spanned="1" table:style-name="ce164">
            <text:p>การเปลี่ยนภาษาหน้าเข้าสู่ระบบอย่างถูกต้อง</text:p>
          </table:table-cell>
          <table:covered-table-cell table:number-columns-repeated="3"/>
          <table:table-cell office:value-type="string" table:style-name="ce21">
            <text:p>Tested by:</text:p>
          </table:table-cell>
          <table:table-cell office:value-type="string" table:style-name="ce22">
            <text:p>นางสาวสิริวมล แก้วคุ้ม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UAT Name:</text:p>
          </table:table-cell>
          <table:table-cell office:value-type="string" table:number-columns-spanned="4" table:number-rows-spanned="1" table:style-name="ce164">
            <text:p>ทดสอบการเปลี่ยนภาษาหน้าเข้าสู่ระบบ</text:p>
          </table:table-cell>
          <table:covered-table-cell table:number-columns-repeated="3"/>
          <table:table-cell office:value-type="string" table:style-name="ce21">
            <text:p>Version:</text:p>
          </table:table-cell>
          <table:table-cell office:value-type="string" table:style-name="ce24">
            <text:p>V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Module:</text:p>
          </table:table-cell>
          <table:table-cell office:value-type="string" table:number-columns-spanned="4" table:number-rows-spanned="1" table:style-name="ce164">
            <text:p>Login<text:s/></text:p>
          </table:table-cell>
          <table:covered-table-cell table:number-columns-repeated="3"/>
          <table:table-cell office:value-type="string" table:style-name="ce21">
            <text:p>Date of Test:</text:p>
          </table:table-cell>
          <table:table-cell office:value-type="date" office:date-value="2025-03-11T00:00:00" table:style-name="ce112">
            <text:p>3/11/2025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Pre-requisite:</text:p>
          </table:table-cell>
          <table:table-cell office:value-type="string" table:number-columns-spanned="6" table:number-rows-spanned="1" table:style-name="ce164">
            <text:p>ไม่มี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6">
            <text:p>Description:</text:p>
          </table:table-cell>
          <table:table-cell office:value-type="string" table:number-columns-spanned="6" table:number-rows-spanned="1" table:style-name="ce164">
            <text:p>เมื่อกดปุ่มเปลี่ยนภาษาหน้า Login จะเปลี่ยนภาษาตามที่เลือก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27">
            <text:p>User Story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and Steps</text:p>
          </table:table-cell>
          <table:table-cell office:value-type="string" table:style-name="ce28">
            <text:p>Expected Result</text:p>
          </table:table-cell>
          <table:table-cell office:value-type="string" table:style-name="ce28">
            <text:p>Actual Result</text:p>
          </table:table-cell>
          <table:table-cell office:value-type="string" table:style-name="ce28">
            <text:p>Test Result (Pass/Fail)</text:p>
          </table:table-cell>
          <table:table-cell office:value-type="string" table:style-name="ce28">
            <text:p>Remark</text:p>
          </table:table-cell>
          <table:table-cell table:number-columns-repeated="9" table:style-name="ce1"/>
          <table:table-cell table:number-columns-repeated="16368"/>
        </table:table-row>
        <table:table-row table:style-name="ro7">
          <table:table-cell table:style-name="ce29"/>
          <table:table-cell office:value-type="string" table:style-name="ce30">
            <text:p>TC01</text:p>
          </table:table-cell>
          <table:table-cell office:value-type="string" table:style-name="ce31">
            <text:p>Test Open Login Page: เปิดเว็บไซต์ https://soften2sec267.cpkkuhost.com/login </text:p>
          </table:table-cell>
          <table:table-cell office:value-type="string" table:style-name="ce31">
            <text:p>แสดงหน้า Login ของเว็บไซต์<text:s/></text:p>
          </table:table-cell>
          <table:table-cell office:value-type="string" table:style-name="ce31">
            <text:p>แสดงหน้า Login ของเว็บไซต์<text:s/></text:p>
          </table:table-cell>
          <table:table-cell office:value-type="string" table:style-name="ce95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33"/>
          <table:table-cell office:value-type="string" table:style-name="ce30">
            <text:p>TC02</text:p>
          </table:table-cell>
          <table:table-cell office:value-type="string" table:style-name="ce31">
            <text:p>Test switch Language Th:</text:p>
            <text:p><text:s/>1.กดปุ่ม เปลี่ยนภาษาไทย และกด Login</text:p>
            <text:p><text:s/>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ไทย พร้อมขึ้นข้อความให้กรอกข้อมูล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ไทย พร้อมขึ้นข้อความให้กรอกข้อมูล</text:p>
          </table:table-cell>
          <table:table-cell office:value-type="string" table:style-name="ce95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33"/>
          <table:table-cell office:value-type="string" table:style-name="ce34">
            <text:p>TC03</text:p>
          </table:table-cell>
          <table:table-cell office:value-type="string" table:style-name="ce31">
            <text:p>Test switch Language En:</text:p>
            <text:p><text:s/>1.กดปุ่ม เปลี่ยนภาษาอังกฤษ และกด Login</text:p>
            <text:p><text:s/>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อังกฤษ พร้อมขึ้นข้อความให้กรอกข้อมูล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อังกฤษ พร้อมขึ้นข้อความให้กรอกข้อมูล</text:p>
          </table:table-cell>
          <table:table-cell office:value-type="string" table:style-name="ce95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33"/>
          <table:table-cell office:value-type="string" table:style-name="ce35">
            <text:p>TC04</text:p>
          </table:table-cell>
          <table:table-cell office:value-type="string" table:style-name="ce31">
            <text:p>Test switch Language Zh:</text:p>
            <text:p><text:s/>1.กดปุ่ม เปลี่ยนภาษาจีน และกด Login</text:p>
            <text:p><text:s/>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จีน พร้อมขึ้นข้อความให้กรอกข้อมูล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จีน พร้อมขึ้นข้อความให้กรอกข้อมูล</text:p>
          </table:table-cell>
          <table:table-cell office:value-type="string" table:style-name="ce95">
            <text:p>✔</text:p>
          </table:table-cell>
          <table:table-cell table:style-name="ce36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33"/>
          <table:table-cell office:value-type="string" table:style-name="ce35">
            <text:p>TC05</text:p>
          </table:table-cell>
          <table:table-cell office:value-type="string" table:style-name="ce31">
            <text:p>Test switch Language Th:</text:p>
            <text:p><text:s/>1.กดปุ่ม เปลี่ยนภาษาไทย กรอกข้อมูลผิด และ กด Login</text:p>
            <text:p><text:s/>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ไทย พร้อมขึ้นข้อความกรอกข้อมูลผิด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ไทย พร้อมขึ้นข้อความกรอกข้อมูลผิด</text:p>
          </table:table-cell>
          <table:table-cell office:value-type="string" table:style-name="ce95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33"/>
          <table:table-cell office:value-type="string" table:style-name="ce35">
            <text:p>TC06</text:p>
          </table:table-cell>
          <table:table-cell office:value-type="string" table:style-name="ce31">
            <text:p>Test switch Language En:</text:p>
            <text:p><text:s/>1.กดปุ่ม เปลี่ยนภาษาอังกฤษ กรอกข้อมูลผิด และกด Login</text:p>
            <text:p><text:s/>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อังกฤษ พร้อมขึ้นข้อความกรอกข้อมูลผิด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อังกฤษ พร้อมขึ้นข้อความกรอกข้อมูลผิด</text:p>
          </table:table-cell>
          <table:table-cell office:value-type="string" table:style-name="ce95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29">
          <table:table-cell table:style-name="ce33"/>
          <table:table-cell office:value-type="string" table:style-name="ce35">
            <text:p>TC07</text:p>
          </table:table-cell>
          <table:table-cell office:value-type="string" table:style-name="ce31">
            <text:p>Test switch Language Zh:</text:p>
            <text:p><text:s/>1.กดปุ่ม เปลี่ยนภาษาจีน กรอกข้อมูลผิด และกด Login</text:p>
            <text:p><text:s/>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จีน พร้อมขึ้นข้อความกรอกข้อมูลผิด</text:p>
          </table:table-cell>
          <table:table-cell office:value-type="string" table:style-name="ce31">
            <text:p>แสดงหน้า Login ของเว็บไซต์ ที่ภาษาในหน้าเว็บเป็นภาษาจีน พร้อมขึ้นข้อความกรอกข้อมูลผิด</text:p>
          </table:table-cell>
          <table:table-cell office:value-type="string" table:style-name="ce95">
            <text:p>✔</text:p>
          </table:table-cell>
          <table:table-cell table:style-name="ce36"/>
          <table:table-cell table:number-columns-repeated="9" table:style-name="ce1"/>
          <table:table-cell table:number-columns-repeated="16368"/>
        </table:table-row>
        <table:table-row table:number-rows-repeated="2" table:style-name="ro29">
          <table:table-cell table:number-columns-repeated="16" table:style-name="ce1"/>
          <table:table-cell table:number-columns-repeated="16368"/>
        </table:table-row>
        <table:table-row table:style-name="ro29">
          <table:table-cell office:value-type="string" table:style-name="ce98">
            <text:p>ทดสอบ Role Teacher MZ</text:p>
          </table:table-cell>
          <table:table-cell table:number-columns-repeated="15" table:style-name="ce1"/>
          <table:table-cell table:number-columns-repeated="16368"/>
        </table:table-row>
        <table:table-row table:style-name="ro29">
          <table:table-cell office:value-type="string" table:style-name="ce15">
            <text:p>Test Scenario ID:</text:p>
          </table:table-cell>
          <table:table-cell office:value-type="string" table:number-columns-spanned="4" table:number-rows-spanned="1" table:style-name="ce168">
            <text:p>teacher.robot</text:p>
          </table:table-cell>
          <table:covered-table-cell table:number-columns-repeated="3"/>
          <table:table-cell office:value-type="string" table:style-name="ce16">
            <text:p>Project ID:</text:p>
          </table:table-cell>
          <table:table-cell office:value-type="string" table:style-name="ce17">
            <text:p>WEB-SPRINT-03</text:p>
          </table:table-cell>
          <table:table-cell table:number-columns-repeated="9" table:style-name="ce1"/>
          <table:table-cell table:number-columns-repeated="16368"/>
        </table:table-row>
        <table:table-row table:style-name="ro29">
          <table:table-cell office:value-type="string" table:style-name="ce20">
            <text:p>Test Scenario Name:</text:p>
          </table:table-cell>
          <table:table-cell office:value-type="string" table:number-columns-spanned="4" table:number-rows-spanned="1" table:style-name="ce164">
            <text:p>การเปลี่ยนภาษาหน้า Role Teacher อย่างถูกต้อง</text:p>
          </table:table-cell>
          <table:covered-table-cell table:number-columns-repeated="3"/>
          <table:table-cell office:value-type="string" table:style-name="ce21">
            <text:p>Tested by:</text:p>
          </table:table-cell>
          <table:table-cell office:value-type="string" table:style-name="ce22">
            <text:p>นางสาวสิริวมล แก้วคุ้ม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UAT Name:</text:p>
          </table:table-cell>
          <table:table-cell office:value-type="string" table:number-columns-spanned="4" table:number-rows-spanned="1" table:style-name="ce164">
            <text:p>ทดสอบการเปลี่ยนภาษาหน้า Role Teacher</text:p>
          </table:table-cell>
          <table:covered-table-cell table:number-columns-repeated="3"/>
          <table:table-cell office:value-type="string" table:style-name="ce21">
            <text:p>Version:</text:p>
          </table:table-cell>
          <table:table-cell office:value-type="string" table:style-name="ce24">
            <text:p>V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Module:</text:p>
          </table:table-cell>
          <table:table-cell office:value-type="string" table:number-columns-spanned="4" table:number-rows-spanned="1" table:style-name="ce164">
            <text:p>User Profile Role Teacher<text:s/></text:p>
          </table:table-cell>
          <table:covered-table-cell table:number-columns-repeated="3"/>
          <table:table-cell office:value-type="string" table:style-name="ce21">
            <text:p>Date of Test:</text:p>
          </table:table-cell>
          <table:table-cell office:value-type="date" office:date-value="2025-03-11T00:00:00" table:style-name="ce112">
            <text:p>3/11/2025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Pre-requisite:</text:p>
          </table:table-cell>
          <table:table-cell office:value-type="string" table:number-columns-spanned="6" table:number-rows-spanned="1" table:style-name="ce167">
            <text:p>มีบัญชีผู้ใช้สำหรับการเข้าสู่ระบบ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Description:</text:p>
          </table:table-cell>
          <table:table-cell office:value-type="string" table:number-columns-spanned="6" table:number-rows-spanned="1" table:style-name="ce164">
            <text:p>เมื่อกดปุ่มเปลี่ยนภาษาหน้า User Profile จะเปลี่ยนภาษาตามที่เลือก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37">
            <text:p>User Story</text:p>
          </table:table-cell>
          <table:table-cell office:value-type="string" table:style-name="ce37">
            <text:p>Test Case ID</text:p>
          </table:table-cell>
          <table:table-cell office:value-type="string" table:style-name="ce38">
            <text:p>Test Case and Steps</text:p>
          </table:table-cell>
          <table:table-cell office:value-type="string" table:style-name="ce38">
            <text:p>Expected Result</text:p>
          </table:table-cell>
          <table:table-cell office:value-type="string" table:style-name="ce38">
            <text:p>Actual Result</text:p>
          </table:table-cell>
          <table:table-cell office:value-type="string" table:style-name="ce38">
            <text:p>Test Result (Pass/Fail)</text:p>
          </table:table-cell>
          <table:table-cell office:value-type="string" table:style-name="ce38">
            <text:p>Remark</text:p>
          </table:table-cell>
          <table:table-cell table:number-columns-repeated="9" table:style-name="ce1"/>
          <table:table-cell table:number-columns-repeated="16368"/>
        </table:table-row>
        <table:table-row table:style-name="ro20">
          <table:table-cell table:style-name="ce29"/>
          <table:table-cell office:value-type="string" table:style-name="ce39">
            <text:p>TC01</text:p>
          </table:table-cell>
          <table:table-cell office:value-type="string" table:style-name="ce44">
            <text:p>Test Open Login Page: เปิดเว็บไซต์ https://soften2sec267.cpkkuhost.com/login<text:s text:c="9"/></text:p>
            <text:p>1. กรอกข้อมูลที่ช่อง username = punhor1@kku.ac.th<text:s/></text:p>
            <text:p>2. กรอกข้อมูลที่ช่อง password = 123456789<text:s text:c="12"/></text:p>
            <text:p>3. กดปุ่ม “LOG IN” </text:p>
          </table:table-cell>
          <table:table-cell office:value-type="string" table:style-name="ce40">
            <text:p>แสดงหน้า Login ของเว็บไซต์ และ Login สำเร็จ ไปยังหน้า dashboard </text:p>
          </table:table-cell>
          <table:table-cell office:value-type="string" table:style-name="ce40">
            <text:p>แสดงหน้า Login ของเว็บไซต์ และ Login สำเร็จ ไปยังหน้า dashboard 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29"/>
          <table:table-cell office:value-type="string" table:style-name="ce39">
            <text:p>TC02</text:p>
          </table:table-cell>
          <table:table-cell office:value-type="string" table:style-name="ce44">
            <text:p>Test Teacher</text:p>
            <text:p>Test switch Language Th:</text:p>
            <text:p><text:s/>1.กดปุ่ม เปลี่ยนภาษาไทย</text:p>
          </table:table-cell>
          <table:table-cell office:value-type="string" table:style-name="ce40">
            <text:p>แสดงหน้า dashboard  ของเว็บไซต์ ที่ภาษาในหน้าเว็บเป็นภาษาไทย</text:p>
          </table:table-cell>
          <table:table-cell office:value-type="string" table:style-name="ce40">
            <text:p>แสดงหน้า dashboard  ของเว็บไซต์ ที่ภาษาในหน้าเว็บเป็นภาษาไทย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29"/>
          <table:table-cell office:value-type="string" table:style-name="ce39">
            <text:p>TC03</text:p>
          </table:table-cell>
          <table:table-cell office:value-type="string" table:style-name="ce44">
            <text:p>Test Teacher</text:p>
            <text:p>Test switch Language Zh:</text:p>
            <text:p><text:s/>1.กดปุ่ม เปลี่ยนภาษาจีน</text:p>
          </table:table-cell>
          <table:table-cell office:value-type="string" table:style-name="ce40">
            <text:p>แสดงหน้า dashboard  ของเว็บไซต์ ที่ภาษาในหน้าเว็บเป็นภาษาจีน</text:p>
          </table:table-cell>
          <table:table-cell office:value-type="string" table:style-name="ce40">
            <text:p>แสดงหน้า dashboard  ของเว็บไซต์ ที่ภาษาในหน้าเว็บเป็นภาษาจีน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29"/>
          <table:table-cell office:value-type="string" table:style-name="ce39">
            <text:p>TC04</text:p>
          </table:table-cell>
          <table:table-cell office:value-type="string" table:style-name="ce44">
            <text:p>Test Teacher</text:p>
            <text:p>Test switch Language En:</text:p>
            <text:p><text:s/>1.กดปุ่ม เปลี่ยนภาษาอังกฤษ</text:p>
          </table:table-cell>
          <table:table-cell office:value-type="string" table:style-name="ce40">
            <text:p>แสดงหน้า dashboard  ของเว็บไซต์ ที่ภาษาในหน้าเว็บเป็นภาษาอังกฤษ</text:p>
          </table:table-cell>
          <table:table-cell office:value-type="string" table:style-name="ce40">
            <text:p>แสดงหน้า dashboard  ของเว็บไซต์ ที่ภาษาในหน้าเว็บเป็นภาษาอังกฤษ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38">
          <table:table-cell table:style-name="ce33"/>
          <table:table-cell office:value-type="string" table:style-name="ce39">
            <text:p>TC05</text:p>
          </table:table-cell>
          <table:table-cell office:value-type="string" table:style-name="ce44">
            <text:p>Test Profile Teacher</text:p>
            <text:p>1.กดแถบ User Profile</text:p>
            <text:p>Test switch Language Th:</text:p>
            <text:p>1. กดแถบ Account</text:p>
            <text:p>2.กดปุ่ม เปลี่ยนภาษาไทย</text:p>
            <text:p>ตรวจสอบคำ<text:s/></text:p>
            <text:p>Profile Setting --&gt; ตั้งค่าโปรไฟล์</text:p>
            <text:p>Name Title --&gt; คำนำหน้าชื่อ</text:p>
            <text:p>Scholar ID --&gt; Scholar ID</text:p>
          </table:table-cell>
          <table:table-cell office:value-type="string" table:style-name="ce93">
            <text:p>แสดงหน้า User Profile แถบ Account ของเว็บไซต์ ที่ภาษาในหน้าเว็บเป็นภาษาไทย</text:p>
          </table:table-cell>
          <table:table-cell office:value-type="string" table:style-name="ce93">
            <text:p>แสดงหน้า User Profile แถบ Account ของเว็บไซต์ ที่ภาษาในหน้าเว็บเป็นภาษาไทย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39">
          <table:table-cell table:style-name="ce33"/>
          <table:table-cell office:value-type="string" table:style-name="ce39">
            <text:p>TC06</text:p>
          </table:table-cell>
          <table:table-cell office:value-type="string" table:style-name="ce44">
            <text:p>Test Profile Teacher</text:p>
            <text:p>1.กดแถบ User Profile</text:p>
            <text:p>Test switch Language Zh:</text:p>
            <text:p>1. กดแถบ Account</text:p>
            <text:p>2.กดปุ่ม เปลี่ยนภาษาจีน</text:p>
            <text:p>ตรวจสอบคำ<text:s/></text:p>
            <text:p>ตั้งค่าโปรไฟล์ --&gt; 个人资料设置</text:p>
            <text:p>คำนำหน้าชื่อ --&gt; 姓名标题</text:p>
            <text:p>Scholar ID --&gt; Scholar ID</text:p>
          </table:table-cell>
          <table:table-cell office:value-type="string" table:style-name="ce93">
            <text:p>แสดงหน้า User Profile <text:s/>แถบ Account ของเว็บไซต์ ที่ภาษาในหน้าเว็บเป็นภาษาจีน</text:p>
          </table:table-cell>
          <table:table-cell office:value-type="string" table:style-name="ce93">
            <text:p>แสดงหน้า User Profile <text:s/>แถบ Account ของเว็บไซต์ ที่ภาษาในหน้าเว็บเป็นภาษาจีน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39">
          <table:table-cell table:style-name="ce33"/>
          <table:table-cell office:value-type="string" table:style-name="ce39">
            <text:p>TC07</text:p>
          </table:table-cell>
          <table:table-cell office:value-type="string" table:style-name="ce44">
            <text:p>Test Profile Teacher</text:p>
            <text:p>1.กดแถบ User Profile</text:p>
            <text:p>Test switch Language En:</text:p>
            <text:p>1. กดแถบ Account</text:p>
            <text:p>2..กดปุ่ม เปลี่ยนภาษาอังกฤษ</text:p>
            <text:p>ตรวจสอบคำ<text:s/></text:p>
            <text:p>个人资料设置 --&gt; Profile Setting<text:s/></text:p>
            <text:p>姓名标题 --&gt; Name Title</text:p>
            <text:p>Scholar ID --&gt; Scholar ID</text:p>
          </table:table-cell>
          <table:table-cell office:value-type="string" table:style-name="ce93">
            <text:p>แสดงหน้า User Profile <text:s/>แถบ Account ของเว็บไซต์ ที่ภาษาในหน้าเว็บเป็นภาษาอังกฤษ</text:p>
          </table:table-cell>
          <table:table-cell office:value-type="string" table:style-name="ce93">
            <text:p>แสดงหน้า User Profile <text:s/>แถบ Account ของเว็บไซต์ ที่ภาษาในหน้าเว็บเป็นภาษาอังกฤษ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40">
          <table:table-cell table:style-name="ce33"/>
          <table:table-cell office:value-type="string" table:style-name="ce39">
            <text:p>TC08</text:p>
          </table:table-cell>
          <table:table-cell office:value-type="string" table:style-name="ce44">
            <text:p>Test Journal</text:p>
            <text:p>1.กดแถบ Manage Publications</text:p>
            <text:p>Test switch Language Th:</text:p>
            <text:p>1. กดแถบ Published research</text:p>
            <text:p>2.กดปุ่ม เปลี่ยนภาษาไทย</text:p>
            <text:p>ตรวจสอบคำ<text:s/></text:p>
            <text:p>Published Research --&gt; วารผลงานตีพิมพ์</text:p>
          </table:table-cell>
          <table:table-cell office:value-type="string" table:style-name="ce93">
            <text:p>แสดงหน้า Manage Publications แถบ Published research ของเว็บไซต์ ที่ภาษาในหน้าเว็บเป็นภาษาไทย</text:p>
          </table:table-cell>
          <table:table-cell office:value-type="string" table:style-name="ce93">
            <text:p>แสดงหน้า Manage Publications แถบ Published research ของเว็บไซต์ ที่ภาษาในหน้าเว็บเป็นภาษาไทย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41">
          <table:table-cell table:style-name="ce33"/>
          <table:table-cell office:value-type="string" table:style-name="ce39">
            <text:p>TC09</text:p>
          </table:table-cell>
          <table:table-cell office:value-type="string" table:style-name="ce44">
            <text:p>Test Journal</text:p>
            <text:p>1.กดแถบ Manage Publications</text:p>
            <text:p>Test switch Language Zh:</text:p>
            <text:p>1. กดแถบ Published research</text:p>
            <text:p>2.กดปุ่ม เปลี่ยนภาษาจีน</text:p>
            <text:p>ตรวจสอบคำ<text:s/></text:p>
            <text:p>วารผลงานตีพิมพ์ --&gt; 已發表的研究</text:p>
          </table:table-cell>
          <table:table-cell office:value-type="string" table:style-name="ce93">
            <text:p>แสดงหน้า Manage Publications <text:s/>แถบ Published research ของเว็บไซต์ ที่ภาษาในหน้าเว็บเป็นภาษาจีน</text:p>
          </table:table-cell>
          <table:table-cell office:value-type="string" table:style-name="ce93">
            <text:p>แสดงหน้า Manage Publications <text:s/>แถบ Published research ของเว็บไซต์ ที่ภาษาในหน้าเว็บเป็นภาษาจีน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42">
          <table:table-cell table:style-name="ce33"/>
          <table:table-cell office:value-type="string" table:style-name="ce39">
            <text:p>TC10</text:p>
          </table:table-cell>
          <table:table-cell office:value-type="string" table:style-name="ce40">
            <text:p>Test Journal</text:p>
            <text:p>1.กดแถบ Manage Publications</text:p>
            <text:p>Test switch Language En:</text:p>
            <text:p>1. กดแถบ Published research</text:p>
            <text:p>2..กดปุ่ม เปลี่ยนภาษาอังกฤษ</text:p>
            <text:p>ตรวจสอบคำ<text:s/></text:p>
            <text:p>已發表的研究 --&gt; Published Research</text:p>
          </table:table-cell>
          <table:table-cell office:value-type="string" table:style-name="ce93">
            <text:p>แสดงหน้า Manage Publications <text:s/>แถบ Published research ของเว็บไซต์ ที่ภาษาในหน้าเว็บเป็นภาษาอังกฤษ</text:p>
          </table:table-cell>
          <table:table-cell office:value-type="string" table:style-name="ce93">
            <text:p>แสดงหน้า Manage Publications <text:s/>แถบ Published research ของเว็บไซต์ ที่ภาษาในหน้าเว็บเป็นภาษาอังกฤษ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43">
          <table:table-cell table:style-name="ce33"/>
          <table:table-cell office:value-type="string" table:style-name="ce39">
            <text:p>TC11</text:p>
          </table:table-cell>
          <table:table-cell office:value-type="string" table:style-name="ce44">
            <text:p>Test Journal</text:p>
            <text:p>1.กดเลือกเปเปอร์</text:p>
            <text:p>Test switch Language Th:</text:p>
            <text:p>1.กดปุ่ม เปลี่ยนภาษาไทย</text:p>
            <text:p>ตรวจสอบคำ<text:s/></text:p>
            <text:p>Journal Details --&gt; รายละเอียดงานวารสาร</text:p>
            <text:p>DOI --&gt; DOI</text:p>
          </table:table-cell>
          <table:table-cell office:value-type="string" table:style-name="ce93">
            <text:p>แสดงหน้า Journal Details ของเว็บไซต์ ที่ภาษาในหน้าเว็บเป็นภาษาไทย</text:p>
          </table:table-cell>
          <table:table-cell office:value-type="string" table:style-name="ce93">
            <text:p>แสดงหน้า Journal Details ของเว็บไซต์ ที่ภาษาในหน้าเว็บเป็นภาษาไทย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43">
          <table:table-cell table:style-name="ce33"/>
          <table:table-cell office:value-type="string" table:style-name="ce39">
            <text:p>TC12</text:p>
          </table:table-cell>
          <table:table-cell office:value-type="string" table:style-name="ce44">
            <text:p>Test Journal</text:p>
            <text:p>Test switch Language Zh:</text:p>
            <text:p>1.กดปุ่ม เปลี่ยนภาษาจีน</text:p>
            <text:p>ตรวจสอบคำ<text:s/></text:p>
            <text:p>รายละเอียดงานวารสาร --&gt; 期刊详情</text:p>
            <text:p>DOI --&gt; DOI</text:p>
          </table:table-cell>
          <table:table-cell office:value-type="string" table:style-name="ce93">
            <text:p>แสดงหน้า Journal Details ของเว็บไซต์ ที่ภาษาในหน้าเว็บเป็นภาษาจีน</text:p>
          </table:table-cell>
          <table:table-cell office:value-type="string" table:style-name="ce93">
            <text:p>แสดงหน้า Journal Details ของเว็บไซต์ ที่ภาษาในหน้าเว็บเป็นภาษาจีน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43">
          <table:table-cell table:style-name="ce43"/>
          <table:table-cell office:value-type="string" table:style-name="ce39">
            <text:p>TC13</text:p>
          </table:table-cell>
          <table:table-cell office:value-type="string" table:style-name="ce44">
            <text:p>Test Journal</text:p>
            <text:p>Test switch Language En:</text:p>
            <text:p>1..กดปุ่ม เปลี่ยนภาษาอังกฤษ</text:p>
            <text:p>ตรวจสอบคำ<text:s/></text:p>
            <text:p>期刊详情 --&gt; Journal Details</text:p>
            <text:p>DOI --&gt; DOI</text:p>
          </table:table-cell>
          <table:table-cell office:value-type="string" table:style-name="ce93">
            <text:p>แสดงหน้า Journal Details ของเว็บไซต์ ที่ภาษาในหน้าเว็บเป็นภาษาอังกฤษ</text:p>
          </table:table-cell>
          <table:table-cell office:value-type="string" table:style-name="ce93">
            <text:p>แสดงหน้า Journal Details ของเว็บไซต์ ที่ภาษาในหน้าเว็บเป็นภาษาอังกฤษ</text:p>
          </table:table-cell>
          <table:table-cell office:value-type="string" table:style-name="ce94">
            <text:p>✔</text:p>
          </table:table-cell>
          <table:table-cell table:style-name="ce43"/>
          <table:table-cell table:number-columns-repeated="9" table:style-name="ce1"/>
          <table:table-cell table:number-columns-repeated="16368"/>
        </table:table-row>
        <table:table-row table:number-rows-repeated="2" table:style-name="ro29">
          <table:table-cell table:number-columns-repeated="16" table:style-name="ce1"/>
          <table:table-cell table:number-columns-repeated="16368"/>
        </table:table-row>
        <table:table-row table:style-name="ro26">
          <table:table-cell office:value-type="string" table:style-name="ce98">
            <text:p>ทดสอบ Role Head Project TT</text:p>
          </table:table-cell>
          <table:table-cell table:number-columns-repeated="7" table:style-name="ce1"/>
          <table:table-cell table:style-name="ce19"/>
          <table:table-cell table:number-columns-repeated="7" table:style-name="ce1"/>
          <table:table-cell table:number-columns-repeated="16368"/>
        </table:table-row>
        <table:table-row table:style-name="ro6">
          <table:table-cell office:value-type="string" table:style-name="ce99">
            <text:p>Test Scenario ID:</text:p>
          </table:table-cell>
          <table:table-cell office:value-type="string" table:number-columns-spanned="4" table:number-rows-spanned="1" table:style-name="ce165">
            <text:p>Headproject_test.robot</text:p>
          </table:table-cell>
          <table:covered-table-cell table:number-columns-repeated="3"/>
          <table:table-cell office:value-type="string" table:style-name="ce100">
            <text:p>Project ID:</text:p>
          </table:table-cell>
          <table:table-cell office:value-type="string" table:style-name="ce101">
            <text:p>WEB-SPRINT-03</text:p>
          </table:table-cell>
          <table:table-cell table:style-name="ce1"/>
          <table:table-cell table:style-name="ce19"/>
          <table:table-cell table:number-columns-repeated="7" table:style-name="ce1"/>
          <table:table-cell table:number-columns-repeated="16368"/>
        </table:table-row>
        <table:table-row table:style-name="ro6">
          <table:table-cell office:value-type="string" table:style-name="ce102">
            <text:p>Test Scenario Name:</text:p>
          </table:table-cell>
          <table:table-cell office:value-type="string" table:number-columns-spanned="4" table:number-rows-spanned="1" table:style-name="ce166">
            <text:p>การทดสอบเปลี่ยนภาษาและแสดงผล Navbar ของผู้ใช้งาน <text:s/>Role Headproject</text:p>
          </table:table-cell>
          <table:covered-table-cell table:number-columns-repeated="3"/>
          <table:table-cell office:value-type="string" table:style-name="ce104">
            <text:p>Tested by:</text:p>
          </table:table-cell>
          <table:table-cell office:value-type="string" table:style-name="ce105">
            <text:p>นายพิชญ์พงศ์ สนทอง</text:p>
          </table:table-cell>
          <table:table-cell table:style-name="ce1"/>
          <table:table-cell table:style-name="ce19"/>
          <table:table-cell table:number-columns-repeated="7" table:style-name="ce1"/>
          <table:table-cell table:number-columns-repeated="16368"/>
        </table:table-row>
        <table:table-row table:style-name="ro6">
          <table:table-cell office:value-type="string" table:style-name="ce102">
            <text:p>UAT Name:</text:p>
          </table:table-cell>
          <table:table-cell office:value-type="string" table:number-columns-spanned="4" table:number-rows-spanned="1" table:style-name="ce166">
            <text:p>ทดสอบการเปลี่ยนภาษาหน้าเข้าสู่ระบบ</text:p>
          </table:table-cell>
          <table:covered-table-cell table:number-columns-repeated="3"/>
          <table:table-cell office:value-type="string" table:style-name="ce104">
            <text:p>Version:</text:p>
          </table:table-cell>
          <table:table-cell office:value-type="string" table:style-name="ce103">
            <text:p>V3</text:p>
          </table:table-cell>
          <table:table-cell table:style-name="ce1"/>
          <table:table-cell table:style-name="ce19"/>
          <table:table-cell table:number-columns-repeated="7" table:style-name="ce1"/>
          <table:table-cell table:number-columns-repeated="16368"/>
        </table:table-row>
        <table:table-row table:style-name="ro6">
          <table:table-cell office:value-type="string" table:style-name="ce102">
            <text:p>Module:</text:p>
          </table:table-cell>
          <table:table-cell office:value-type="string" table:number-columns-spanned="4" table:number-rows-spanned="1" table:style-name="ce166">
            <text:p>assistance-researcher<text:s/></text:p>
          </table:table-cell>
          <table:covered-table-cell table:number-columns-repeated="3"/>
          <table:table-cell office:value-type="string" table:style-name="ce104">
            <text:p>Date of Test:</text:p>
          </table:table-cell>
          <table:table-cell office:value-type="date" office:date-value="2568-03-11T00:00:00" table:style-name="ce108">
            <text:p>3/11/2568</text:p>
          </table:table-cell>
          <table:table-cell table:style-name="ce1"/>
          <table:table-cell table:style-name="ce19"/>
          <table:table-cell table:number-columns-repeated="7" table:style-name="ce1"/>
          <table:table-cell table:number-columns-repeated="16368"/>
        </table:table-row>
        <table:table-row table:style-name="ro6">
          <table:table-cell office:value-type="string" table:style-name="ce102">
            <text:p>Pre-requisite:</text:p>
          </table:table-cell>
          <table:table-cell office:value-type="string" table:number-columns-spanned="6" table:number-rows-spanned="1" table:style-name="ce167">
            <text:p>มีบัญชีผู้ใช้สำหรับการเข้าสู่ระบบ</text:p>
          </table:table-cell>
          <table:covered-table-cell table:number-columns-repeated="3"/>
          <table:covered-table-cell>
            <draw:frame draw:z-index="3" draw:id="id2" draw:style-name="a2" draw:name="Picture 1" svg:x="0.45139in" svg:y="0.25463in" svg:width="0.21875in" svg:height="0.05208in" style:rel-width="scale" style:rel-height="scale">
              <draw:image xlink:href="" xlink:type="simple" xlink:show="embed" xlink:actuate="onLoad"/>
              <svg:title/>
              <svg:desc/>
            </draw:frame>
          </table:covered-table-cell>
          <table:covered-table-cell/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106">
            <text:p>Description:</text:p>
          </table:table-cell>
          <table:table-cell office:value-type="string" table:number-columns-spanned="6" table:number-rows-spanned="1" table:style-name="ce166">
            <text:p>เมื่อกดปุ่มเปลี่ยนภาษาหน้า จะเปลี่ยนภาษาตามที่เลือก และเช็คเมนูของผู้ใช้งาน Role Headproject</text:p>
          </table:table-cell>
          <table:covered-table-cell table:number-columns-repeated="3"/>
          <table:covered-table-cell>
            <draw:frame draw:z-index="4" draw:id="id3" draw:style-name="a3" draw:name="Picture 1" svg:x="0.48611in" svg:y="0.24306in" svg:width="0.21875in" svg:height="0.0625in" style:rel-width="scale" style:rel-height="scale">
              <draw:image xlink:href="" xlink:type="simple" xlink:show="embed" xlink:actuate="onLoad"/>
              <svg:title/>
              <svg:desc/>
            </draw:frame>
          </table:covered-table-cell>
          <table:covered-table-cell/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113">
            <text:p>User Story</text:p>
          </table:table-cell>
          <table:table-cell office:value-type="string" table:style-name="ce114">
            <text:p>Test Case ID</text:p>
          </table:table-cell>
          <table:table-cell office:value-type="string" table:style-name="ce114">
            <text:p>Test Case and Steps</text:p>
          </table:table-cell>
          <table:table-cell office:value-type="string" table:style-name="ce114">
            <text:p>Expected Result</text:p>
          </table:table-cell>
          <table:table-cell office:value-type="string" table:style-name="ce114">
            <text:p>Actual Result</text:p>
          </table:table-cell>
          <table:table-cell office:value-type="string" table:style-name="ce114">
            <text:p>Test Result (Pass/Fail)</text:p>
          </table:table-cell>
          <table:table-cell office:value-type="string" table:style-name="ce114">
            <text:p>Remark</text:p>
          </table:table-cell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116">
            <text:p> </text:p>
          </table:table-cell>
          <table:table-cell office:value-type="string" table:style-name="ce116">
            <text:p>TC01</text:p>
          </table:table-cell>
          <table:table-cell office:value-type="string" table:style-name="ce116">
            <text:p>Test Open Login Page: เปิดเว็บไซต์ https://soften2sec267.cpkkuhost.com/login </text:p>
          </table:table-cell>
          <table:table-cell office:value-type="string" table:style-name="ce116">
            <text:p>แสดงหน้า Login ของเว็บไซต์<text:s/></text:p>
          </table:table-cell>
          <table:table-cell office:value-type="string" table:style-name="ce116">
            <text:p>แสดงหน้า Login ของเว็บไซต์<text:s/></text:p>
          </table:table-cell>
          <table:table-cell office:value-type="string" table:style-name="ce92">
            <text:p>✔</text:p>
          </table:table-cell>
          <table:table-cell office:value-type="string" table:style-name="ce116">
            <text:p> </text:p>
          </table:table-cell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117">
            <text:p> </text:p>
          </table:table-cell>
          <table:table-cell office:value-type="string" table:style-name="ce116">
            <text:p>TC02</text:p>
          </table:table-cell>
          <table:table-cell office:value-type="string" table:style-name="ce116">
            <text:p>กรอกช่อง username พิมพ์ punhor1@kku.ac.th กรอกช่อง password พิมพ์ 123456789 กดปุ่ม Login</text:p>
          </table:table-cell>
          <table:table-cell office:value-type="string" table:style-name="ce116">
            <text:p>แสดงหน้า https://soften2sec267.cpkkuhost.com/dashboard</text:p>
          </table:table-cell>
          <table:table-cell office:value-type="string" table:style-name="ce116">
            <text:p>แสดงหน้า https://soften2sec267.cpkkuhost.com/dashboard</text:p>
          </table:table-cell>
          <table:table-cell office:value-type="string" table:style-name="ce92">
            <text:p>✔</text:p>
          </table:table-cell>
          <table:table-cell office:value-type="string" table:style-name="ce116">
            <text:p> </text:p>
          </table:table-cell>
          <table:table-cell table:number-columns-repeated="9" table:style-name="ce1"/>
          <table:table-cell table:number-columns-repeated="16368"/>
        </table:table-row>
        <table:table-row table:style-name="ro34">
          <table:table-cell office:value-type="string" table:style-name="ce117">
            <text:p> </text:p>
          </table:table-cell>
          <table:table-cell office:value-type="string" table:style-name="ce116">
            <text:p>TC03</text:p>
          </table:table-cell>
          <table:table-cell office:value-type="string" table:style-name="ce116">
            <text:p>เช็คว่ามี Sidebar ที่ชื่อว่า Assistant Wanted และกดเลือก</text:p>
          </table:table-cell>
          <table:table-cell office:value-type="string" table:style-name="ce116">
            <text:p>แสดงหน้า https://soften2sec267.cpkkuhost.com/dashboard/assistant-researcher</text:p>
          </table:table-cell>
          <table:table-cell office:value-type="string" table:style-name="ce116">
            <text:p>แสดงหน้า https://soften2sec267.cpkkuhost.com/dashboard/assistant-researcher</text:p>
          </table:table-cell>
          <table:table-cell office:value-type="string" table:style-name="ce92">
            <text:p>✔</text:p>
          </table:table-cell>
          <table:table-cell office:value-type="string" table:style-name="ce116">
            <text:p> </text:p>
          </table:table-cell>
          <table:table-cell table:number-columns-repeated="9" table:style-name="ce1"/>
          <table:table-cell table:number-columns-repeated="16368"/>
        </table:table-row>
        <table:table-row table:style-name="ro44">
          <table:table-cell office:value-type="string" table:style-name="ce117">
            <text:p> </text:p>
          </table:table-cell>
          <table:table-cell office:value-type="string" table:style-name="ce116">
            <text:p>TC04</text:p>
          </table:table-cell>
          <table:table-cell office:value-type="string" table:style-name="ce116">
            <text:p>เช็คว่ามีคำว่า Assistant Wanted จากนั้นกดปุ่มเปลี่ยนภาษา เลือกภาษาไทย</text:p>
          </table:table-cell>
          <table:table-cell office:value-type="string" table:style-name="ce116">
            <text:p>แสดงหน้า https://soften2sec267.cpkkuhost.com/dashboard/assistant-researcher และภาษาในหน้าเว็บเป็นภาษาไทย</text:p>
          </table:table-cell>
          <table:table-cell office:value-type="string" table:style-name="ce116">
            <text:p>แสดงหน้า https://soften2sec267.cpkkuhost.com/dashboard/assistant-researcher และภาษาในหน้าเว็บเป็นภาษาไทย</text:p>
          </table:table-cell>
          <table:table-cell office:value-type="string" table:style-name="ce92">
            <text:p>✔</text:p>
          </table:table-cell>
          <table:table-cell office:value-type="string" table:style-name="ce116">
            <text:p> </text:p>
          </table:table-cell>
          <table:table-cell table:number-columns-repeated="9" table:style-name="ce1"/>
          <table:table-cell table:number-columns-repeated="16368"/>
        </table:table-row>
        <table:table-row table:style-name="ro44">
          <table:table-cell office:value-type="string" table:style-name="ce117">
            <text:p> </text:p>
          </table:table-cell>
          <table:table-cell office:value-type="string" table:style-name="ce116">
            <text:p>TC05</text:p>
          </table:table-cell>
          <table:table-cell office:value-type="string" table:style-name="ce116">
            <text:p>เช็คว่ามีคำว่า ต้องการผู้ช่วยวิจัย จากนั้นกดปุ่มเปลี่ยนภาษา เลือกภาษาจีน</text:p>
          </table:table-cell>
          <table:table-cell office:value-type="string" table:style-name="ce116">
            <text:p>แสดงหน้า https://soften2sec267.cpkkuhost.com/dashboard/assistant-researcher และภาษาในหน้าเว็บเป็นภาษาจีน</text:p>
          </table:table-cell>
          <table:table-cell office:value-type="string" table:style-name="ce116">
            <text:p>แสดงหน้า https://soften2sec267.cpkkuhost.com/dashboard/assistant-researcher และภาษาในหน้าเว็บเป็นภาษาจีน</text:p>
          </table:table-cell>
          <table:table-cell office:value-type="string" table:style-name="ce92">
            <text:p>✔</text:p>
          </table:table-cell>
          <table:table-cell office:value-type="string" table:style-name="ce116">
            <text:p> </text:p>
          </table:table-cell>
          <table:table-cell table:number-columns-repeated="9" table:style-name="ce1"/>
          <table:table-cell table:number-columns-repeated="16368"/>
        </table:table-row>
        <table:table-row table:style-name="ro44">
          <table:table-cell office:value-type="string" table:style-name="ce117">
            <text:p> </text:p>
          </table:table-cell>
          <table:table-cell office:value-type="string" table:style-name="ce116">
            <text:p>TC06</text:p>
          </table:table-cell>
          <table:table-cell office:value-type="string" table:style-name="ce116">
            <text:p>เช็คว่ามีคำว่า 招聘研究助理 จากนั้นกดปุ่มเปลี่ยนภาษา เลือกภาษาอังกฤษ</text:p>
          </table:table-cell>
          <table:table-cell office:value-type="string" table:style-name="ce116">
            <text:p>แสดงหน้า https://soften2sec267.cpkkuhost.com/dashboard/assistant-researcher และภาษาในหน้าเว็บเป็นภาษาอังกฤษ</text:p>
          </table:table-cell>
          <table:table-cell office:value-type="string" table:style-name="ce116">
            <text:p>แสดงหน้า https://soften2sec267.cpkkuhost.com/dashboard/assistant-researcher และภาษาในหน้าเว็บเป็นภาษาอังกฤษ</text:p>
          </table:table-cell>
          <table:table-cell office:value-type="string" table:style-name="ce92">
            <text:p>✔</text:p>
          </table:table-cell>
          <table:table-cell office:value-type="string" table:style-name="ce116">
            <text:p> </text:p>
          </table:table-cell>
          <table:table-cell table:number-columns-repeated="9" table:style-name="ce1"/>
          <table:table-cell table:number-columns-repeated="16368"/>
        </table:table-row>
        <table:table-row table:number-rows-repeated="3" table:style-name="ro11">
          <table:table-cell table:number-columns-repeated="16" table:style-name="ce1"/>
          <table:table-cell table:number-columns-repeated="16368"/>
        </table:table-row>
        <table:table-row table:style-name="ro26">
          <table:table-cell office:value-type="string" table:style-name="ce98">
            <text:p>ทดสอบ Role Student GN</text:p>
          </table:table-cell>
          <table:table-cell table:number-columns-repeated="15" table:style-name="ce1"/>
          <table:table-cell table:number-columns-repeated="16368"/>
        </table:table-row>
        <table:table-row table:style-name="ro6">
          <table:table-cell office:value-type="string" table:style-name="ce15">
            <text:p>Test Scenario ID:</text:p>
          </table:table-cell>
          <table:table-cell office:value-type="string" table:number-columns-spanned="4" table:number-rows-spanned="1" table:style-name="ce168">
            <text:p>Student_test.robot</text:p>
          </table:table-cell>
          <table:covered-table-cell table:number-columns-repeated="3"/>
          <table:table-cell office:value-type="string" table:style-name="ce16">
            <text:p>Project ID:</text:p>
          </table:table-cell>
          <table:table-cell office:value-type="string" table:style-name="ce17">
            <text:p>WEB-SPRINT-0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Test Scenario Name:</text:p>
          </table:table-cell>
          <table:table-cell office:value-type="string" table:number-columns-spanned="4" table:number-rows-spanned="1" table:style-name="ce164">
            <text:p>การเห็น nav ส่วน Research Project, Research Group, Papers, Books, Certificate Form และแปลภาษาหน้า Certificate Form</text:p>
          </table:table-cell>
          <table:covered-table-cell table:number-columns-repeated="3"/>
          <table:table-cell office:value-type="string" table:style-name="ce21">
            <text:p>Tested by:</text:p>
          </table:table-cell>
          <table:table-cell office:value-type="string" table:style-name="ce22">
            <text:p>นายวสิษฐ์พล พันชนกกุล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UAT Name:</text:p>
          </table:table-cell>
          <table:table-cell office:value-type="string" table:number-columns-spanned="4" table:number-rows-spanned="1" table:style-name="ce164">
            <text:p>การทดสอบการเปลี่ยนภาษาในระบบสำหรับ Master student นักศึกษาจีน</text:p>
          </table:table-cell>
          <table:covered-table-cell table:number-columns-repeated="3"/>
          <table:table-cell office:value-type="string" table:style-name="ce21">
            <text:p>Version:</text:p>
          </table:table-cell>
          <table:table-cell office:value-type="string" table:style-name="ce24">
            <text:p>V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Module:</text:p>
          </table:table-cell>
          <table:table-cell office:value-type="string" table:number-columns-spanned="4" table:number-rows-spanned="1" table:style-name="ce164">
            <text:p>Role Master Student หน้า Research Project, Research Group, Papers, Books, Certificate Form</text:p>
          </table:table-cell>
          <table:covered-table-cell table:number-columns-repeated="3"/>
          <table:table-cell office:value-type="string" table:style-name="ce21">
            <text:p>Date of Test:</text:p>
          </table:table-cell>
          <table:table-cell office:value-type="date" office:date-value="2025-03-11T00:00:00" table:style-name="ce112">
            <text:p>3/11/2025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Pre-requisite:</text:p>
          </table:table-cell>
          <table:table-cell office:value-type="string" table:number-columns-spanned="6" table:number-rows-spanned="1" table:style-name="ce167">
            <text:p>มีบัญชีผู้ใช้สำหรับการเข้าสู่ระบบ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6">
            <text:p>Description:</text:p>
          </table:table-cell>
          <table:table-cell office:value-type="string" table:number-columns-spanned="6" table:number-rows-spanned="1" table:style-name="ce164">
            <text:p>เมื่อกดปุ่มเปลี่ยนภาษาหน้า Login จะเปลี่ยนภาษาตามที่เลือก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27">
            <text:p>User Story</text:p>
          </table:table-cell>
          <table:table-cell office:value-type="string" table:style-name="ce28">
            <text:p>Test Case ID</text:p>
          </table:table-cell>
          <table:table-cell office:value-type="string" table:style-name="ce28">
            <text:p>Test Case and Steps</text:p>
          </table:table-cell>
          <table:table-cell office:value-type="string" table:style-name="ce28">
            <text:p>Expected Result</text:p>
          </table:table-cell>
          <table:table-cell office:value-type="string" table:style-name="ce28">
            <text:p>Actual Result</text:p>
          </table:table-cell>
          <table:table-cell office:value-type="string" table:style-name="ce38">
            <text:p>Test Result (Pass/Fail)</text:p>
          </table:table-cell>
          <table:table-cell office:value-type="string" table:style-name="ce28">
            <text:p>Remark</text:p>
          </table:table-cell>
          <table:table-cell table:number-columns-repeated="9" table:style-name="ce1"/>
          <table:table-cell table:number-columns-repeated="16368"/>
        </table:table-row>
        <table:table-row table:style-name="ro7">
          <table:table-cell table:style-name="ce29"/>
          <table:table-cell office:value-type="string" table:style-name="ce30">
            <text:p>TC01</text:p>
          </table:table-cell>
          <table:table-cell office:value-type="string" table:style-name="ce31">
            <text:p>ไปยัง</text:p>
            <text:p>เว็ปไซต์ https://soften2sec267.cpkkuhost.com/login</text:p>
          </table:table-cell>
          <table:table-cell office:value-type="string" table:style-name="ce31">
            <text:p>แสดงหน้า Login</text:p>
          </table:table-cell>
          <table:table-cell office:value-type="string" table:style-name="ce74">
            <text:p>แสดงหน้า Login</text:p>
          </table:table-cell>
          <table:table-cell office:value-type="string" table:style-name="ce82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33"/>
          <table:table-cell office:value-type="string" table:style-name="ce30">
            <text:p>TC02</text:p>
          </table:table-cell>
          <table:table-cell office:value-type="string" table:style-name="ce31">
            <text:p>- ทำการกรอก username เป็น fanbing@kkumail.com<text:s/></text:p>
            <text:p>- ทำการกรอก password เป็น 123456789<text:s/></text:p>
            <text:p>- กดปุ่ม LOGIN</text:p>
          </table:table-cell>
          <table:table-cell office:value-type="string" table:style-name="ce31">
            <text:p>ไปยังหน้า dashboard ของ นักศึกษาจีน</text:p>
            <text:p/>
          </table:table-cell>
          <table:table-cell office:value-type="string" table:style-name="ce74">
            <text:p>แสดงหน้้า dashboard ของ นักศึกษาจีน</text:p>
            <text:p/>
          </table:table-cell>
          <table:table-cell office:value-type="string" table:style-name="ce82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20">
          <table:table-cell table:style-name="ce33"/>
          <table:table-cell office:value-type="string" table:style-name="ce34">
            <text:p>TC03</text:p>
          </table:table-cell>
          <table:table-cell office:value-type="string" table:style-name="ce31">
            <text:p>ทำการกดที่ dropdown Manage Publications</text:p>
          </table:table-cell>
          <table:table-cell office:value-type="string" table:style-name="ce31">
            <text:p>แสดงส่วนของ<text:s/></text:p>
            <text:p>- papers</text:p>
            <text:p>- books</text:p>
            <text:p>- patents</text:p>
            <text:p/>
          </table:table-cell>
          <table:table-cell office:value-type="string" table:style-name="ce74">
            <text:p>แสดงส่วนของ<text:s/></text:p>
            <text:p>- papers</text:p>
            <text:p>- books</text:p>
            <text:p>- patents</text:p>
            <text:p/>
          </table:table-cell>
          <table:table-cell office:value-type="string" table:style-name="ce82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44">
          <table:table-cell table:style-name="ce33"/>
          <table:table-cell office:value-type="string" table:style-name="ce35">
            <text:p>TC04</text:p>
          </table:table-cell>
          <table:table-cell office:value-type="string" table:style-name="ce31">
            <text:p>ทำการตรวจสอบว่ามี nav ส่วน<text:s/></text:p>
            <text:p>- Research Project</text:p>
            <text:p>- Research Group<text:s/></text:p>
            <text:p>- Manage Publications</text:p>
          </table:table-cell>
          <table:table-cell office:value-type="string" table:style-name="ce31">
            <text:p>พบ nav ส่วน<text:s/></text:p>
            <text:p>- Research Project</text:p>
            <text:p>- Research Group<text:s/></text:p>
            <text:p>- Manage Publications</text:p>
          </table:table-cell>
          <table:table-cell office:value-type="string" table:style-name="ce74">
            <text:p>พบ nav ส่วน<text:s/></text:p>
            <text:p>- Research Project</text:p>
            <text:p>- Research Group<text:s/></text:p>
            <text:p>- Manage Publications</text:p>
          </table:table-cell>
          <table:table-cell office:value-type="string" table:style-name="ce82">
            <text:p>✔</text:p>
          </table:table-cell>
          <table:table-cell table:style-name="ce36"/>
          <table:table-cell table:number-columns-repeated="9" table:style-name="ce1"/>
          <table:table-cell table:number-columns-repeated="16368"/>
        </table:table-row>
        <table:table-row table:style-name="ro7">
          <table:table-cell table:style-name="ce33"/>
          <table:table-cell office:value-type="string" table:style-name="ce35">
            <text:p>TC05</text:p>
          </table:table-cell>
          <table:table-cell office:value-type="string" table:style-name="ce31">
            <text:p>ทำการตรวจสอบ nav ว่ามี Certificate Form ไหม</text:p>
            <text:p>แล้วทำการ กด Certificate Form</text:p>
          </table:table-cell>
          <table:table-cell office:value-type="string" table:style-name="ce31">
            <text:p>ไปยังหน้า Certificate Form<text:s/></text:p>
          </table:table-cell>
          <table:table-cell office:value-type="string" table:style-name="ce74">
            <text:p>ไปยังหน้า Certificate Form<text:s/></text:p>
          </table:table-cell>
          <table:table-cell office:value-type="string" table:style-name="ce83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20">
          <table:table-cell table:style-name="ce33"/>
          <table:table-cell office:value-type="string" table:style-name="ce35">
            <text:p>TC06</text:p>
          </table:table-cell>
          <table:table-cell office:value-type="string" table:style-name="ce31">
            <text:p>เปลี่ยนภาษาเป็นภาษาไทย:</text:p>
            <text:p>1. กดปุ่มเมนูภาษา</text:p>
            <text:p>2. เลือก ไทย</text:p>
          </table:table-cell>
          <table:table-cell office:value-type="string" table:style-name="ce31">
            <text:p>แสดงข้อความ</text:p>
            <text:p/>
            <text:p>แบบฟอร์มใบรับรอง</text:p>
            <text:p>ยินดีต้อนรับสู่หน้าแบบฟอร์มใบรับรอง กรุณาดำเนินการส่งข้อมูลของคุณ</text:p>
          </table:table-cell>
          <table:table-cell office:value-type="string" table:style-name="ce74">
            <text:p>แสดงข้อความ</text:p>
            <text:p/>
            <text:p>แบบฟอร์มใบรับรอง</text:p>
            <text:p>ยินดีต้อนรับสู่หน้าแบบฟอร์มใบรับรอง กรุณาดำเนินการส่งข้อมูลของคุณ</text:p>
          </table:table-cell>
          <table:table-cell office:value-type="string" table:style-name="ce82">
            <text:p>✔</text:p>
          </table:table-cell>
          <table:table-cell table:style-name="ce32"/>
          <table:table-cell table:number-columns-repeated="9" table:style-name="ce1"/>
          <table:table-cell table:number-columns-repeated="16368"/>
        </table:table-row>
        <table:table-row table:style-name="ro45">
          <table:table-cell table:style-name="ce33"/>
          <table:table-cell office:value-type="string" table:style-name="ce35">
            <text:p>TC07</text:p>
          </table:table-cell>
          <table:table-cell office:value-type="string" table:style-name="ce31">
            <text:p>เปลี่ยนภาษาเป็นภาษาจีน:</text:p>
            <text:p>1. กดปุ่มเมนูภาษา</text:p>
            <text:p>2. เลือก 中文</text:p>
          </table:table-cell>
          <table:table-cell office:value-type="string" table:style-name="ce31">
            <text:p>แสดงข้อความ</text:p>
            <text:p>证书表单</text:p>
            <text:p>欢迎来到证书表单页面。请继续提交您的信息。</text:p>
          </table:table-cell>
          <table:table-cell office:value-type="string" table:style-name="ce74">
            <text:p>แสดงข้อความ</text:p>
            <text:p>证书表单</text:p>
            <text:p>欢迎来到证书表单页面。请继续提交您的信息。</text:p>
          </table:table-cell>
          <table:table-cell office:value-type="string" table:style-name="ce82">
            <text:p>✔</text:p>
          </table:table-cell>
          <table:table-cell table:style-name="ce36"/>
          <table:table-cell table:number-columns-repeated="9" table:style-name="ce1"/>
          <table:table-cell table:number-columns-repeated="16368"/>
        </table:table-row>
        <table:table-row table:style-name="ro46">
          <table:table-cell table:style-name="ce33"/>
          <table:table-cell office:value-type="string" table:style-name="ce35">
            <text:p>TC07</text:p>
          </table:table-cell>
          <table:table-cell office:value-type="string" table:style-name="ce31">
            <text:p>เปลี่ยนภาษาเป็นภาษาอังกฤษ:</text:p>
            <text:p>1. กดปุ่มเมนูภาษา</text:p>
            <text:p>2. เลือก English</text:p>
          </table:table-cell>
          <table:table-cell office:value-type="string" table:style-name="ce31">
            <text:p>แสดงข้อความ<text:s/></text:p>
            <text:p>Certificate Form</text:p>
            <text:p>Welcome to the Certificate Form page. Please proceed with your submission.</text:p>
          </table:table-cell>
          <table:table-cell office:value-type="string" table:style-name="ce74">
            <text:p>แสดงข้อความ<text:s/></text:p>
            <text:p>Certificate Form</text:p>
            <text:p>Welcome to the Certificate Form page. Please proceed with your submission.</text:p>
          </table:table-cell>
          <table:table-cell office:value-type="string" table:style-name="ce82">
            <text:p>✔</text:p>
          </table:table-cell>
          <table:table-cell table:style-name="ce36"/>
          <table:table-cell table:number-columns-repeated="9" table:style-name="ce1"/>
          <table:table-cell table:number-columns-repeated="16368"/>
        </table:table-row>
        <table:table-row table:style-name="ro47">
          <table:table-cell table:style-name="ce33"/>
          <table:table-cell office:value-type="string" table:style-name="ce35">
            <text:p>TC07</text:p>
          </table:table-cell>
          <table:table-cell office:value-type="string" table:style-name="ce31">
            <text:p>กดปุ่ม Log out</text:p>
          </table:table-cell>
          <table:table-cell office:value-type="string" table:style-name="ce31">
            <text:p>กลับออกมายังหน้า Log in</text:p>
          </table:table-cell>
          <table:table-cell office:value-type="string" table:style-name="ce74">
            <text:p>กลับออกมายังหน้า Log in</text:p>
          </table:table-cell>
          <table:table-cell office:value-type="string" table:style-name="ce82">
            <text:p>✔</text:p>
          </table:table-cell>
          <table:table-cell table:style-name="ce36"/>
          <table:table-cell table:style-name="ce1"/>
          <table:table-cell table:style-name="ce19"/>
          <table:table-cell table:number-columns-repeated="7" table:style-name="ce1"/>
          <table:table-cell table:number-columns-repeated="16368"/>
        </table:table-row>
        <table:table-row table:number-rows-repeated="2" table:style-name="ro11">
          <table:table-cell table:number-columns-repeated="8" table:style-name="ce1"/>
          <table:table-cell table:style-name="ce19"/>
          <table:table-cell table:number-columns-repeated="7" table:style-name="ce1"/>
          <table:table-cell table:number-columns-repeated="16368"/>
        </table:table-row>
        <table:table-row table:style-name="ro26">
          <table:table-cell office:value-type="string" table:style-name="ce98">
            <text:p>ทดสอบ Role Press Agent <text:s/>FR</text:p>
          </table:table-cell>
          <table:table-cell table:number-columns-repeated="15" table:style-name="ce1"/>
          <table:table-cell table:number-columns-repeated="16368"/>
        </table:table-row>
        <table:table-row table:style-name="ro6">
          <table:table-cell office:value-type="string" table:style-name="ce15">
            <text:p>Test Scenario ID:</text:p>
          </table:table-cell>
          <table:table-cell office:value-type="string" table:number-columns-spanned="4" table:number-rows-spanned="1" table:style-name="ce173">
            <text:p>highlight.robot</text:p>
          </table:table-cell>
          <table:covered-table-cell table:number-columns-repeated="3"/>
          <table:table-cell office:value-type="string" table:style-name="ce16">
            <text:p>Project ID:</text:p>
          </table:table-cell>
          <table:table-cell office:value-type="string" table:style-name="ce59">
            <text:p>WEB-SPRINT-0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Test Scenario Name:</text:p>
          </table:table-cell>
          <table:table-cell office:value-type="string" table:number-columns-spanned="4" table:number-rows-spanned="1" table:style-name="ce169">
            <text:p>การเข้าสู่ระบบ เปลี่ยนภาษา และออกจากระบบ [บทบาท Press Agent]</text:p>
          </table:table-cell>
          <table:covered-table-cell table:number-columns-repeated="3"/>
          <table:table-cell office:value-type="string" table:style-name="ce62">
            <text:p>Tested by:</text:p>
          </table:table-cell>
          <table:table-cell office:value-type="string" table:style-name="ce96">
            <text:p>Chayanit Thanee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UAT Name:</text:p>
          </table:table-cell>
          <table:table-cell office:value-type="string" table:number-columns-spanned="4" table:number-rows-spanned="1" table:style-name="ce170">
            <text:p>ทดสอบการเข้าสู่ระบบ เปลี่ยนภาษา และออกจากระบบ [บทบาท Press Agent]</text:p>
          </table:table-cell>
          <table:covered-table-cell table:number-columns-repeated="3"/>
          <table:table-cell office:value-type="string" table:style-name="ce63">
            <text:p>Version:</text:p>
          </table:table-cell>
          <table:table-cell office:value-type="string" table:style-name="ce64">
            <text:p>V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Module:</text:p>
          </table:table-cell>
          <table:table-cell office:value-type="string" table:number-columns-spanned="4" table:number-rows-spanned="1" table:style-name="ce171">
            <text:p>Customer Inquiry</text:p>
          </table:table-cell>
          <table:covered-table-cell table:number-columns-repeated="3"/>
          <table:table-cell office:value-type="string" table:style-name="ce63">
            <text:p>Date of Test:</text:p>
          </table:table-cell>
          <table:table-cell office:value-type="date" office:date-value="2025-03-11T00:00:00" table:style-name="ce65">
            <text:p>3/11/2025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Pre-requisite:</text:p>
          </table:table-cell>
          <table:table-cell office:value-type="string" table:number-columns-spanned="6" table:number-rows-spanned="1" table:style-name="ce167">
            <text:p>มีบัญชีผู้ใช้สำหรับการเข้าสู่ระบบ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6">
            <text:p>Description:</text:p>
          </table:table-cell>
          <table:table-cell office:value-type="string" table:number-columns-spanned="6" table:number-rows-spanned="1" table:style-name="ce172">
            <text:p>การทดสอบนี้ใช้เพื่อตรวจสอบความสามารถของระบบในการเข้าสู่ระบบ นำทางไปยังเมนู "Highlight" เปลี่ยนภาษา และออกจากระบบ โดยทดสอบการเปลี่ยนภาษาระหว่าง ภาษาไทย จีน และอังกฤษ รวมถึงตรวจสอบว่าผู้ใช้สามารถออกจากระบบได้อย่างถูกต้อง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61">
            <text:p>User Story</text:p>
          </table:table-cell>
          <table:table-cell office:value-type="string" table:style-name="ce38">
            <text:p>Test Case ID</text:p>
          </table:table-cell>
          <table:table-cell office:value-type="string" table:style-name="ce38">
            <text:p>Test Case and Steps</text:p>
          </table:table-cell>
          <table:table-cell office:value-type="string" table:style-name="ce38">
            <text:p>Expected Result</text:p>
          </table:table-cell>
          <table:table-cell office:value-type="string" table:style-name="ce38">
            <text:p>Actual Result</text:p>
          </table:table-cell>
          <table:table-cell office:value-type="string" table:style-name="ce38">
            <text:p>Test Result (Pass/Fail)</text:p>
          </table:table-cell>
          <table:table-cell office:value-type="string" table:style-name="ce28">
            <text:p>Remark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97"/>
          <table:table-cell office:value-type="string" table:style-name="ce90">
            <text:p>TC01</text:p>
          </table:table-cell>
          <table:table-cell office:value-type="string" table:style-name="ce42">
            <text:p>เปิดเว็บไซต์ศูนย์นวัตกรรมฯ (https://soften2sec267.cpkkuhost.com)</text:p>
          </table:table-cell>
          <table:table-cell office:value-type="string" table:style-name="ce42">
            <text:p>เว็บไซต์โหลดสำเร็จ</text:p>
          </table:table-cell>
          <table:table-cell office:value-type="string" table:style-name="ce87">
            <text:p>เว็บไซต์โหลดขึ้นมาโดยไม่มี Error</text:p>
          </table:table-cell>
          <table:table-cell office:value-type="string" table:style-name="ce90">
            <text:p>✔</text:p>
          </table:table-cell>
          <table:table-cell table:style-name="ce31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02</text:p>
          </table:table-cell>
          <table:table-cell office:value-type="string" table:style-name="ce42">
            <text:p>กรอกชื่อผู้ใช้และรหัสผ่าน</text:p>
          </table:table-cell>
          <table:table-cell office:value-type="string" table:style-name="ce42">
            <text:p>ระบบเข้าสู่ระบบได้</text:p>
          </table:table-cell>
          <table:table-cell office:value-type="string" table:style-name="ce87">
            <text:p>เข้าสู่ระบบได้สำเร็จและไปยังหน้า Dashboard</text:p>
          </table:table-cell>
          <table:table-cell office:value-type="string" table:style-name="ce90">
            <text:p>✔</text:p>
          </table:table-cell>
          <table:table-cell table:style-name="ce31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03</text:p>
          </table:table-cell>
          <table:table-cell office:value-type="string" table:style-name="ce42">
            <text:p>คลิกปุ่ม "เข้าสู่ระบบ"</text:p>
          </table:table-cell>
          <table:table-cell office:value-type="string" table:style-name="ce42">
            <text:p>ระบบนำไปสู่หน้า Dashboard</text:p>
          </table:table-cell>
          <table:table-cell office:value-type="string" table:style-name="ce87">
            <text:p>แสดงหน้า Dashboard ได้ตามปกติ</text:p>
          </table:table-cell>
          <table:table-cell office:value-type="string" table:style-name="ce90">
            <text:p>✔</text:p>
          </table:table-cell>
          <table:table-cell table:style-name="ce31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04</text:p>
          </table:table-cell>
          <table:table-cell office:value-type="string" table:style-name="ce42">
            <text:p>คลิกแท็บ "Highlight"</text:p>
          </table:table-cell>
          <table:table-cell office:value-type="string" table:style-name="ce42">
            <text:p>ระบบเปลี่ยนไปยังหน้าหัวข้อ "Highlight"</text:p>
          </table:table-cell>
          <table:table-cell office:value-type="string" table:style-name="ce87">
            <text:p>หน้า "Highlight" แสดงขึ้นถูกต้อง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05</text:p>
          </table:table-cell>
          <table:table-cell office:value-type="string" table:style-name="ce42">
            <text:p>คลิกเมนูเปลี่ยนภาษา</text:p>
          </table:table-cell>
          <table:table-cell office:value-type="string" table:style-name="ce42">
            <text:p>เมนูภาษาแสดงตัวเลือก (ไทย, จีน, อังกฤษ)</text:p>
          </table:table-cell>
          <table:table-cell office:value-type="string" table:style-name="ce87">
            <text:p>เมนูภาษาปรากฏขึ้นพร้อมตัวเลือกครบถ้วน</text:p>
          </table:table-cell>
          <table:table-cell office:value-type="string" table:style-name="ce90">
            <text:p>✔</text:p>
          </table:table-cell>
          <table:table-cell table:style-name="ce31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06</text:p>
          </table:table-cell>
          <table:table-cell office:value-type="string" table:style-name="ce42">
            <text:p>เลือกภาษา "ไทย"</text:p>
          </table:table-cell>
          <table:table-cell office:value-type="string" table:style-name="ce42">
            <text:p>เนื้อหาแสดงเป็นภาษาไทย</text:p>
          </table:table-cell>
          <table:table-cell office:value-type="string" table:style-name="ce87">
            <text:p>หน้าเว็บเปลี่ยนเป็นภาษาไทย</text:p>
          </table:table-cell>
          <table:table-cell office:value-type="string" table:style-name="ce90">
            <text:p>✔</text:p>
          </table:table-cell>
          <table:table-cell table:style-name="ce86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07</text:p>
          </table:table-cell>
          <table:table-cell office:value-type="string" table:style-name="ce42">
            <text:p>ตรวจสอบข้อความในแท็บ "Highlight" (ไทย)</text:p>
          </table:table-cell>
          <table:table-cell office:value-type="string" table:style-name="ce42">
            <text:p>แสดงคำว่า "ไฮไลท์"</text:p>
          </table:table-cell>
          <table:table-cell office:value-type="string" table:style-name="ce87">
            <text:p>แสดงคำว่า "ไฮไลท์"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08</text:p>
          </table:table-cell>
          <table:table-cell office:value-type="string" table:style-name="ce42">
            <text:p>ตรวจสอบหัวข้อในหน้าหัว "Highlight" (ไทย)</text:p>
          </table:table-cell>
          <table:table-cell office:value-type="string" table:style-name="ce42">
            <text:p>แสดงคำว่า "ไฮไลท์"</text:p>
          </table:table-cell>
          <table:table-cell office:value-type="string" table:style-name="ce87">
            <text:p>หัวข้อแสดงคำว่า "ไฮไลท์"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09</text:p>
          </table:table-cell>
          <table:table-cell office:value-type="string" table:style-name="ce42">
            <text:p>เลือกภาษา "จีน"</text:p>
          </table:table-cell>
          <table:table-cell office:value-type="string" table:style-name="ce42">
            <text:p>เนื้อหาแสดงเป็นภาษาจีน</text:p>
          </table:table-cell>
          <table:table-cell office:value-type="string" table:style-name="ce87">
            <text:p>หน้าเว็บเปลี่ยนเป็นภาษาจีน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9" table:style-name="ce1"/>
          <table:table-cell table:number-columns-repeated="16368"/>
        </table:table-row>
        <table:table-row table:style-name="ro8">
          <table:table-cell table:style-name="ce72"/>
          <table:table-cell office:value-type="string" table:style-name="ce90">
            <text:p>TC10</text:p>
          </table:table-cell>
          <table:table-cell office:value-type="string" table:style-name="ce42">
            <text:p>ตรวจสอบข้อความในแท็บ "Highlight" (จีน)</text:p>
          </table:table-cell>
          <table:table-cell office:value-type="string" table:style-name="ce42">
            <text:p>แสดงคำว่า "亮点"</text:p>
          </table:table-cell>
          <table:table-cell office:value-type="string" table:style-name="ce87">
            <text:p>แสดงคำว่า "亮点"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9" table:style-name="ce1"/>
          <table:table-cell table:number-columns-repeated="16368"/>
        </table:table-row>
        <table:table-row table:style-name="ro8">
          <table:table-cell table:style-name="ce72"/>
          <table:table-cell office:value-type="string" table:style-name="ce90">
            <text:p>TC11</text:p>
          </table:table-cell>
          <table:table-cell office:value-type="string" table:style-name="ce42">
            <text:p>ตรวจสอบหัวข้อในหน้าหัว "Highlight" (จีน)</text:p>
          </table:table-cell>
          <table:table-cell office:value-type="string" table:style-name="ce42">
            <text:p>แสดงคำว่า "亮点"</text:p>
          </table:table-cell>
          <table:table-cell office:value-type="string" table:style-name="ce87">
            <text:p>หัวข้อแสดงคำว่า "亮点"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12</text:p>
          </table:table-cell>
          <table:table-cell office:value-type="string" table:style-name="ce42">
            <text:p>เลือกภาษา "อังกฤษ"</text:p>
          </table:table-cell>
          <table:table-cell office:value-type="string" table:style-name="ce42">
            <text:p>เนื้อหาแสดงเป็นภาษาอังกฤษ</text:p>
          </table:table-cell>
          <table:table-cell office:value-type="string" table:style-name="ce87">
            <text:p>หน้าเว็บเปลี่ยนเป็นภาษาอังกฤษ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13</text:p>
          </table:table-cell>
          <table:table-cell office:value-type="string" table:style-name="ce42">
            <text:p>ตรวจสอบข้อความในแท็บ "Highlight" (อังกฤษ)</text:p>
          </table:table-cell>
          <table:table-cell office:value-type="string" table:style-name="ce42">
            <text:p>แสดงคำว่า "Highlight"</text:p>
          </table:table-cell>
          <table:table-cell office:value-type="string" table:style-name="ce87">
            <text:p>แสดงคำว่า "Highlight"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14</text:p>
          </table:table-cell>
          <table:table-cell office:value-type="string" table:style-name="ce42">
            <text:p>ตรวจสอบหัวข้อในหน้าหัว "Highlight" (อังกฤษ)</text:p>
          </table:table-cell>
          <table:table-cell office:value-type="string" table:style-name="ce42">
            <text:p>แสดงคำว่า "Highlight"</text:p>
          </table:table-cell>
          <table:table-cell office:value-type="string" table:style-name="ce87">
            <text:p>หัวข้อแสดงคำว่า "Highlight"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9" table:style-name="ce1"/>
          <table:table-cell table:number-columns-repeated="16368"/>
        </table:table-row>
        <table:table-row table:style-name="ro6">
          <table:table-cell table:style-name="ce72"/>
          <table:table-cell office:value-type="string" table:style-name="ce90">
            <text:p>TC15</text:p>
          </table:table-cell>
          <table:table-cell office:value-type="string" table:style-name="ce42">
            <text:p>คลิกปุ่ม "ออกจากระบบ"</text:p>
          </table:table-cell>
          <table:table-cell office:value-type="string" table:style-name="ce42">
            <text:p>ระบบนำกลับไปยังหน้าล็อกอิน</text:p>
          </table:table-cell>
          <table:table-cell office:value-type="string" table:style-name="ce87">
            <text:p>ระบบออกจากระบบและกลับสู่หน้าล็อกอิน</text:p>
          </table:table-cell>
          <table:table-cell office:value-type="string" table:style-name="ce90">
            <text:p>✔</text:p>
          </table:table-cell>
          <table:table-cell table:style-name="ce17"/>
          <table:table-cell table:number-columns-repeated="9" table:style-name="ce1"/>
          <table:table-cell table:number-columns-repeated="16368"/>
        </table:table-row>
        <table:table-row table:number-rows-repeated="2" table:style-name="ro11">
          <table:table-cell table:number-columns-repeated="16" table:style-name="ce1"/>
          <table:table-cell table:number-columns-repeated="16368"/>
        </table:table-row>
        <table:table-row table:style-name="ro26">
          <table:table-cell office:value-type="string" table:style-name="ce98">
            <text:p>ทดสอบ Role Educator MS</text:p>
          </table:table-cell>
          <table:table-cell table:number-columns-repeated="15" table:style-name="ce1"/>
          <table:table-cell table:number-columns-repeated="16368"/>
        </table:table-row>
        <table:table-row table:style-name="ro6">
          <table:table-cell office:value-type="string" table:style-name="ce15">
            <text:p>Test Scenario ID:</text:p>
          </table:table-cell>
          <table:table-cell office:value-type="string" table:number-columns-spanned="4" table:number-rows-spanned="1" table:style-name="ce168">
            <text:p>test_educator.robot</text:p>
          </table:table-cell>
          <table:covered-table-cell table:number-columns-repeated="3"/>
          <table:table-cell office:value-type="string" table:style-name="ce16">
            <text:p>Project ID:</text:p>
          </table:table-cell>
          <table:table-cell office:value-type="string" table:style-name="ce17">
            <text:p>WEB-SPRINT-0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Test Scenario Name:</text:p>
          </table:table-cell>
          <table:table-cell office:value-type="string" table:number-columns-spanned="4" table:number-rows-spanned="1" table:style-name="ce164">
            <text:p>การเปลี่ยนภาษาหน้า Departments และ หน้า Programs อย่างถูกต้อง</text:p>
          </table:table-cell>
          <table:covered-table-cell table:number-columns-repeated="3"/>
          <table:table-cell office:value-type="string" table:style-name="ce21">
            <text:p>Tested by:</text:p>
          </table:table-cell>
          <table:table-cell office:value-type="string" table:style-name="ce22">
            <text:p>นายสุรภูมิ มณีราชกิจ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UAT Name:</text:p>
          </table:table-cell>
          <table:table-cell office:value-type="string" table:number-columns-spanned="4" table:number-rows-spanned="1" table:style-name="ce164">
            <text:p>การทดสอบการเปลี่ยนภาษาในระบบสำหรับ educator</text:p>
          </table:table-cell>
          <table:covered-table-cell table:number-columns-repeated="3"/>
          <table:table-cell office:value-type="string" table:style-name="ce21">
            <text:p>Version:</text:p>
          </table:table-cell>
          <table:table-cell office:value-type="string" table:style-name="ce24">
            <text:p>V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Module:</text:p>
          </table:table-cell>
          <table:table-cell office:value-type="string" table:number-columns-spanned="4" table:number-rows-spanned="1" table:style-name="ce164">
            <text:p>Role Educator หน้า Departments และ หน้า Programs</text:p>
          </table:table-cell>
          <table:covered-table-cell table:number-columns-repeated="3"/>
          <table:table-cell office:value-type="string" table:style-name="ce21">
            <text:p>Date of Test:</text:p>
          </table:table-cell>
          <table:table-cell office:value-type="string" table:style-name="ce25">
            <text:p>11 มีนาคม 2568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Pre-requisite:</text:p>
          </table:table-cell>
          <table:table-cell office:value-type="string" table:number-columns-spanned="6" table:number-rows-spanned="1" table:style-name="ce167">
            <text:p>มีบัญชีผู้ใช้สำหรับการเข้าสู่ระบบ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20">
            <text:p>Description:</text:p>
          </table:table-cell>
          <table:table-cell office:value-type="string" table:number-columns-spanned="6" table:number-rows-spanned="1" table:style-name="ce164">
            <text:p>เมื่อกดปุ่มเปลี่ยนภาษาหน้า Departments และ Programs ข้อมูลในตารางจะเปลี่ยนภาษาตามที่เลือก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37">
            <text:p>User Story</text:p>
          </table:table-cell>
          <table:table-cell office:value-type="string" table:style-name="ce37">
            <text:p>Test Case ID</text:p>
          </table:table-cell>
          <table:table-cell office:value-type="string" table:style-name="ce38">
            <text:p>Test Case and Steps</text:p>
          </table:table-cell>
          <table:table-cell office:value-type="string" table:style-name="ce38">
            <text:p>Expected Result</text:p>
          </table:table-cell>
          <table:table-cell office:value-type="string" table:style-name="ce38">
            <text:p>Actual Result</text:p>
          </table:table-cell>
          <table:table-cell office:value-type="string" table:style-name="ce38">
            <text:p>Test Result (Pass/Fail)</text:p>
          </table:table-cell>
          <table:table-cell office:value-type="string" table:style-name="ce38">
            <text:p>Remark</text:p>
          </table:table-cell>
          <table:table-cell table:number-columns-repeated="9" table:style-name="ce1"/>
          <table:table-cell table:number-columns-repeated="16368"/>
        </table:table-row>
        <table:table-row table:style-name="ro20">
          <table:table-cell table:style-name="ce29"/>
          <table:table-cell office:value-type="string" table:style-name="ce39">
            <text:p>TC01</text:p>
          </table:table-cell>
          <table:table-cell office:value-type="string" table:style-name="ce40">
            <text:p>Test Open Login Page: เปิดเว็บไซต์ https://soften2sec267.cpkkuhost.com/login<text:s text:c="9"/></text:p>
            <text:p>1. กรอกข้อมูลที่ช่อง username = rojanha@kku.ac.th<text:s/></text:p>
            <text:p>2. กรอกข้อมูลที่ช่อง password = 123456789<text:s text:c="12"/></text:p>
            <text:p>3. กดปุ่ม “LOG IN” </text:p>
          </table:table-cell>
          <table:table-cell office:value-type="string" table:style-name="ce40">
            <text:p>แสดงหน้า Login ของเว็บไซต์ และ Login สำเร็จ ไปยังหน้า dashboard </text:p>
          </table:table-cell>
          <table:table-cell office:value-type="string" table:style-name="ce40">
            <text:p>แสดงหน้า Login ของเว็บไซต์ และ Login สำเร็จ ไปยังหน้า dashboard 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33"/>
          <table:table-cell office:value-type="string" table:style-name="ce39">
            <text:p>TC02</text:p>
          </table:table-cell>
          <table:table-cell office:value-type="string" table:style-name="ce40">
            <text:p>Find Element To Click and Go To Department Page</text:p>
            <text:p><text:s/>1.คลิกเมนู "Departments"</text:p>
            <text:p><text:s/>2. ตรวจสอบว่าหน้า Departments ถูกเปิดขึ้น</text:p>
          </table:table-cell>
          <table:table-cell office:value-type="string" table:style-name="ce40">
            <text:p>ระบบนำผู้ใช้ไปยังหน้า Departments</text:p>
          </table:table-cell>
          <table:table-cell office:value-type="string" table:style-name="ce40">
            <text:p>ระบบนำผู้ใช้ไปยังหน้า Departments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48">
          <table:table-cell table:style-name="ce33"/>
          <table:table-cell office:value-type="string" table:style-name="ce39">
            <text:p>TC03</text:p>
          </table:table-cell>
          <table:table-cell office:value-type="string" table:style-name="ce40">
            <text:p>ตรวจสอบการเปลี่ยนภาษาใน Department Page<text:s/></text:p>
            <text:p><text:s/>1.ตรวจสอบว่าภาษาอังกฤษแสดงคำว่า "Department of Computer Science"</text:p>
            <text:p/>
            <text:p><text:s/>2. เปลี่ยนเป็นภาษาไทย แล้วตรวจสอบว่ามีคำว่า "สาขาวิชาวิทยาการคอมพิวเตอร์"</text:p>
            <text:p/>
            <text:p><text:s/>3. เปลี่ยนเป็นภาษาจีน แล้วตรวจสอบว่ามีคำว่า "计算机科学系"</text:p>
            <text:p/>
            <text:p><text:s/>4. เปลี่ยนกลับเป็นภาษาอังกฤษ</text:p>
          </table:table-cell>
          <table:table-cell office:value-type="string" table:style-name="ce40">
            <text:p>ระบบแสดงคำที่ถูกต้องตามภาษาที่เลือก</text:p>
          </table:table-cell>
          <table:table-cell office:value-type="string" table:style-name="ce40">
            <text:p>ระบบแสดงคำที่ถูกต้องตามภาษาที่เลือก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33"/>
          <table:table-cell office:value-type="string" table:style-name="ce39">
            <text:p>TC04</text:p>
          </table:table-cell>
          <table:table-cell office:value-type="string" table:style-name="ce40">
            <text:p>Find Element To Click and Go To Program Page</text:p>
            <text:p><text:s/>1. คลิกเมนู "Programs"</text:p>
            <text:p><text:s/>2. ตรวจสอบว่าหน้า Programs ถูกเปิดขึ้น</text:p>
          </table:table-cell>
          <table:table-cell office:value-type="string" table:style-name="ce40">
            <text:p>ระบบนำผู้ใช้ไปยังหน้า Programs</text:p>
          </table:table-cell>
          <table:table-cell office:value-type="string" table:style-name="ce40">
            <text:p>ระบบนำผู้ใช้ไปยังหน้า Programs</text:p>
          </table:table-cell>
          <table:table-cell office:value-type="string" table:style-name="ce94">
            <text:p>✔</text:p>
          </table:table-cell>
          <table:table-cell table:style-name="ce41"/>
          <table:table-cell table:number-columns-repeated="9" table:style-name="ce1"/>
          <table:table-cell table:number-columns-repeated="16368"/>
        </table:table-row>
        <table:table-row table:style-name="ro48">
          <table:table-cell table:style-name="ce43"/>
          <table:table-cell office:value-type="string" table:style-name="ce39">
            <text:p>TC05</text:p>
          </table:table-cell>
          <table:table-cell office:value-type="string" table:style-name="ce40">
            <text:p>ตรวจสอบการเปลี่ยนภาษาใน Program Page</text:p>
            <text:p><text:s/>1. ตรวจสอบว่าภาษาอังกฤษแสดงคำว่า "Computer Science"</text:p>
            <text:p/>
            <text:p><text:s/>2. เปลี่ยนเป็นภาษาไทย แล้วตรวจสอบว่ามีคำว่า "สาขาวิชาวิทยาการคอมพิวเตอร์"</text:p>
            <text:p/>
            <text:p><text:s/>3. เปลี่ยนเป็นภาษาจีน แล้วตรวจสอบว่ามีคำว่า "计算机科学"</text:p>
            <text:p/>
            <text:p><text:s/>4. เปลี่ยนกลับเป็นภาษาอังกฤษ</text:p>
          </table:table-cell>
          <table:table-cell office:value-type="string" table:style-name="ce40">
            <text:p>ระบบแสดงคำที่ถูกต้องตามภาษาที่เลือก</text:p>
          </table:table-cell>
          <table:table-cell office:value-type="string" table:style-name="ce40">
            <text:p>ระบบแสดงคำที่ถูกต้องตามภาษาที่เลือก</text:p>
          </table:table-cell>
          <table:table-cell office:value-type="string" table:style-name="ce94">
            <text:p>✔</text:p>
          </table:table-cell>
          <table:table-cell table:style-name="ce43"/>
          <table:table-cell table:number-columns-repeated="9" table:style-name="ce1"/>
          <table:table-cell table:number-columns-repeated="16368"/>
        </table:table-row>
        <table:table-row table:style-name="ro34">
          <table:table-cell table:style-name="ce43"/>
          <table:table-cell office:value-type="string" table:style-name="ce39">
            <text:p>TC06</text:p>
          </table:table-cell>
          <table:table-cell office:value-type="string" table:style-name="ce40">
            <text:p>Logout and Close Browser</text:p>
            <text:p><text:s/>1. คลิกปุ่ม "Logout"</text:p>
            <text:p><text:s/>2. ตรวจสอบว่าผู้ใช้ถูกนำกลับไปยังหน้า Login</text:p>
          </table:table-cell>
          <table:table-cell office:value-type="string" table:style-name="ce40">
            <text:p>ระบบออกจากระบบสำเร็จและนำผู้ใช้กลับไปที่หน้า Login</text:p>
          </table:table-cell>
          <table:table-cell office:value-type="string" table:style-name="ce40">
            <text:p>ระบบออกจากระบบสำเร็จและนำผู้ใช้กลับไปที่หน้า Login</text:p>
          </table:table-cell>
          <table:table-cell office:value-type="string" table:style-name="ce94">
            <text:p>✔</text:p>
          </table:table-cell>
          <table:table-cell table:style-name="ce43"/>
          <table:table-cell table:number-columns-repeated="9" table:style-name="ce1"/>
          <table:table-cell table:number-columns-repeated="16368"/>
        </table:table-row>
        <table:table-row table:number-rows-repeated="2" table:style-name="ro11">
          <table:table-cell table:number-columns-repeated="16" table:style-name="ce1"/>
          <table:table-cell table:number-columns-repeated="16368"/>
        </table:table-row>
        <table:table-row table:style-name="ro26">
          <table:table-cell office:value-type="string" table:style-name="ce98">
            <text:p>ทดสอบ Role System Administrator TT</text:p>
          </table:table-cell>
          <table:table-cell table:number-columns-repeated="15" table:style-name="ce1"/>
          <table:table-cell table:number-columns-repeated="16368"/>
        </table:table-row>
        <table:table-row table:style-name="ro6">
          <table:table-cell office:value-type="string" table:style-name="ce118">
            <text:p>Test Scenario ID:</text:p>
          </table:table-cell>
          <table:table-cell office:value-type="string" table:number-columns-spanned="4" table:number-rows-spanned="1" table:style-name="ce140">
            <text:p>SystemAdmin_test.robot</text:p>
          </table:table-cell>
          <table:covered-table-cell table:number-columns-repeated="3"/>
          <table:table-cell office:value-type="string" table:style-name="ce119">
            <text:p>Project ID:</text:p>
          </table:table-cell>
          <table:table-cell office:value-type="string" table:style-name="ce116">
            <text:p>WEB-SPRINT-0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119">
            <text:p>Test Scenario Name:</text:p>
          </table:table-cell>
          <table:table-cell office:value-type="string" table:number-columns-spanned="4" table:number-rows-spanned="1" table:style-name="ce139">
            <text:p>การทดสอบเปลี่ยนภาษาและแสดงผล Navbar ของผู้ใช้งาน <text:s/>Role Admin</text:p>
          </table:table-cell>
          <table:covered-table-cell table:number-columns-repeated="3"/>
          <table:table-cell office:value-type="string" table:style-name="ce119">
            <text:p>Tested by:</text:p>
          </table:table-cell>
          <table:table-cell office:value-type="string" table:style-name="ce115">
            <text:p>นายพิชญ์พงศ์ สนทอง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119">
            <text:p>UAT Name:</text:p>
          </table:table-cell>
          <table:table-cell office:value-type="string" table:number-columns-spanned="4" table:number-rows-spanned="1" table:style-name="ce139">
            <text:p>ทดสอบการเปลี่ยนภาษาหน้าเข้าสู่ระบบ</text:p>
          </table:table-cell>
          <table:covered-table-cell table:number-columns-repeated="3"/>
          <table:table-cell office:value-type="string" table:style-name="ce119">
            <text:p>Version:</text:p>
          </table:table-cell>
          <table:table-cell office:value-type="string" table:style-name="ce116">
            <text:p>V3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119">
            <text:p>Module:</text:p>
          </table:table-cell>
          <table:table-cell office:value-type="string" table:number-columns-spanned="4" table:number-rows-spanned="1" table:style-name="ce139">
            <text:p>apistatus</text:p>
          </table:table-cell>
          <table:covered-table-cell table:number-columns-repeated="3"/>
          <table:table-cell office:value-type="string" table:style-name="ce119">
            <text:p>Date of Test:</text:p>
          </table:table-cell>
          <table:table-cell office:value-type="date" office:date-value="2568-03-11T00:00:00" table:style-name="ce120">
            <text:p>3/11/2568</text:p>
          </table:table-cell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119">
            <text:p>Pre-requisite:</text:p>
          </table:table-cell>
          <table:table-cell office:value-type="string" table:number-columns-spanned="6" table:number-rows-spanned="1" table:style-name="ce138">
            <text:p>มีบัญชีผู้ใช้สำหรับการเข้าสู่ระบบ</text:p>
          </table:table-cell>
          <table:covered-table-cell table:number-columns-repeated="3"/>
          <table:covered-table-cell>
            <draw:frame draw:z-index="5" draw:id="id4" draw:style-name="a4" draw:name="Picture 1" svg:x="0.45139in" svg:y="0.25463in" svg:width="0.21875in" svg:height="0.05208in" style:rel-width="scale" style:rel-height="scale">
              <draw:image xlink:href="" xlink:type="simple" xlink:show="embed" xlink:actuate="onLoad"/>
              <svg:title/>
              <svg:desc/>
            </draw:frame>
          </table:covered-table-cell>
          <table:covered-table-cell/>
          <table:table-cell table:number-columns-repeated="9" table:style-name="ce1"/>
          <table:table-cell table:number-columns-repeated="16368"/>
        </table:table-row>
        <table:table-row table:style-name="ro6">
          <table:table-cell office:value-type="string" table:style-name="ce119">
            <text:p>Description:</text:p>
          </table:table-cell>
          <table:table-cell office:value-type="string" table:number-columns-spanned="6" table:number-rows-spanned="1" table:style-name="ce139">
            <text:p>เมื่อกดปุ่มเปลี่ยนภาษาหน้า จะเปลี่ยนภาษาตามที่เลือก และเช็คเมนูของผู้ใช้งาน Role Admin</text:p>
          </table:table-cell>
          <table:covered-table-cell table:number-columns-repeated="5"/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107">
            <text:p>User Story</text:p>
          </table:table-cell>
          <table:table-cell office:value-type="string" table:style-name="ce107">
            <text:p>Test Case ID</text:p>
          </table:table-cell>
          <table:table-cell office:value-type="string" table:style-name="ce107">
            <text:p>Test Case and Steps</text:p>
          </table:table-cell>
          <table:table-cell office:value-type="string" table:style-name="ce107">
            <text:p>Expected Result</text:p>
          </table:table-cell>
          <table:table-cell office:value-type="string" table:style-name="ce107">
            <text:p>Actual Result</text:p>
          </table:table-cell>
          <table:table-cell office:value-type="string" table:style-name="ce107">
            <text:p>Test Result (Pass/Fail)</text:p>
          </table:table-cell>
          <table:table-cell office:value-type="string" table:style-name="ce107">
            <text:p>Remark</text:p>
          </table:table-cell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115">
            <text:p> </text:p>
          </table:table-cell>
          <table:table-cell office:value-type="string" table:style-name="ce116">
            <text:p>TC01</text:p>
          </table:table-cell>
          <table:table-cell office:value-type="string" table:style-name="ce116">
            <text:p>Test Open Login Page: เปิดเว็บไซต์ https://soften2sec267.cpkkuhost.com/login </text:p>
          </table:table-cell>
          <table:table-cell office:value-type="string" table:style-name="ce116">
            <text:p>แสดงหน้า Login ของเว็บไซต์<text:s/></text:p>
          </table:table-cell>
          <table:table-cell office:value-type="string" table:style-name="ce116">
            <text:p>แสดงหน้า Login ของเว็บไซต์<text:s/></text:p>
          </table:table-cell>
          <table:table-cell office:value-type="string" table:style-name="ce92">
            <text:p>✔</text:p>
          </table:table-cell>
          <table:table-cell office:value-type="string" table:style-name="ce115">
            <text:p> </text:p>
          </table:table-cell>
          <table:table-cell table:number-columns-repeated="9" table:style-name="ce1"/>
          <table:table-cell table:number-columns-repeated="16368"/>
        </table:table-row>
        <table:table-row table:style-name="ro7">
          <table:table-cell office:value-type="string" table:style-name="ce33">
            <text:p> </text:p>
          </table:table-cell>
          <table:table-cell office:value-type="string" table:style-name="ce116">
            <text:p>TC02</text:p>
          </table:table-cell>
          <table:table-cell office:value-type="string" table:style-name="ce116">
            <text:p>กรอกช่อง username <text:s/>พิมพ์ <text:s/>nantas@kku.ac.th กรอกช่อง password พิมพ์ 123456789 กดปุ่ม Login</text:p>
          </table:table-cell>
          <table:table-cell office:value-type="string" table:style-name="ce116">
            <text:p>แสดงหน้า https://soften2sec267.cpkkuhost.com/dashboard</text:p>
          </table:table-cell>
          <table:table-cell office:value-type="string" table:style-name="ce116">
            <text:p>แสดงหน้า https://soften2sec267.cpkkuhost.com/dashboard</text:p>
          </table:table-cell>
          <table:table-cell office:value-type="string" table:style-name="ce92">
            <text:p>✔</text:p>
          </table:table-cell>
          <table:table-cell office:value-type="string" table:style-name="ce115">
            <text:p> </text:p>
          </table:table-cell>
          <table:table-cell table:number-columns-repeated="9" table:style-name="ce1"/>
          <table:table-cell table:number-columns-repeated="16368"/>
        </table:table-row>
        <table:table-row table:style-name="ro34">
          <table:table-cell office:value-type="string" table:style-name="ce33">
            <text:p> </text:p>
          </table:table-cell>
          <table:table-cell office:value-type="string" table:style-name="ce116">
            <text:p>TC03</text:p>
          </table:table-cell>
          <table:table-cell office:value-type="string" table:style-name="ce116">
            <text:p>เช็คว่ามี Sidebar ที่ชื่อว่า Research API และกดเลือก</text:p>
          </table:table-cell>
          <table:table-cell office:value-type="string" table:style-name="ce116">
            <text:p>แสดงหน้า https://soften2sec267.cpkkuhost.com/dashboard/apistatus</text:p>
          </table:table-cell>
          <table:table-cell office:value-type="string" table:style-name="ce116">
            <text:p>แสดงหน้า https://soften2sec267.cpkkuhost.com/dashboard/apistatus</text:p>
          </table:table-cell>
          <table:table-cell office:value-type="string" table:style-name="ce92">
            <text:p>✔</text:p>
          </table:table-cell>
          <table:table-cell office:value-type="string" table:style-name="ce115">
            <text:p> </text:p>
          </table:table-cell>
          <table:table-cell table:number-columns-repeated="9" table:style-name="ce1"/>
          <table:table-cell table:number-columns-repeated="16368"/>
        </table:table-row>
        <table:table-row table:style-name="ro34">
          <table:table-cell office:value-type="string" table:style-name="ce33">
            <text:p> </text:p>
          </table:table-cell>
          <table:table-cell office:value-type="string" table:style-name="ce116">
            <text:p>TC04</text:p>
          </table:table-cell>
          <table:table-cell office:value-type="string" table:style-name="ce116">
            <text:p>เช็คว่ามีคำว่า API Status จากนั้นกดปุ่มเปลี่ยนภาษา เลือกภาษาไทย</text:p>
          </table:table-cell>
          <table:table-cell office:value-type="string" table:style-name="ce116">
            <text:p>แสดงหน้า https://soften2sec267.cpkkuhost.com/dashboard/apistatus และภาษาในหน้าเว็บเป็นภาษาไทย</text:p>
          </table:table-cell>
          <table:table-cell office:value-type="string" table:style-name="ce116">
            <text:p>แสดงหน้า https://soften2sec267.cpkkuhost.com/dashboard/apistatus และภาษาในหน้าเว็บเป็นภาษาไทย</text:p>
          </table:table-cell>
          <table:table-cell office:value-type="string" table:style-name="ce92">
            <text:p>✔</text:p>
          </table:table-cell>
          <table:table-cell office:value-type="string" table:style-name="ce115">
            <text:p> </text:p>
          </table:table-cell>
          <table:table-cell table:number-columns-repeated="9" table:style-name="ce1"/>
          <table:table-cell table:number-columns-repeated="16368"/>
        </table:table-row>
        <table:table-row table:style-name="ro34">
          <table:table-cell office:value-type="string" table:style-name="ce33">
            <text:p> </text:p>
          </table:table-cell>
          <table:table-cell office:value-type="string" table:style-name="ce116">
            <text:p>TC05</text:p>
          </table:table-cell>
          <table:table-cell office:value-type="string" table:style-name="ce116">
            <text:p>เช็คว่ามีคำว่า สถานะ API จากนั้นกดปุ่มเปลี่ยนภาษา เลือกภาษาจีน</text:p>
          </table:table-cell>
          <table:table-cell office:value-type="string" table:style-name="ce116">
            <text:p>แสดงหน้า https://soften2sec267.cpkkuhost.com/dashboard/apistatus และภาษาในหน้าเว็บเป็นภาษาจีน</text:p>
          </table:table-cell>
          <table:table-cell office:value-type="string" table:style-name="ce116">
            <text:p>แสดงหน้า https://soften2sec267.cpkkuhost.com/dashboard/apistatusและภาษาในหน้าเว็บเป็นภาษาจีน</text:p>
          </table:table-cell>
          <table:table-cell office:value-type="string" table:style-name="ce92">
            <text:p>✔</text:p>
          </table:table-cell>
          <table:table-cell office:value-type="string" table:style-name="ce115">
            <text:p> </text:p>
          </table:table-cell>
          <table:table-cell table:number-columns-repeated="9" table:style-name="ce1"/>
          <table:table-cell table:number-columns-repeated="16368"/>
        </table:table-row>
        <table:table-row table:style-name="ro34">
          <table:table-cell office:value-type="string" table:style-name="ce33">
            <text:p> </text:p>
          </table:table-cell>
          <table:table-cell office:value-type="string" table:style-name="ce116">
            <text:p>TC06</text:p>
          </table:table-cell>
          <table:table-cell office:value-type="string" table:style-name="ce116">
            <text:p>เช็คว่ามีคำว่า API 状态 จากนั้นกดปุ่มเปลี่ยนภาษา เลือกภาษาอังกฤษ</text:p>
          </table:table-cell>
          <table:table-cell office:value-type="string" table:style-name="ce116">
            <text:p>แสดงหน้า https://soften2sec267.cpkkuhost.com/dashboard/apistatusและภาษาในหน้าเว็บเป็นภาษาอังกฤษ</text:p>
          </table:table-cell>
          <table:table-cell office:value-type="string" table:style-name="ce116">
            <text:p>แสดงหน้า https://soften2sec267.cpkkuhost.com/dashboard/apistatus และภาษาในหน้าเว็บเป็นภาษาอังกฤษ</text:p>
          </table:table-cell>
          <table:table-cell office:value-type="string" table:style-name="ce92">
            <text:p>✔</text:p>
          </table:table-cell>
          <table:table-cell office:value-type="string" table:style-name="ce115">
            <text:p> </text:p>
          </table:table-cell>
          <table:table-cell table:number-columns-repeated="9" table:style-name="ce1"/>
          <table:table-cell table:number-columns-repeated="16368"/>
        </table:table-row>
        <table:table-row table:number-rows-repeated="4" table:style-name="ro11">
          <table:table-cell table:number-columns-repeated="16" table:style-name="ce1"/>
          <table:table-cell table:number-columns-repeated="16368"/>
        </table:table-row>
        <table:table-row table:style-name="ro6">
          <table:table-cell office:value-type="string" table:style-name="ce143">
            <text:p>รายงานสรุปผลการทดสอบ (Test Summary Report)</text:p>
          </table:table-cell>
          <table:table-cell table:number-columns-repeated="7" table:style-name="ce144"/>
          <table:table-cell table:number-columns-repeated="7" table:style-name="ce1"/>
          <table:table-cell table:number-columns-repeated="16369" table:style-name="ce19"/>
        </table:table-row>
        <table:table-row table:style-name="ro6">
          <table:table-cell office:value-type="string" table:style-name="ce92">
            <text:p>Scenario ID</text:p>
          </table:table-cell>
          <table:table-cell office:value-type="string" table:style-name="ce92">
            <text:p>Scenario Name</text:p>
          </table:table-cell>
          <table:table-cell office:value-type="string" table:style-name="ce92">
            <text:p>Test Case#</text:p>
          </table:table-cell>
          <table:table-cell office:value-type="string" table:style-name="ce92">
            <text:p>Pass</text:p>
          </table:table-cell>
          <table:table-cell office:value-type="string" table:style-name="ce92">
            <text:p>Fail</text:p>
          </table:table-cell>
          <table:table-cell office:value-type="string" table:style-name="ce92">
            <text:p>No run</text:p>
          </table:table-cell>
          <table:table-cell office:value-type="string" table:style-name="ce92">
            <text:p>Block</text:p>
          </table:table-cell>
          <table:table-cell office:value-type="string" table:style-name="ce92">
            <text:p>Remark</text:p>
          </table:table-cell>
          <table:table-cell table:number-columns-repeated="7" table:style-name="ce1"/>
          <table:table-cell table:number-columns-repeated="16369" table:style-name="ce19"/>
        </table:table-row>
        <table:table-row table:style-name="ro7">
          <table:table-cell office:value-type="string" table:style-name="ce145">
            <text:p>test_Home-Page.robot</text:p>
          </table:table-cell>
          <table:table-cell office:value-type="string" table:style-name="ce145">
            <text:p>การเปลี่ยนภาษาบนเว็บไซต์ Home Page<text:tab/><text:tab/><text:tab/></text:p>
          </table:table-cell>
          <table:table-cell office:value-type="float" office:value="19" table:style-name="ce146">
            <text:p>19</text:p>
          </table:table-cell>
          <table:table-cell office:value-type="float" office:value="19" table:style-name="ce146">
            <text:p>19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92"/>
          <table:table-cell table:number-columns-repeated="7" table:style-name="ce1"/>
          <table:table-cell table:number-columns-repeated="16369" table:style-name="ce19"/>
        </table:table-row>
        <table:table-row table:style-name="ro34">
          <table:table-cell office:value-type="string" table:style-name="ce147">
            <text:p>UAT-Reseacher.robot<text:tab/><text:tab/><text:tab/></text:p>
          </table:table-cell>
          <table:table-cell office:value-type="string" table:style-name="ce145">
            <text:p>ทดสอบการเปลี่ยนภาษาหน้าผู้วิจัยและการค้นหาข้อมูล</text:p>
          </table:table-cell>
          <table:table-cell office:value-type="float" office:value="12" table:style-name="ce146">
            <text:p>12</text:p>
          </table:table-cell>
          <table:table-cell office:value-type="float" office:value="12" table:style-name="ce146">
            <text:p>12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92"/>
          <table:table-cell table:number-columns-repeated="7" table:style-name="ce1"/>
          <table:table-cell table:number-columns-repeated="16369" table:style-name="ce19"/>
        </table:table-row>
        <table:table-row table:style-name="ro34">
          <table:table-cell office:value-type="string" table:style-name="ce153">
            <text:p>UAT_Research_Detail.robot</text:p>
          </table:table-cell>
          <table:table-cell office:value-type="string" table:style-name="ce154">
            <text:p>การเปลี่ยนภาษาหน้าข้อมูลนักวิจัยของ Guest</text:p>
          </table:table-cell>
          <table:table-cell office:value-type="float" office:value="16" table:style-name="ce150">
            <text:p>16</text:p>
          </table:table-cell>
          <table:table-cell office:value-type="float" office:value="16" table:style-name="ce150">
            <text:p>16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0">
            <text:p>0</text:p>
          </table:table-cell>
          <table:table-cell table:style-name="ce92"/>
          <table:table-cell table:number-columns-repeated="7" table:style-name="ce1"/>
          <table:table-cell table:number-columns-repeated="16369" table:style-name="ce19"/>
        </table:table-row>
        <table:table-row table:style-name="ro34">
          <table:table-cell office:value-type="string" table:style-name="ce143">
            <text:p>researchGroup_test.robot</text:p>
          </table:table-cell>
          <table:table-cell office:value-type="string" table:style-name="ce40">
            <text:p>การเปลี่ยนภาษาหน้าข้อมูลกลุ่มนักวิจัยของ Guest</text:p>
          </table:table-cell>
          <table:table-cell office:value-type="float" office:value="4" table:style-name="ce42">
            <text:p>4</text:p>
          </table:table-cell>
          <table:table-cell office:value-type="float" office:value="4" table:style-name="ce42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152"/>
          <table:table-cell table:number-columns-repeated="7" table:style-name="ce1"/>
          <table:table-cell table:number-columns-repeated="16369" table:style-name="ce19"/>
        </table:table-row>
        <table:table-row table:style-name="ro7">
          <table:table-cell office:value-type="string" table:style-name="ce151">
            <text:p>tranlogin.robot</text:p>
          </table:table-cell>
          <table:table-cell office:value-type="string" table:style-name="ce151">
            <text:p>การเปลี่ยนภาษาหน้าเข้าสู่ระบบอย่างถูกต้อง</text:p>
          </table:table-cell>
          <table:table-cell office:value-type="float" office:value="7" table:style-name="ce151">
            <text:p>7</text:p>
          </table:table-cell>
          <table:table-cell office:value-type="float" office:value="7" table:style-name="ce151">
            <text:p>7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1">
            <text:p>0</text:p>
          </table:table-cell>
          <table:table-cell table:style-name="ce44"/>
          <table:table-cell table:number-columns-repeated="7" table:style-name="ce1"/>
          <table:table-cell table:number-columns-repeated="16369" table:style-name="ce19"/>
        </table:table-row>
        <table:table-row table:style-name="ro34">
          <table:table-cell office:value-type="string" table:style-name="ce44">
            <text:p>teacher.robot</text:p>
          </table:table-cell>
          <table:table-cell office:value-type="string" table:style-name="ce44">
            <text:p>การเปลี่ยนภาษาหน้า Role Teacher อย่างถูกต้อง</text:p>
          </table:table-cell>
          <table:table-cell office:value-type="float" office:value="13" table:style-name="ce44">
            <text:p>13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149"/>
          <table:table-cell table:style-name="ce79"/>
          <table:table-cell table:number-columns-repeated="6" table:style-name="ce1"/>
          <table:table-cell table:number-columns-repeated="16369" table:style-name="ce19"/>
        </table:table-row>
        <table:table-row table:style-name="ro44">
          <table:table-cell office:value-type="string" table:style-name="ce44">
            <text:p>Headproject_test.robot</text:p>
          </table:table-cell>
          <table:table-cell office:value-type="string" table:style-name="ce40">
            <text:p>การทดสอบเปลี่ยนภาษาและแสดงผล Navbar ของผู้ใช้งาน <text:s/>Role Head Project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149"/>
          <table:table-cell table:style-name="ce79"/>
          <table:table-cell table:number-columns-repeated="6" table:style-name="ce1"/>
          <table:table-cell table:number-columns-repeated="16369" table:style-name="ce19"/>
        </table:table-row>
        <table:table-row table:style-name="ro44">
          <table:table-cell office:value-type="string" table:style-name="ce143">
            <text:p>Student_test.robot</text:p>
          </table:table-cell>
          <table:table-cell office:value-type="string" table:style-name="ce40">
            <text:p>การทดสอบเปลี่ยนภาษาและแสดงผล Navbar ของผู้ใช้งาน <text:s/>Role Student</text:p>
          </table:table-cell>
          <table:table-cell office:value-type="float" office:value="7" table:style-name="ce44">
            <text:p>7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149"/>
          <table:table-cell table:style-name="ce79"/>
          <table:table-cell table:number-columns-repeated="6" table:style-name="ce1"/>
          <table:table-cell table:number-columns-repeated="16369" table:style-name="ce19"/>
        </table:table-row>
        <table:table-row table:style-name="ro20">
          <table:table-cell office:value-type="string" table:style-name="ce46">
            <text:p>highlight.robot</text:p>
          </table:table-cell>
          <table:table-cell office:value-type="string" table:style-name="ce145">
            <text:p>ทดสอบการเข้าสู่ระบบ เปลี่ยนภาษา และออกจากระบบ [บทบาท Public Relations Officer]</text:p>
          </table:table-cell>
          <table:table-cell office:value-type="float" office:value="15" table:style-name="ce146">
            <text:p>15</text:p>
          </table:table-cell>
          <table:table-cell office:value-type="float" office:value="15" table:style-name="ce146">
            <text:p>15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149"/>
          <table:table-cell table:style-name="ce79"/>
          <table:table-cell table:number-columns-repeated="6" table:style-name="ce1"/>
          <table:table-cell table:number-columns-repeated="16369" table:style-name="ce19"/>
        </table:table-row>
        <table:table-row table:style-name="ro44">
          <table:table-cell office:value-type="string" table:style-name="ce143">
            <text:p>test_educator.robot</text:p>
          </table:table-cell>
          <table:table-cell office:value-type="string" table:style-name="ce40">
            <text:p>การทดสอบเปลี่ยนภาษาและแสดงผล Navbar ของผู้ใช้งาน <text:s/>Role Educator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149"/>
          <table:table-cell table:style-name="ce79"/>
          <table:table-cell table:number-columns-repeated="6" table:style-name="ce1"/>
          <table:table-cell table:number-columns-repeated="16369" table:style-name="ce19"/>
        </table:table-row>
        <table:table-row table:style-name="ro44">
          <table:table-cell office:value-type="string" table:style-name="ce143">
            <text:p>SystemAdmin_test.robot</text:p>
          </table:table-cell>
          <table:table-cell office:value-type="string" table:style-name="ce40">
            <text:p>การทดสอบเปลี่ยนภาษาและแสดงผล Navbar ของผู้ใช้งาน <text:s/>Role Admin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149"/>
          <table:table-cell table:style-name="ce79"/>
          <table:table-cell table:number-columns-repeated="6" table:style-name="ce1"/>
          <table:table-cell table:number-columns-repeated="16369" table:style-name="ce19"/>
        </table:table-row>
        <table:table-row table:style-name="ro29">
          <table:table-cell office:value-type="string" table:number-columns-spanned="2" table:number-rows-spanned="1" table:style-name="ce148">
            <text:p>รวม</text:p>
          </table:table-cell>
          <table:covered-table-cell/>
          <table:table-cell office:value-type="float" office:value="111" table:formula="of:=SUM([.C232:.C242])" table:style-name="ce44">
            <text:p>111</text:p>
          </table:table-cell>
          <table:table-cell office:value-type="float" office:value="111" table:formula="of:=SUM([.D232:.D242])" table:style-name="ce44">
            <text:p>11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44"/>
          <table:table-cell table:number-columns-repeated="7" table:style-name="ce1"/>
          <table:table-cell table:number-columns-repeated="16369" table:style-name="ce19"/>
        </table:table-row>
        <table:table-row table:number-rows-repeated="391" table:style-name="ro11">
          <table:table-cell table:number-columns-repeated="16" table:style-name="ce1"/>
          <table:table-cell table:number-columns-repeated="16368"/>
        </table:table-row>
        <table:table-row table:number-rows-repeated="6" table:style-name="ro11">
          <table:table-cell table:number-columns-repeated="10" table:style-name="ce18"/>
          <table:table-cell table:number-columns-repeated="16374" table:style-name="ce19"/>
        </table:table-row>
        <table:table-row table:number-rows-repeated="306" table:style-name="ro11">
          <table:table-cell table:number-columns-repeated="10" table:style-name="ce18"/>
          <table:table-cell table:number-columns-repeated="16374"/>
        </table:table-row>
        <table:table-row table:style-name="ro11">
          <table:table-cell table:number-columns-repeated="2" table:style-name="ce18"/>
          <table:table-cell table:number-columns-repeated="2" table:style-name="ce19"/>
          <table:table-cell table:number-columns-repeated="6" table:style-name="ce18"/>
          <table:table-cell table:number-columns-repeated="16374"/>
        </table:table-row>
        <table:table-row table:number-rows-repeated="5" table:style-name="ro11">
          <table:table-cell table:style-name="ce18"/>
          <table:table-cell table:number-columns-repeated="6" table:style-name="ce19"/>
          <table:table-cell table:number-columns-repeated="3" table:style-name="ce18"/>
          <table:table-cell table:number-columns-repeated="16374"/>
        </table:table-row>
        <table:table-row table:number-rows-repeated="8" table:style-name="ro11">
          <table:table-cell table:number-columns-repeated="7" table:style-name="ce19"/>
          <table:table-cell table:number-columns-repeated="3" table:style-name="ce18"/>
          <table:table-cell table:number-columns-repeated="16374"/>
        </table:table-row>
        <table:table-row table:number-rows-repeated="32" table:style-name="ro11">
          <table:table-cell table:number-columns-repeated="7"/>
          <table:table-cell table:number-columns-repeated="3" table:style-name="ce18"/>
          <table:table-cell table:number-columns-repeated="16374"/>
        </table:table-row>
        <table:table-row table:number-rows-repeated="1047584" table:style-name="ro10">
          <table:table-cell table:number-columns-repeated="16384"/>
        </table:table-row>
      </table:table>
      <table:table table:name="Task_Estimation" table:style-name="ta2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10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16377" table:default-cell-style-name="ce9"/>
        <table:table-row table:style-name="ro49">
          <table:table-cell office:value-type="string" table:style-name="ce47">
            <text:p>Story ID</text:p>
          </table:table-cell>
          <table:table-cell office:value-type="string" table:style-name="ce47">
            <text:p>Task ID</text:p>
          </table:table-cell>
          <table:table-cell office:value-type="string" table:style-name="ce47">
            <text:p>Task name</text:p>
          </table:table-cell>
          <table:table-cell office:value-type="string" table:style-name="ce48">
            <text:p>Description</text:p>
          </table:table-cell>
          <table:table-cell office:value-type="string" table:style-name="ce49">
            <text:p>Estimate Effort (hrs.)</text:p>
          </table:table-cell>
          <table:table-cell office:value-type="string" table:style-name="ce50">
            <text:p>Committed at Sprint no.</text:p>
          </table:table-cell>
          <table:table-cell office:value-type="string" table:style-name="ce47">
            <text:p>Actual Time (hrs.)</text:p>
          </table:table-cell>
          <table:table-cell table:number-columns-repeated="16377" table:style-name="ce8"/>
        </table:table-row>
        <table:table-row table:style-name="ro50">
          <table:table-cell office:value-type="string" table:style-name="ce51">
            <text:p>S3</text:p>
          </table:table-cell>
          <table:table-cell office:value-type="float" office:value="1" table:style-name="ce52">
            <text:p>1</text:p>
          </table:table-cell>
          <table:table-cell office:value-type="string" table:style-name="ce73">
            <text:p>test Home page</text:p>
          </table:table-cell>
          <table:table-cell office:value-type="string" table:style-name="ce73">
            <text:p>ทดสอบการเปลี่ยนภาษาหน้าหลัก กดดูการเปลี่ยนภาษาของรูปภาพ กราฟ แบนเนอร์ เปเปอร์</text:p>
          </table:table-cell>
          <table:table-cell office:value-type="float" office:value="4" table:style-name="ce53">
            <text:p>4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1">
            <text:p>4</text:p>
          </table:table-cell>
          <table:table-cell table:number-columns-repeated="16377"/>
        </table:table-row>
        <table:table-row table:style-name="ro50">
          <table:table-cell office:value-type="string" table:style-name="ce51">
            <text:p>S3</text:p>
          </table:table-cell>
          <table:table-cell office:value-type="float" office:value="2" table:style-name="ce52">
            <text:p>2</text:p>
          </table:table-cell>
          <table:table-cell office:value-type="string" table:style-name="ce73">
            <text:p>test Researchers Page เพิ่ม 3 test มี อาจารย์Arfat, นักศึกษาคนจีนป.โท, อาจารย์ปัญญาพล</text:p>
          </table:table-cell>
          <table:table-cell office:value-type="string" table:style-name="ce73">
            <text:p>ทดสอบการเปลี่ยนภาษาหน้าผู้วิจัย ให้แสดงคนเพิ่ม</text:p>
          </table:table-cell>
          <table:table-cell office:value-type="float" office:value="6" table:style-name="ce53">
            <text:p>6</text:p>
          </table:table-cell>
          <table:table-cell office:value-type="float" office:value="3" table:style-name="ce54">
            <text:p>3</text:p>
          </table:table-cell>
          <table:table-cell office:value-type="float" office:value="7" table:style-name="ce51">
            <text:p>7</text:p>
          </table:table-cell>
          <table:table-cell table:number-columns-repeated="16377"/>
        </table:table-row>
        <table:table-row table:style-name="ro49">
          <table:table-cell office:value-type="string" table:style-name="ce51">
            <text:p>S3</text:p>
          </table:table-cell>
          <table:table-cell office:value-type="float" office:value="3" table:style-name="ce52">
            <text:p>3</text:p>
          </table:table-cell>
          <table:table-cell office:value-type="string" table:style-name="ce73">
            <text:p>test Research_Detail Page อาจารย์ปัญญาพล</text:p>
          </table:table-cell>
          <table:table-cell office:value-type="string" table:style-name="ce73">
            <text:p>ทดสอบการเปลี่ยนภาษาหน้ารายละเอียดผู้วิจัย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4">
            <text:p>3</text:p>
          </table:table-cell>
          <table:table-cell office:value-type="float" office:value="8" table:style-name="ce51">
            <text:p>8</text:p>
          </table:table-cell>
          <table:table-cell table:number-columns-repeated="16377"/>
        </table:table-row>
        <table:table-row table:style-name="ro27">
          <table:table-cell office:value-type="string" table:style-name="ce51">
            <text:p>S3</text:p>
          </table:table-cell>
          <table:table-cell office:value-type="float" office:value="4" table:style-name="ce52">
            <text:p>4</text:p>
          </table:table-cell>
          <table:table-cell office:value-type="string" table:style-name="ce73">
            <text:p>test Reseacher Group page</text:p>
          </table:table-cell>
          <table:table-cell office:value-type="string" table:style-name="ce73">
            <text:p>ทดสอบการเปลี่ยนภาษาหน้ากลุ่มผู้วิจัย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4">
            <text:p>3</text:p>
          </table:table-cell>
          <table:table-cell office:value-type="float" office:value="1" table:style-name="ce51">
            <text:p>1</text:p>
          </table:table-cell>
          <table:table-cell table:number-columns-repeated="16377"/>
        </table:table-row>
        <table:table-row table:style-name="ro50">
          <table:table-cell office:value-type="string" table:style-name="ce51">
            <text:p>S3</text:p>
          </table:table-cell>
          <table:table-cell office:value-type="float" office:value="5" table:style-name="ce52">
            <text:p>5</text:p>
          </table:table-cell>
          <table:table-cell office:value-type="string" table:style-name="ce73">
            <text:p>test พี่ยศ มี api status, permission, user,role</text:p>
            <text:p>(role system admin)</text:p>
          </table:table-cell>
          <table:table-cell office:value-type="string" table:style-name="ce73">
            <text:p>ทดสอบการเปลี่ยนภาษาของบทบาท system admin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4">
            <text:p>3</text:p>
          </table:table-cell>
          <table:table-cell office:value-type="float" office:value="1" table:style-name="ce51">
            <text:p>1</text:p>
          </table:table-cell>
          <table:table-cell table:number-columns-repeated="16377"/>
        </table:table-row>
        <table:table-row table:style-name="ro50">
          <table:table-cell office:value-type="string" table:style-name="ce51">
            <text:p>S3</text:p>
          </table:table-cell>
          <table:table-cell office:value-type="float" office:value="6" table:style-name="ce52">
            <text:p>6</text:p>
          </table:table-cell>
          <table:table-cell office:value-type="string" table:style-name="ce73">
            <text:p>test พี่หม่อม ดู program กับ department (role educator)</text:p>
          </table:table-cell>
          <table:table-cell office:value-type="string" table:style-name="ce73">
            <text:p>ทดสอบการเปลี่ยนภาษาของบทบาท educator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4">
            <text:p>3</text:p>
          </table:table-cell>
          <table:table-cell office:value-type="float" office:value="3" table:style-name="ce51">
            <text:p>3</text:p>
          </table:table-cell>
          <table:table-cell table:number-columns-repeated="16377"/>
        </table:table-row>
        <table:table-row table:style-name="ro49">
          <table:table-cell office:value-type="string" table:style-name="ce51">
            <text:p>S3</text:p>
          </table:table-cell>
          <table:table-cell office:value-type="float" office:value="7" table:style-name="ce52">
            <text:p>7</text:p>
          </table:table-cell>
          <table:table-cell office:value-type="string" table:style-name="ce73">
            <text:p>test พี่เล็ก มี hightlight (role press agent)</text:p>
          </table:table-cell>
          <table:table-cell office:value-type="string" table:style-name="ce73">
            <text:p>ทดสอบการเปลี่ยนภาษาของบทบาท press agent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4">
            <text:p>3</text:p>
          </table:table-cell>
          <table:table-cell office:value-type="float" office:value="1" table:style-name="ce51">
            <text:p>1</text:p>
          </table:table-cell>
          <table:table-cell table:number-columns-repeated="16377"/>
        </table:table-row>
        <table:table-row table:style-name="ro51">
          <table:table-cell office:value-type="string" table:style-name="ce51">
            <text:p>S3</text:p>
          </table:table-cell>
          <table:table-cell office:value-type="float" office:value="8" table:style-name="ce52">
            <text:p>8</text:p>
          </table:table-cell>
          <table:table-cell office:value-type="string" table:style-name="ce73">
            <text:p>test อาจารย์ปัญญาพล มี apply research assistant, user profile, publication (role teacher)</text:p>
          </table:table-cell>
          <table:table-cell office:value-type="string" table:style-name="ce73">
            <text:p>ทดสอบการเปลี่ยนภาษาของบทบาท teacher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4">
            <text:p>3</text:p>
          </table:table-cell>
          <table:table-cell office:value-type="float" office:value="3" table:style-name="ce51">
            <text:p>3</text:p>
          </table:table-cell>
          <table:table-cell table:number-columns-repeated="16377"/>
        </table:table-row>
        <table:table-row table:style-name="ro50">
          <table:table-cell office:value-type="string" table:style-name="ce51">
            <text:p>S3</text:p>
          </table:table-cell>
          <table:table-cell office:value-type="float" office:value="9" table:style-name="ce52">
            <text:p>9</text:p>
          </table:table-cell>
          <table:table-cell office:value-type="string" table:style-name="ce73">
            <text:p>test อาจารย์ปัญญาพล มี apply research assistant, user profile, publication headproject)</text:p>
          </table:table-cell>
          <table:table-cell office:value-type="string" table:style-name="ce73">
            <text:p>ทดสอบการเปลี่ยนภาษาของบทบาท headproject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4">
            <text:p>3</text:p>
          </table:table-cell>
          <table:table-cell office:value-type="float" office:value="1" table:style-name="ce51">
            <text:p>1</text:p>
          </table:table-cell>
          <table:table-cell table:number-columns-repeated="16377"/>
        </table:table-row>
        <table:table-row table:style-name="ro51">
          <table:table-cell office:value-type="string" table:style-name="ce51">
            <text:p>S3</text:p>
          </table:table-cell>
          <table:table-cell office:value-type="float" office:value="10" table:style-name="ce52">
            <text:p>10</text:p>
          </table:table-cell>
          <table:table-cell office:value-type="string" table:style-name="ce73">
            <text:p>test นักศึกษาคนจีนป.โท คนเดียวกับหน้า reseacher มี paper, reseach project, research group, publication(role student)</text:p>
          </table:table-cell>
          <table:table-cell office:value-type="string" table:style-name="ce73">
            <text:p>ทดสอบการเปลี่ยนภาษาของบทบาท student</text:p>
          </table:table-cell>
          <table:table-cell office:value-type="float" office:value="2" table:style-name="ce53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3" table:style-name="ce51">
            <text:p>3</text:p>
          </table:table-cell>
          <table:table-cell table:number-columns-repeated="16377"/>
        </table:table-row>
        <table:table-row table:style-name="ro50">
          <table:table-cell office:value-type="string" table:style-name="ce51">
            <text:p>S3</text:p>
          </table:table-cell>
          <table:table-cell office:value-type="float" office:value="11" table:style-name="ce52">
            <text:p>11</text:p>
          </table:table-cell>
          <table:table-cell office:value-type="string" table:style-name="ce73">
            <text:p>เพิ่มอาจารย์Arfat, เพิ่มนักศึกษาจีน, เพิ่มเจ้าหน้าที่<text:s/></text:p>
          </table:table-cell>
          <table:table-cell office:value-type="string" table:style-name="ce73">
            <text:p>เพิ่มอาจารย์Arfat, เพิ่มนักศึกษาจีน เจ้าหน้าที่ ลงในฐานข้อมูล</text:p>
          </table:table-cell>
          <table:table-cell office:value-type="float" office:value="8" table:style-name="ce53">
            <text:p>8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1">
            <text:p>4</text:p>
          </table:table-cell>
          <table:table-cell table:number-columns-repeated="16377"/>
        </table:table-row>
        <table:table-row table:style-name="ro50">
          <table:table-cell office:value-type="string" table:style-name="ce51">
            <text:p>S3</text:p>
          </table:table-cell>
          <table:table-cell office:value-type="float" office:value="12" table:style-name="ce52">
            <text:p>12</text:p>
          </table:table-cell>
          <table:table-cell office:value-type="string" table:style-name="ce73">
            <text:p>แก้ไข search expertise ได้ท้ังภาษาจีนและภาษาไทย และ search ชื่อ จีนได้</text:p>
          </table:table-cell>
          <table:table-cell office:value-type="string" table:style-name="ce73">
            <text:p>แก้ไขเพิ่มให้สามารถค้นหาชื่อผู้วิจัย ความเชี่ยวชาญ เป็นภาษาจีนได้</text:p>
          </table:table-cell>
          <table:table-cell office:value-type="float" office:value="2" table:style-name="ce53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3" table:style-name="ce51">
            <text:p>3</text:p>
          </table:table-cell>
          <table:table-cell table:number-columns-repeated="16377"/>
        </table:table-row>
        <table:table-row table:style-name="ro50">
          <table:table-cell table:style-name="ce51"/>
          <table:table-cell office:value-type="float" office:value="13" table:style-name="ce52">
            <text:p>13</text:p>
          </table:table-cell>
          <table:table-cell office:value-type="string" table:style-name="ce73">
            <text:p>รวม test CASE</text:p>
            <text:p>และตรวจสอบความถูกต้อง</text:p>
          </table:table-cell>
          <table:table-cell office:value-type="string" table:style-name="ce73">
            <text:p>ตรวจสอบ รวมรวบ test case ของทุกคนว่าครบถ้วน ถูกต้อง สมบูรณ์ สามารถทำงานได้จริง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4">
            <text:p>3</text:p>
          </table:table-cell>
          <table:table-cell office:value-type="float" office:value="1" table:style-name="ce51">
            <text:p>1</text:p>
          </table:table-cell>
          <table:table-cell table:number-columns-repeated="16377"/>
        </table:table-row>
        <table:table-row table:style-name="ro49">
          <table:table-cell office:value-type="string" table:style-name="ce51">
            <text:p>S3</text:p>
          </table:table-cell>
          <table:table-cell office:value-type="float" office:value="14" table:style-name="ce52">
            <text:p>14</text:p>
          </table:table-cell>
          <table:table-cell office:value-type="string" table:style-name="ce73">
            <text:p>fix bug Add new User</text:p>
          </table:table-cell>
          <table:table-cell office:value-type="string" table:style-name="ce73">
            <text:p>แก้ไขบัค ที่ผู้ใช้ใหม่ไม่สามารถล็อคอินเข้าระบบได้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4">
            <text:p>3</text:p>
          </table:table-cell>
          <table:table-cell office:value-type="float" office:value="2" table:style-name="ce51">
            <text:p>2</text:p>
          </table:table-cell>
          <table:table-cell table:number-columns-repeated="16377"/>
        </table:table-row>
        <table:table-row table:style-name="ro49">
          <table:table-cell table:number-columns-repeated="3" table:style-name="ce55"/>
          <table:table-cell office:value-type="string" table:style-name="ce56">
            <text:p>Total Efforts (hrs.) :</text:p>
          </table:table-cell>
          <table:table-cell office:value-type="float" office:value="31" table:formula="of:=SUM([.E2:.E15])" table:style-name="ce57">
            <text:p>31</text:p>
          </table:table-cell>
          <table:table-cell table:style-name="ce55"/>
          <table:table-cell office:value-type="float" office:value="42" table:formula="of:=SUM([.G2:.G15])" table:style-name="ce57">
            <text:p>42</text:p>
          </table:table-cell>
          <table:table-cell table:number-columns-repeated="16377"/>
        </table:table-row>
        <table:table-row table:number-rows-repeated="992" table:style-name="ro49">
          <table:table-cell table:number-columns-repeated="16384"/>
        </table:table-row>
        <table:table-row table:number-rows-repeated="1047568" table:style-name="ro10">
          <table:table-cell table:number-columns-repeated="16384"/>
        </table:table-row>
      </table:table>
      <table:table table:name="Change_Log" table:style-name="ta2">
        <table:table-column table:style-name="co19" table:default-cell-style-name="ce13"/>
        <table:table-column table:style-name="co20" table:default-cell-style-name="ce13"/>
        <table:table-column table:style-name="co21" table:number-columns-repeated="24" table:default-cell-style-name="ce13"/>
        <table:table-column table:style-name="co10" table:number-columns-repeated="16358" table:default-cell-style-name="ce13"/>
        <table:table-row table:style-name="ro52">
          <table:table-cell office:value-type="string" table:style-name="ce14">
            <text:p>### Change Log Sprint 3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**Product Backlog Item:** As a user, I want to switch language at all time.</text:p>
          </table:table-cell>
          <table:table-cell table:number-columns-repeated="16383"/>
        </table:table-row>
        <table:table-row table:style-name="ro52">
          <table:table-cell table:number-columns-repeated="16384" table:style-name="ce13"/>
        </table:table-row>
        <table:table-row table:style-name="ro52">
          <table:table-cell office:value-type="string" table:style-name="ce14">
            <text:p>### [11 มีนาคม 2025]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**เพิ่มข้อมูลลงในฐานข้อมูล:**</text:p>
          </table:table-cell>
          <table:table-cell table:number-columns-repeated="16383"/>
        </table:table-row>
        <table:table-row table:style-name="ro52">
          <table:table-cell office:value-type="string" table:style-name="ce12">
            <text:p>1. พี่ยศ นันทสิทธิ์ บางใบ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3"/>บทบาท : System Administrator email : nantas@kku.ac.th<text:s/></text:p>
          </table:table-cell>
          <table:table-cell table:number-columns-repeated="16383"/>
        </table:table-row>
        <table:table-row table:style-name="ro52">
          <table:table-cell office:value-type="string" table:style-name="ce12">
            <text:p>2. พี่หม่อม โรจนวรรณ หาดี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3"/>บทบาท : Educator email : rojanha@kku.ac.th<text:s/></text:p>
          </table:table-cell>
          <table:table-cell table:number-columns-repeated="16383"/>
        </table:table-row>
        <table:table-row table:style-name="ro52">
          <table:table-cell office:value-type="string" table:style-name="ce12">
            <text:p>3. พี่เล็ก ธารวิภา เหล่าชัย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3"/>บทบาท : Press Agent email : thanlao@kku.ac.th<text:s/></text:p>
          </table:table-cell>
          <table:table-cell table:number-columns-repeated="16383"/>
        </table:table-row>
        <table:table-row table:style-name="ro52">
          <table:table-cell office:value-type="string" table:style-name="ce12">
            <text:p>4. Arfat Ahmad Khan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3"/>บทบาท : Teacher ที่เป็นต่างชาติ email : arfatkhan@kku.ac.th<text:s/></text:p>
          </table:table-cell>
          <table:table-cell table:number-columns-repeated="16383"/>
        </table:table-row>
        <table:table-row table:style-name="ro52">
          <table:table-cell office:value-type="string" table:style-name="ce12">
            <text:p>5. Fan Bingbing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3"/>บทบาท : นศ.จีน email : fanbing@kkumail.com<text:s/></text:p>
          </table:table-cell>
          <table:table-cell table:number-columns-repeated="16383"/>
        </table:table-row>
        <table:table-row table:style-name="ro52">
          <table:table-cell office:value-type="string" table:style-name="ce12">
            <text:p>6. ปัญญาพล หอระตะ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3"/>บทบาท : อาจารย์ + หัวหน้าโครงการ email : punhor1@kku.ac.th<text:s/>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3"/>รหัสผ่าน : 123456789 ทุก User</text:p>
          </table:table-cell>
          <table:table-cell table:number-columns-repeated="16383"/>
        </table:table-row>
        <table:table-row table:style-name="ro53">
          <table:table-cell office:value-type="string" table:style-name="ce66">
            <text:p><text:s text:c="3"/>7. เพิ่ม column ในตาราง programs -&gt; -- เพิ่มคอลัมน์ program_name_zh</text:p>
            <text:p><text:s text:c="4"/>- อัปเดตค่า program_name_zh ตาม program_name_en</text:p>
          </table:table-cell>
          <table:table-cell table:number-columns-repeated="16383"/>
        </table:table-row>
        <table:table-row table:style-name="ro53">
          <table:table-cell office:value-type="string" table:style-name="ce66">
            <text:p><text:s text:c="3"/>8. เพิ่ม column ในตาราง degrees -&gt; -- เพิ่มคอลัมน์ degree_name_zh</text:p>
            <text:p><text:s text:c="4"/>- อัปเดตค่า degree_name_zh ตาม degree_name_en</text:p>
          </table:table-cell>
          <table:table-cell table:number-columns-repeated="16383"/>
        </table:table-row>
        <table:table-row table:style-name="ro53">
          <table:table-cell office:value-type="string" table:style-name="ce66">
            <text:p><text:s text:c="3"/>9. เพิ่ม column ในตาราง departments -&gt; -- เพิ่มคอลัมน์ department_name_zh</text:p>
            <text:p><text:s text:c="4"/>- อัปเดตค่า department_name_zh ตาม department_name_en</text:p>
          </table:table-cell>
          <table:table-cell table:number-columns-repeated="16383"/>
        </table:table-row>
        <table:table-row table:style-name="ro10">
          <table:table-cell table:style-name="ce66"/>
          <table:table-cell table:number-columns-repeated="16383"/>
        </table:table-row>
        <table:table-row table:style-name="ro52">
          <table:table-cell office:value-type="string" table:style-name="ce13">
            <text:p><text:s/>**แก้ไข Controller:**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4"/>เพิ่ม **Search** ใน Controller เพื่อสามารถค้นหาชื่อผู้วิจัย ได้ 3 ภาษา และค้นหาความเชี่ยวชาญได้ 3 ภาษา มีความเสถียรและการทำงานที่ถูกต้อง</text:p>
          </table:table-cell>
          <table:table-cell table:number-columns-repeated="16383"/>
        </table:table-row>
        <table:table-row table:style-name="ro52">
          <table:table-cell table:number-columns-repeated="16384" table:style-name="ce13"/>
        </table:table-row>
        <table:table-row table:style-name="ro52">
          <table:table-cell office:value-type="string" table:style-name="ce13">
            <text:p><text:s/>**ปรับปรุงการเข้าถึงและความปลอดภัย:**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2"/>แก้ไข **สิทธิการเข้าถึงของ Staff แต่ละคนตามบทบาท ** เพื่อให้การจัดการเนื้อหามีความปลอดภัยและควบคุมได้อย่างเหมาะสม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2"/>แก้ไข **สิทธิการเข้าถึงของ Master Student ** เพิ่มสิทธิ์ <text:s/>projects-list และ <text:s/>groups-list <text:s/>เพื่อให้การจัดการเนื้อหามีความปลอดภัยและควบคุมได้อย่างเหมาะสม</text:p>
          </table:table-cell>
          <table:table-cell table:number-columns-repeated="16383"/>
        </table:table-row>
        <table:table-row table:style-name="ro52">
          <table:table-cell table:number-columns-repeated="16384" table:style-name="ce13"/>
        </table:table-row>
        <table:table-row table:style-name="ro52">
          <table:table-cell office:value-type="string" table:style-name="ce13">
            <text:p><text:s/>**จัดทำคู่มือการใช้งาน (User Manual):**</text:p>
          </table:table-cell>
          <table:table-cell table:number-columns-repeated="16383"/>
        </table:table-row>
        <table:table-row table:style-name="ro52">
          <table:table-cell office:value-type="string" table:style-name="ce13">
            <text:p><text:s text:c="4"/>จัดทำ **User Manual** เพื่อช่วยให้สามารถใช้งานการแปลภาษาได้อย่างมีประสิทธิภาพและถูกต้อง</text:p>
          </table:table-cell>
          <table:table-cell table:number-columns-repeated="16383"/>
        </table:table-row>
        <table:table-row table:style-name="ro52">
          <table:table-cell table:number-columns-repeated="16384" table:style-name="ce13"/>
        </table:table-row>
        <table:table-row table:number-rows-repeated="32" table:style-name="ro52">
          <table:table-cell table:number-columns-repeated="16384"/>
        </table:table-row>
        <table:table-row table:style-name="ro52">
          <table:table-cell office:value-type="string" table:style-name="ce13">
            <text:p>---</text:p>
          </table:table-cell>
          <table:table-cell table:number-columns-repeated="16383"/>
        </table:table-row>
        <table:table-row table:number-rows-repeated="11" table:style-name="ro52">
          <table:table-cell table:number-columns-repeated="16384" table:style-name="ce13"/>
        </table:table-row>
        <table:table-row table:style-name="ro52">
          <table:table-cell table:style-name="ce11"/>
          <table:table-cell table:number-columns-repeated="16383"/>
        </table:table-row>
        <table:table-row table:style-name="ro52">
          <table:table-cell table:style-name="ce12"/>
          <table:table-cell table:number-columns-repeated="16383"/>
        </table:table-row>
        <table:table-row table:style-name="ro52">
          <table:table-cell table:number-columns-repeated="16384" table:style-name="ce13"/>
        </table:table-row>
        <table:table-row table:style-name="ro52">
          <table:table-cell table:style-name="ce12"/>
          <table:table-cell table:number-columns-repeated="16383"/>
        </table:table-row>
        <table:table-row table:style-name="ro52">
          <table:table-cell table:number-columns-repeated="16384" table:style-name="ce13"/>
        </table:table-row>
        <table:table-row table:style-name="ro52">
          <table:table-cell table:style-name="ce12"/>
          <table:table-cell table:number-columns-repeated="16383"/>
        </table:table-row>
        <table:table-row table:style-name="ro52">
          <table:table-cell table:number-columns-repeated="16384" table:style-name="ce13"/>
        </table:table-row>
        <table:table-row table:style-name="ro52">
          <table:table-cell table:style-name="ce12"/>
          <table:table-cell table:number-columns-repeated="16383"/>
        </table:table-row>
        <table:table-row table:style-name="ro52">
          <table:table-cell table:number-columns-repeated="16384" table:style-name="ce13"/>
        </table:table-row>
        <table:table-row table:style-name="ro52">
          <table:table-cell table:style-name="ce12"/>
          <table:table-cell table:number-columns-repeated="16383"/>
        </table:table-row>
        <table:table-row table:style-name="ro52">
          <table:table-cell table:number-columns-repeated="16384" table:style-name="ce13"/>
        </table:table-row>
        <table:table-row table:style-name="ro52">
          <table:table-cell table:style-name="ce12"/>
          <table:table-cell table:number-columns-repeated="16383"/>
        </table:table-row>
        <table:table-row table:number-rows-repeated="8" table:style-name="ro52">
          <table:table-cell table:number-columns-repeated="16384" table:style-name="ce13"/>
        </table:table-row>
        <table:table-row table:number-rows-repeated="900" table:style-name="ro52">
          <table:table-cell table:number-columns-repeated="16384"/>
        </table:table-row>
        <table:table-row table:number-rows-repeated="1047580" table:style-name="ro10">
          <table:table-cell table:number-columns-repeated="16384"/>
        </table:table-row>
      </table:table>
      <table:table table:name="Capacity" table:style-name="ta2"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8" table:number-columns-repeated="16381" table:default-cell-style-name="ce4"/>
        <table:table-row table:style-name="ro54">
          <table:table-cell office:value-type="string" table:style-name="ce2">
            <text:p>รายชื่อสมาชิก</text:p>
          </table:table-cell>
          <table:table-cell office:value-type="string" table:style-name="ce3">
            <text:p>รหัสนักศึกษา</text:p>
          </table:table-cell>
          <table:table-cell office:value-type="string" table:style-name="ce2">
            <text:p>จำนวนชม.ที่สามารถทำงานได้ใน Sprint</text:p>
          </table:table-cell>
          <table:table-cell table:number-columns-repeated="16381"/>
        </table:table-row>
        <table:table-row table:style-name="ro55">
          <table:table-cell office:value-type="string" table:style-name="ce5">
            <text:p>นางสาวชญาณิศ ธานี</text:p>
          </table:table-cell>
          <table:table-cell office:value-type="string" table:style-name="ce5">
            <text:p>633021124-4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55">
          <table:table-cell office:value-type="string" table:style-name="ce5">
            <text:p>นายธราดล วิชัย</text:p>
          </table:table-cell>
          <table:table-cell office:value-type="string" table:style-name="ce5">
            <text:p>653380019-1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55">
          <table:table-cell office:value-type="string" table:style-name="ce5">
            <text:p>นายวสิษฐ์พล พันชนกกุล</text:p>
          </table:table-cell>
          <table:table-cell office:value-type="string" table:style-name="ce5">
            <text:p>653380023-0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55">
          <table:table-cell office:value-type="string" table:style-name="ce5">
            <text:p>นางสาวสิริวมล แก้วคุ้ม</text:p>
          </table:table-cell>
          <table:table-cell office:value-type="string" table:style-name="ce5">
            <text:p>653380155-3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55">
          <table:table-cell office:value-type="string" table:style-name="ce6">
            <text:p>นายธีระภัทร สีทา</text:p>
          </table:table-cell>
          <table:table-cell office:value-type="string" table:style-name="ce6">
            <text:p>653380269-8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55">
          <table:table-cell office:value-type="string" table:style-name="ce5">
            <text:p>นางสาวพัทธ์ธีรา ธีระรุจินนท์</text:p>
          </table:table-cell>
          <table:table-cell office:value-type="string" table:style-name="ce5">
            <text:p>653380275-3</text:p>
          </table:table-cell>
          <table:table-cell office:value-type="float" office:value="10" table:style-name="ce5">
            <text:p>10</text:p>
          </table:table-cell>
          <table:table-cell table:number-columns-repeated="16381"/>
        </table:table-row>
        <table:table-row table:style-name="ro55">
          <table:table-cell office:value-type="string" table:style-name="ce7">
            <text:p>นายพิชญ์พงศ์ สนทอง</text:p>
          </table:table-cell>
          <table:table-cell office:value-type="string" table:style-name="ce7">
            <text:p>653380276-1</text:p>
          </table:table-cell>
          <table:table-cell office:value-type="float" office:value="10" table:style-name="ce5">
            <text:p>10</text:p>
          </table:table-cell>
          <table:table-cell table:number-columns-repeated="16381"/>
        </table:table-row>
        <table:table-row table:style-name="ro55">
          <table:table-cell office:value-type="string" table:style-name="ce5">
            <text:p>นายสุรภูมิ มณีราชกิจ</text:p>
          </table:table-cell>
          <table:table-cell office:value-type="string" table:style-name="ce5">
            <text:p>653380283-4</text:p>
          </table:table-cell>
          <table:table-cell office:value-type="float" office:value="10" table:style-name="ce5">
            <text:p>10</text:p>
          </table:table-cell>
          <table:table-cell table:number-columns-repeated="16381"/>
        </table:table-row>
        <table:table-row table:style-name="ro55">
          <table:table-cell office:value-type="string" table:number-columns-spanned="2" table:number-rows-spanned="1" table:style-name="ce179">
            <text:p>จำนวนชั่วโมงรวม =</text:p>
          </table:table-cell>
          <table:covered-table-cell/>
          <table:table-cell office:value-type="float" office:value="96" table:formula="of:=SUM([.C2:.C9])" table:style-name="ce5">
            <text:p>96</text:p>
          </table:table-cell>
          <table:table-cell table:number-columns-repeated="16381"/>
        </table:table-row>
        <table:table-row table:number-rows-repeated="6" table:style-name="ro55">
          <table:table-cell table:number-columns-repeated="16384" table:style-name="ce4"/>
        </table:table-row>
        <table:table-row table:number-rows-repeated="984" table:style-name="ro55">
          <table:table-cell table:number-columns-repeated="16384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H SarabunPSK" svg:font-family="&quot;TH SarabunPSK&quot;"/>
    <style:font-face style:name="THSarabunNew" svg:font-family="THSarabunNew"/>
    <style:font-face style:name="Cordia New" svg:font-family="&quot;Cordia New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User</meta:initial-creator>
    <dc:creator/>
    <meta:creation-date>2025-03-11T09:03:13Z</meta:creation-date>
    <dc:date>2025-03-11T17:37:35Z</dc:date>
    <meta:user-defined meta:name="ContentTypeId">0x0101004D1DEA59E623714CBC3D78478F570230</meta:user-defined>
  </office:meta>
</office:document-meta>
</file>